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Monospace1" svg:font-family="Monospace" style:font-family-generic="roman"/>
    <style:font-face style:name="Courier New1" svg:font-family="'Courier New'" style:font-family-generic="modern" style:font-pitch="fixed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fo:font-size="12pt" style:font-size-asian="12pt" style:font-size-complex="12pt"/>
    </style:style>
    <style:style style:name="P3" style:family="paragraph" style:parent-style-name="Standard">
      <style:paragraph-properties fo:margin-left="0cm" fo:margin-right="0cm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4" style:family="paragraph" style:parent-style-name="Standard">
      <style:paragraph-properties fo:margin-left="0cm" fo:margin-right="0cm" fo:margin-top="0.212cm" fo:margin-bottom="0.423cm" style:contextual-spacing="false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5" style:family="paragraph" style:parent-style-name="Standard">
      <style:paragraph-properties fo:margin-left="0cm" fo:margin-right="0cm" fo:margin-top="0.212cm" fo:margin-bottom="0.423cm" style:contextual-spacing="false" fo:text-indent="0.951cm" style:auto-text-indent="false">
        <style:tab-stops>
          <style:tab-stop style:position="2.223cm"/>
        </style:tab-stops>
      </style:paragraph-properties>
    </style:style>
    <style:style style:name="P6" style:family="paragraph" style:parent-style-name="Standard">
      <style:paragraph-properties fo:margin-top="0.212cm" fo:margin-bottom="0.423cm" style:contextual-spacing="false">
        <style:tab-stops>
          <style:tab-stop style:position="2.223cm"/>
        </style:tab-stops>
      </style:paragraph-properties>
    </style:style>
    <style:style style:name="P7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</style:style>
    <style:style style:name="P8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  <style:text-properties fo:language="ru" fo:country="RU" officeooo:rsid="001be683" officeooo:paragraph-rsid="001be683"/>
    </style:style>
    <style:style style:name="P9" style:family="paragraph" style:parent-style-name="Standard">
      <style:paragraph-properties fo:margin-left="2.54cm" fo:margin-right="0cm" fo:line-height="150%" fo:text-indent="0cm" style:auto-text-indent="false">
        <style:tab-stops>
          <style:tab-stop style:position="2.223cm"/>
        </style:tab-stops>
      </style:paragraph-properties>
    </style:style>
    <style:style style:name="P10" style:family="paragraph" style:parent-style-name="Обычный_20__28_веб_29_">
      <style:paragraph-properties fo:margin-top="0cm" fo:margin-bottom="0cm" style:contextual-spacing="false" fo:text-align="center" style:justify-single-word="false"/>
      <style:text-properties fo:text-transform="uppercase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justify" style:justify-single-word="false" fo:text-indent="-0.026cm" style:auto-text-indent="false">
        <style:tab-stops/>
      </style:paragraph-properties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1fbd3" officeooo:paragraph-rsid="0021fbd3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officeooo:paragraph-rsid="00202156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style:font-name="Courier New1" fo:font-size="8pt" fo:language="ru" fo:country="RU" officeooo:rsid="0026ac7a" officeooo:paragraph-rsid="0026ac7a" style:font-size-asian="8pt" style:font-size-complex="8pt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fo:text-transform="uppercase" fo:font-size="12pt" style:font-size-asian="12pt" style:font-size-complex="12pt"/>
    </style:style>
    <style:style style:name="P16" style:family="paragraph" style:parent-style-name="Standard">
      <style:text-properties fo:font-size="8pt" officeooo:paragraph-rsid="0033c67a" style:font-size-asian="8pt" style:font-size-complex="8pt"/>
    </style:style>
    <style:style style:name="P17" style:family="paragraph" style:parent-style-name="Standard">
      <style:text-properties fo:font-size="8pt" officeooo:paragraph-rsid="0033c67a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fo:font-size="8pt" style:font-size-asian="8pt" style:font-size-complex="8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fo:font-size="8pt" style:font-size-asian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style:font-size-asian="8pt" style:font-size-complex="8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/>
    </style:style>
    <style:style style:name="P23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90782" officeooo:paragraph-rsid="0033c67a"/>
    </style:style>
    <style:style style:name="P24" style:family="paragraph" style:parent-style-name="Text_20_body" style:list-style-name="L1">
      <style:paragraph-properties fo:text-align="justify" style:justify-single-word="false" style:text-autospace="none"/>
      <style:text-properties fo:language="ru" fo:country="RU" officeooo:rsid="00202156" officeooo:paragraph-rsid="0031efe7"/>
    </style:style>
    <style:style style:name="P25" style:family="paragraph" style:parent-style-name="Text_20_body" style:list-style-name="L1">
      <style:paragraph-properties fo:text-align="justify" style:justify-single-word="false" style:text-autospace="none"/>
      <style:text-properties fo:language="ru" fo:country="RU" officeooo:rsid="00202156" officeooo:paragraph-rsid="0033c67a"/>
    </style:style>
    <style:style style:name="P26" style:family="paragraph" style:parent-style-name="Text_20_body">
      <style:paragraph-properties fo:text-align="justify" style:justify-single-word="false" style:text-autospace="none"/>
      <style:text-properties fo:language="ru" fo:country="RU" officeooo:rsid="00202156" officeooo:paragraph-rsid="0033c67a"/>
    </style:style>
    <style:style style:name="P27" style:family="paragraph" style:parent-style-name="Text_20_body">
      <style:text-properties officeooo:paragraph-rsid="0033c67a"/>
    </style:style>
    <style:style style:name="T1" style:family="text">
      <style:text-properties fo:language="en" fo:country="US" officeooo:rsid="002cb203"/>
    </style:style>
    <style:style style:name="T2" style:family="text">
      <style:text-properties fo:language="ru" fo:country="RU" officeooo:rsid="00202156"/>
    </style:style>
    <style:style style:name="T3" style:family="text">
      <style:text-properties fo:language="ru" fo:country="RU" officeooo:rsid="002fa50a"/>
    </style:style>
    <style:style style:name="T4" style:family="text">
      <style:text-properties fo:language="ru" fo:country="RU" officeooo:rsid="0030b214"/>
    </style:style>
    <style:style style:name="T5" style:family="text">
      <style:text-properties fo:color="#000000" fo:language="ru" fo:country="RU" officeooo:rsid="00202156"/>
    </style:style>
    <style:style style:name="T6" style:family="text">
      <style:text-properties fo:color="#000000" style:font-name="Monospace1"/>
    </style:style>
    <style:style style:name="T7" style:family="text">
      <style:text-properties fo:color="#000000" style:font-name="Monospace1" fo:font-size="10pt" style:font-size-asian="10pt"/>
    </style:style>
    <style:style style:name="T8" style:family="text">
      <style:text-properties fo:color="#000000" style:font-name="Monospace1" fo:font-size="10pt" fo:font-style="italic" style:font-size-asian="10pt" style:font-style-asian="italic"/>
    </style:style>
    <style:style style:name="T9" style:family="text">
      <style:text-properties fo:color="#000000" style:font-name="Monospace1" fo:font-style="italic" style:font-style-asian="italic"/>
    </style:style>
    <style:style style:name="T10" style:family="text">
      <style:text-properties fo:color="#000000" style:font-name="Monospace1" fo:font-style="italic" style:font-size-asian="10pt" style:font-style-asian="italic"/>
    </style:style>
    <style:style style:name="T11" style:family="text">
      <style:text-properties fo:color="#000000" style:font-name="Monospace1" style:font-size-asian="10pt"/>
    </style:style>
    <style:style style:name="T12" style:family="text">
      <style:text-properties fo:color="#000000" style:font-name="Monospace1" fo:font-size="8pt" style:font-size-asian="10pt"/>
    </style:style>
    <style:style style:name="T13" style:family="text">
      <style:text-properties officeooo:rsid="0023e6d9"/>
    </style:style>
    <style:style style:name="T14" style:family="text">
      <style:text-properties officeooo:rsid="0030f1ff"/>
    </style:style>
    <style:style style:name="T15" style:family="text">
      <style:text-properties officeooo:rsid="0031efe7"/>
    </style:style>
    <style:style style:name="T16" style:family="text">
      <style:text-properties officeooo:rsid="0033c67a"/>
    </style:style>
    <style:style style:name="T17" style:family="text">
      <style:text-properties fo:color="#7f0055" style:font-name="Monospace1" fo:font-size="10pt" fo:font-weight="bold" style:font-size-asian="10pt" style:font-weight-asian="bold"/>
    </style:style>
    <style:style style:name="T18" style:family="text">
      <style:text-properties fo:color="#7f0055" style:font-name="Monospace1" fo:font-size="10pt" fo:font-weight="bold" officeooo:rsid="0033c67a" style:font-size-asian="10pt" style:font-weight-asian="bold"/>
    </style:style>
    <style:style style:name="T19" style:family="text">
      <style:text-properties fo:color="#7f0055" style:font-name="Monospace1" fo:font-weight="bold" style:font-weight-asian="bold"/>
    </style:style>
    <style:style style:name="T20" style:family="text">
      <style:text-properties fo:color="#7f0055" style:font-name="Monospace1" fo:font-weight="bold" officeooo:rsid="0033c67a" style:font-weight-asian="bold"/>
    </style:style>
    <style:style style:name="T21" style:family="text">
      <style:text-properties fo:color="#7f0055" style:font-name="Monospace1" fo:font-weight="bold" style:font-size-asian="10pt" style:font-weight-asian="bold"/>
    </style:style>
    <style:style style:name="T22" style:family="text">
      <style:text-properties fo:color="#7f0055" style:font-name="Monospace1" fo:font-weight="bold" officeooo:rsid="0033c67a" style:font-size-asian="10pt" style:font-weight-asian="bold"/>
    </style:style>
    <style:style style:name="T23" style:family="text">
      <style:text-properties fo:color="#0000c0" style:font-name="Monospace1"/>
    </style:style>
    <style:style style:name="T24" style:family="text">
      <style:text-properties fo:color="#0000c0" style:font-name="Monospace1" fo:font-size="10pt" style:font-size-asian="10pt"/>
    </style:style>
    <style:style style:name="T25" style:family="text">
      <style:text-properties fo:color="#0000c0" style:font-name="Monospace1" fo:font-size="10pt" fo:font-style="italic" style:font-size-asian="10pt" style:font-style-asian="italic"/>
    </style:style>
    <style:style style:name="T26" style:family="text">
      <style:text-properties fo:color="#0000c0" style:font-name="Monospace1" fo:font-size="10pt" fo:background-color="#00ff00" style:font-size-asian="10pt"/>
    </style:style>
    <style:style style:name="T27" style:family="text">
      <style:text-properties fo:color="#0000c0" style:font-name="Monospace1" fo:font-size="10pt" fo:background-color="#ffff00" style:font-size-asian="10pt"/>
    </style:style>
    <style:style style:name="T28" style:family="text">
      <style:text-properties fo:color="#0000c0" style:font-name="Monospace1" fo:font-style="italic" style:font-style-asian="italic"/>
    </style:style>
    <style:style style:name="T29" style:family="text">
      <style:text-properties fo:color="#0000c0" style:font-name="Monospace1" fo:font-style="italic" style:font-size-asian="10pt" style:font-style-asian="italic"/>
    </style:style>
    <style:style style:name="T30" style:family="text">
      <style:text-properties fo:color="#0000c0" style:font-name="Monospace1" style:font-size-asian="10pt"/>
    </style:style>
    <style:style style:name="T31" style:family="text">
      <style:text-properties fo:color="#0000c0" style:font-name="Monospace1" fo:background-color="#00ff00" style:font-size-asian="10pt"/>
    </style:style>
    <style:style style:name="T32" style:family="text">
      <style:text-properties fo:color="#0000c0" style:font-name="Monospace1" fo:background-color="#ffff00" style:font-size-asian="10pt"/>
    </style:style>
    <style:style style:name="T33" style:family="text">
      <style:text-properties fo:color="#2a00ff" style:font-name="Monospace1"/>
    </style:style>
    <style:style style:name="T34" style:family="text">
      <style:text-properties fo:color="#2a00ff" style:font-name="Monospace1" fo:font-size="10pt" style:font-size-asian="10pt"/>
    </style:style>
    <style:style style:name="T35" style:family="text">
      <style:text-properties fo:color="#2a00ff" style:font-name="Monospace1" style:font-size-asian="10pt"/>
    </style:style>
    <style:style style:name="T36" style:family="text">
      <style:text-properties fo:color="#646464" style:font-name="Monospace1"/>
    </style:style>
    <style:style style:name="T37" style:family="text">
      <style:text-properties fo:color="#646464" style:font-name="Monospace1" fo:font-size="10pt" style:font-size-asian="10pt"/>
    </style:style>
    <style:style style:name="T38" style:family="text">
      <style:text-properties fo:color="#646464" style:font-name="Monospace1" style:font-size-asian="10pt"/>
    </style:style>
    <style:style style:name="T39" style:family="text">
      <style:text-properties fo:color="#3f7f5f" style:font-name="Monospace1"/>
    </style:style>
    <style:style style:name="T40" style:family="text">
      <style:text-properties fo:color="#3f7f5f" style:font-name="Monospace1" fo:font-size="10pt" style:font-size-asian="10pt"/>
    </style:style>
    <style:style style:name="T41" style:family="text">
      <style:text-properties fo:color="#3f7f5f" style:font-name="Monospace1" fo:font-size="10pt" style:text-underline-style="solid" style:text-underline-width="auto" style:text-underline-color="font-color" style:font-size-asian="10pt"/>
    </style:style>
    <style:style style:name="T42" style:family="text">
      <style:text-properties fo:color="#3f7f5f" style:font-name="Monospace1" style:font-size-asian="10pt"/>
    </style:style>
    <style:style style:name="T43" style:family="text">
      <style:text-properties fo:color="#3f7f5f" style:font-name="Monospace1" style:text-underline-style="solid" style:text-underline-width="auto" style:text-underline-color="font-color" style:font-size-asian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М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2">ВЫСШЕГО ПРОФЕССИОНАЛЬНОГО ОБРАЗОВАНИЯ</text:p>
      <text:p text:style-name="P2">ВЯТСКИЙ ГОСУДАРСТВЕННЫЙ УНИВЕРСИТЕТ</text:p>
      <text:p text:style-name="P2">ФАКУЛЬТЕТ ПРИКЛАДНОЙ МАТЕМАТИКИ И ТЕЛЕКОММУНИКАЦИЙ</text:p>
      <text:p text:style-name="P10">КАФЕДРА ПРИКЛАДНОЙ МАТЕМАТИКИ И ИНФОРМАТИКИ</text:p>
      <text:p text:style-name="P4"/>
      <text:p text:style-name="P5"/>
      <text:p text:style-name="P6"/>
      <text:p text:style-name="P6"/>
      <text:p text:style-name="P6"/>
      <text:p text:style-name="P4"/>
      <text:p text:style-name="P4"/>
      <text:p text:style-name="P7">ОТЧЕТ ПО ДИСЦИПЛИНЕ «<text:span text:style-name="T3">Сетевые технологии</text:span>»</text:p>
      <text:p text:style-name="P7">ПО ЛАБОРАТОРНОЙ РАБОТЕ №<text:span text:style-name="T4">3</text:span></text:p>
      <text:p text:style-name="P8"/>
      <text:p text:style-name="P7"/>
      <text:p text:style-name="P7"/>
      <text:p text:style-name="P4"/>
      <text:p text:style-name="P6"/>
      <text:p text:style-name="P6"/>
      <text:p text:style-name="P4"/>
      <text:p text:style-name="P9">Выполнил студент группы ПМ-<text:span text:style-name="T1">5</text:span>1__________________________Кислицын И.К.</text:p>
      <text:p text:style-name="P9">Проверил преподаватель кафедры ПМиИ _____________________ <text:span text:style-name="T14">Прозорова Т.Г.</text:span></text:p>
      <text:p text:style-name="P3"/>
      <text:p text:style-name="P4"/>
      <text:p text:style-name="P4"/>
      <text:p text:style-name="P4"/>
      <text:p text:style-name="P4"><text:line-break/></text:p>
      <text:p text:style-name="P4"/>
      <text:p text:style-name="P6"/>
      <text:p text:style-name="P7"><text:s/></text:p>
      <text:p text:style-name="P1">Киров 201<text:span text:style-name="T13">3</text:span></text:p>
      <text:p text:style-name="P11"><text:soft-page-break/>Задание</text:p>
      <text:list xml:id="list4435103702138448761" text:style-name="L1">
        <text:list-item>
          <text:p text:style-name="P24"><text:span text:style-name="T15">Приложение, транслирующее запросы с определённого порта по определённому адресу.</text:span></text:p>
        </text:list-item>
        <text:list-item>
          <text:p text:style-name="P25"><text:span text:style-name="T16">Приложение, передающее файлы от клиента серверу.</text:span></text:p>
        </text:list-item>
        <text:list-item>
          <text:p text:style-name="P25"><text:span text:style-name="T16">Почтовый клиент: чтение и отправка почты.</text:span></text:p>
        </text:list-item>
        <text:list-item>
          <text:p text:style-name="P25"><text:span text:style-name="T16">Сетевой чат.</text:span></text:p>
        </text:list-item>
      </text:list>
      <text:p text:style-name="P26"><text:span text:style-name="T16"/></text:p>
      <text:p text:style-name="P13"><text:span text:style-name="T2">Фрагменты ли</text:span><text:span text:style-name="T5">стинг</text:span><text:span text:style-name="T2">а</text:span></text:p>
      <text:p text:style-name="P27"><text:span text:style-name="T16">Транслятор портов</text:span></text:p>
      <text:p text:style-name="P16"><text:span text:style-name="T20">public</text:span><text:span text:style-name="T6"> </text:span><text:span text:style-name="T19">class</text:span><text:span text:style-name="T6"> PortTransfer </text:span><text:span text:style-name="T19">implements</text:span><text:span text:style-name="T6"> Runnable {</text:span></text:p>
      <text:p text:style-name="P21"><text:span text:style-name="T6"><text:s text:c="4"/></text:span><text:span text:style-name="T19">private</text:span><text:span text:style-name="T6"> Map&lt;Integer, TranslatorServer&gt; </text:span><text:span text:style-name="T23">servers</text:span><text:span text:style-name="T6">;</text:span></text:p>
      <text:p text:style-name="P21"><text:span text:style-name="T6"><text:s text:c="4"/></text:span><text:span text:style-name="T19">private</text:span><text:span text:style-name="T6"> Configuration </text:span><text:span text:style-name="T23">config</text:span><text:span text:style-name="T6">;</text:span></text:p>
      <text:p text:style-name="P19"/>
      <text:p text:style-name="P21"><text:span text:style-name="T6"><text:s text:c="4"/></text:span><text:span text:style-name="T19">public</text:span><text:span text:style-name="T6"> </text:span><text:span text:style-name="T19">static</text:span><text:span text:style-name="T6"> </text:span><text:span text:style-name="T19">void</text:span><text:span text:style-name="T6"> print(String s) {</text:span></text:p>
      <text:p text:style-name="P21"><text:span text:style-name="T6"><text:s text:c="8"/>System.</text:span><text:span text:style-name="T28">out</text:span><text:span text:style-name="T6">.println(s);</text:span></text:p>
      <text:p text:style-name="P21"><text:span text:style-name="T6"><text:s text:c="4"/>}</text:span></text:p>
      <text:p text:style-name="P19"/>
      <text:p text:style-name="P21"><text:span text:style-name="T6"><text:s text:c="4"/></text:span><text:span text:style-name="T19">public</text:span><text:span text:style-name="T6"> PortTransfer() </text:span><text:span text:style-name="T19">throws</text:span><text:span text:style-name="T6"> IOException {</text:span></text:p>
      <text:p text:style-name="P21"><text:span text:style-name="T6"><text:s text:c="8"/></text:span><text:span text:style-name="T23">servers</text:span><text:span text:style-name="T6"> = </text:span><text:span text:style-name="T19">new</text:span><text:span text:style-name="T6"> HashMap&lt;Integer, TranslatorServer&gt;();</text:span></text:p>
      <text:p text:style-name="P21"><text:span text:style-name="T6"><text:s text:c="8"/></text:span><text:span text:style-name="T23">config</text:span><text:span text:style-name="T6"> = </text:span><text:span text:style-name="T19">new</text:span><text:span text:style-name="T6"> Configuration();</text:span></text:p>
      <text:p text:style-name="P21"><text:span text:style-name="T6"><text:s text:c="4"/>}</text:span></text:p>
      <text:p text:style-name="P19"/>
      <text:p text:style-name="P21"><text:span text:style-name="T6"><text:s text:c="4"/></text:span><text:span text:style-name="T19">public</text:span><text:span text:style-name="T6"> </text:span><text:span text:style-name="T19">static</text:span><text:span text:style-name="T6"> </text:span><text:span text:style-name="T19">void</text:span><text:span text:style-name="T6"> main(String[] args) </text:span><text:span text:style-name="T19">throws</text:span><text:span text:style-name="T6"> IOException {</text:span></text:p>
      <text:p text:style-name="P21"><text:span text:style-name="T6"><text:s text:c="8"/></text:span><text:span text:style-name="T9">print</text:span><text:span text:style-name="T6">(</text:span><text:span text:style-name="T33">"Starting port forwarding server"</text:span><text:span text:style-name="T6">);</text:span></text:p>
      <text:p text:style-name="P21"><text:span text:style-name="T6"><text:s text:c="8"/>PortTransfer core = </text:span><text:span text:style-name="T19">new</text:span><text:span text:style-name="T6"> PortTransfer();</text:span></text:p>
      <text:p text:style-name="P21"><text:span text:style-name="T6"><text:s text:c="8"/>Thread coreThread = </text:span><text:span text:style-name="T19">new</text:span><text:span text:style-name="T6"> Thread(core);</text:span></text:p>
      <text:p text:style-name="P21"><text:span text:style-name="T6"><text:s text:c="8"/>coreThread.run();</text:span></text:p>
      <text:p text:style-name="P19"/>
      <text:p text:style-name="P21"><text:span text:style-name="T6"><text:s text:c="8"/></text:span><text:span text:style-name="T19">while</text:span><text:span text:style-name="T6"> (System.</text:span><text:span text:style-name="T28">in</text:span><text:span text:style-name="T6">.read() != 10) {</text:span></text:p>
      <text:p text:style-name="P21"><text:span text:style-name="T6"><text:s text:c="12"/>System.</text:span><text:span text:style-name="T28">out</text:span><text:span text:style-name="T6">.println(</text:span><text:span text:style-name="T33">"Press enter to exit"</text:span><text:span text:style-name="T6">);</text:span></text:p>
      <text:p text:style-name="P21"><text:span text:style-name="T6"><text:s text:c="8"/>}</text:span></text:p>
      <text:p text:style-name="P21"><text:span text:style-name="T6"><text:s text:c="8"/></text:span><text:span text:style-name="T9">print</text:span><text:span text:style-name="T6">(</text:span><text:span text:style-name="T33">"Closing port forwarding server"</text:span><text:span text:style-name="T6">);</text:span></text:p>
      <text:p text:style-name="P21"><text:span text:style-name="T6"><text:s text:c="4"/>}</text:span></text:p>
      <text:p text:style-name="P19"/>
      <text:p text:style-name="P21"><text:span text:style-name="T6"><text:s text:c="4"/></text:span><text:span text:style-name="T19">public</text:span><text:span text:style-name="T6"> </text:span><text:span text:style-name="T19">void</text:span><text:span text:style-name="T6"> updateServers() {</text:span></text:p>
      <text:p text:style-name="P21"><text:span text:style-name="T6"><text:s text:c="8"/></text:span><text:span text:style-name="T19">for</text:span><text:span text:style-name="T6"> (</text:span><text:span text:style-name="T19">int</text:span><text:span text:style-name="T6"> port : </text:span><text:span text:style-name="T23">servers</text:span><text:span text:style-name="T6">.keySet()) {</text:span></text:p>
      <text:p text:style-name="P21"><text:span text:style-name="T6"><text:s text:c="12"/></text:span><text:span text:style-name="T19">if</text:span><text:span text:style-name="T6"> (!</text:span><text:span text:style-name="T23">config</text:span><text:span text:style-name="T6">.getAcceptedPorts().contains(port)) {</text:span></text:p>
      <text:p text:style-name="P21"><text:span text:style-name="T6"><text:s text:c="16"/></text:span><text:span text:style-name="T23">config</text:span><text:span text:style-name="T6">.getAcceptedPorts().remove(port);</text:span></text:p>
      <text:p text:style-name="P21"><text:span text:style-name="T6"><text:s text:c="16"/></text:span><text:span text:style-name="T23">servers</text:span><text:span text:style-name="T6">.get(port).stop();</text:span></text:p>
      <text:p text:style-name="P21"><text:span text:style-name="T6"><text:s text:c="12"/>}</text:span></text:p>
      <text:p text:style-name="P21"><text:span text:style-name="T6"><text:s text:c="8"/>}</text:span></text:p>
      <text:p text:style-name="P21"><text:span text:style-name="T6"><text:s text:c="8"/></text:span><text:span text:style-name="T19">for</text:span><text:span text:style-name="T6"> (</text:span><text:span text:style-name="T19">int</text:span><text:span text:style-name="T6"> port : </text:span><text:span text:style-name="T23">config</text:span><text:span text:style-name="T6">.getAcceptedPorts()) {</text:span></text:p>
      <text:p text:style-name="P21"><text:span text:style-name="T6"><text:s text:c="12"/></text:span><text:span text:style-name="T19">if</text:span><text:span text:style-name="T6"> (!</text:span><text:span text:style-name="T23">servers</text:span><text:span text:style-name="T6">.containsKey(port)) {</text:span></text:p>
      <text:p text:style-name="P21"><text:span text:style-name="T6"><text:s text:c="16"/></text:span><text:span text:style-name="T19">try</text:span><text:span text:style-name="T6"> {</text:span></text:p>
      <text:p text:style-name="P21"><text:span text:style-name="T6"><text:s text:c="20"/>InetSocketAddress toWho = </text:span><text:span text:style-name="T23">config</text:span><text:span text:style-name="T6">.getTranslation(port);</text:span></text:p>
      <text:p text:style-name="P21"><text:span text:style-name="T6"><text:s text:c="20"/>TranslatorServer server = </text:span><text:span text:style-name="T19">new</text:span><text:span text:style-name="T6"> TranslatorServer(port, toWho);</text:span></text:p>
      <text:p text:style-name="P21"><text:span text:style-name="T6"><text:s text:c="20"/></text:span><text:span text:style-name="T23">servers</text:span><text:span text:style-name="T6">.put(port, server);</text:span></text:p>
      <text:p text:style-name="P21"><text:span text:style-name="T6"><text:s text:c="16"/>} </text:span><text:span text:style-name="T19">catch</text:span><text:span text:style-name="T6"> (IOException e) {</text:span></text:p>
      <text:p text:style-name="P21"><text:span text:style-name="T6"><text:s text:c="20"/>e.printStackTrace();</text:span></text:p>
      <text:p text:style-name="P21"><text:span text:style-name="T6"><text:s text:c="16"/>}</text:span></text:p>
      <text:p text:style-name="P21"><text:span text:style-name="T6"><text:s text:c="12"/>}</text:span></text:p>
      <text:p text:style-name="P21"><text:span text:style-name="T6"><text:s text:c="12"/></text:span><text:span text:style-name="T19">if</text:span><text:span text:style-name="T6"> (</text:span><text:span text:style-name="T23">servers</text:span><text:span text:style-name="T6">.containsKey(port)) {</text:span></text:p>
      <text:p text:style-name="P21"><text:span text:style-name="T6"><text:s text:c="16"/></text:span><text:span text:style-name="T23">servers</text:span><text:span text:style-name="T6">.get(port).deregister(</text:span><text:span text:style-name="T23">config</text:span><text:span text:style-name="T6">.getTranslation(port));</text:span></text:p>
      <text:p text:style-name="P21"><text:span text:style-name="T6"><text:s text:c="16"/></text:span><text:span text:style-name="T23">servers</text:span><text:span text:style-name="T6">.get(port).start();</text:span></text:p>
      <text:p text:style-name="P21"><text:span text:style-name="T6"><text:s text:c="12"/>}</text:span></text:p>
      <text:p text:style-name="P21"><text:span text:style-name="T6"><text:s text:c="8"/>}</text:span></text:p>
      <text:p text:style-name="P21"><text:span text:style-name="T6"><text:s text:c="4"/>}</text:span></text:p>
      <text:p text:style-name="P19"/>
      <text:p text:style-name="P21"><text:span text:style-name="T6"><text:s text:c="4"/></text:span><text:span text:style-name="T36">@Override</text:span></text:p>
      <text:p text:style-name="P21"><text:span text:style-name="T6"><text:s text:c="4"/></text:span><text:span text:style-name="T19">public</text:span><text:span text:style-name="T6"> </text:span><text:span text:style-name="T19">void</text:span><text:span text:style-name="T6"> run() {</text:span></text:p>
      <text:p text:style-name="P19"/>
      <text:p text:style-name="P21"><text:span text:style-name="T6"><text:s text:c="8"/></text:span><text:span text:style-name="T19">while</text:span><text:span text:style-name="T6"> (</text:span><text:span text:style-name="T19">true</text:span><text:span text:style-name="T6">) {</text:span></text:p>
      <text:p text:style-name="P21"><text:span text:style-name="T6"><text:s text:c="12"/></text:span><text:span text:style-name="T19">try</text:span><text:span text:style-name="T6"> {</text:span></text:p>
      <text:p text:style-name="P21"><text:span text:style-name="T6"><text:s text:c="16"/></text:span><text:span text:style-name="T23">config</text:span><text:span text:style-name="T6">.updateConfig();</text:span></text:p>
      <text:p text:style-name="P21"><text:span text:style-name="T6"><text:s text:c="16"/>updateServers();</text:span></text:p>
      <text:p text:style-name="P21"><text:span text:style-name="T6"><text:s text:c="12"/>} </text:span><text:span text:style-name="T19">catch</text:span><text:span text:style-name="T6"> (IOException e) {</text:span></text:p>
      <text:p text:style-name="P21"><text:span text:style-name="T6"><text:s text:c="16"/>e.printStackTrace();</text:span></text:p>
      <text:p text:style-name="P21"><text:span text:style-name="T6"><text:s text:c="12"/>}</text:span></text:p>
      <text:p text:style-name="P21"><text:span text:style-name="T6"><text:s text:c="12"/></text:span><text:span text:style-name="T19">try</text:span><text:span text:style-name="T6"> {</text:span></text:p>
      <text:p text:style-name="P21"><text:span text:style-name="T6"><text:s text:c="16"/>Thread.</text:span><text:span text:style-name="T9">sleep</text:span><text:span text:style-name="T6">(200);</text:span></text:p>
      <text:p text:style-name="P21"><text:span text:style-name="T6"><text:s text:c="12"/>} </text:span><text:span text:style-name="T19">catch</text:span><text:span text:style-name="T6"> (InterruptedException e) {</text:span></text:p>
      <text:p text:style-name="P21"><text:span text:style-name="T6"><text:s text:c="16"/></text:span><text:span text:style-name="T19">return</text:span><text:span text:style-name="T6">;</text:span></text:p>
      <text:p text:style-name="P21"><text:span text:style-name="T6"><text:s text:c="12"/>}</text:span></text:p>
      <text:p text:style-name="P21"><text:span text:style-name="T6"><text:s text:c="8"/>}</text:span></text:p>
      <text:p text:style-name="P19"/>
      <text:p text:style-name="P21"><text:span text:style-name="T6"><text:s text:c="4"/>}</text:span></text:p>
      <text:p text:style-name="P21"><text:soft-page-break/><text:span text:style-name="T6">}</text:span></text:p>
      <text:p text:style-name="P16"><text:span text:style-name="T20">public</text:span><text:span text:style-name="T6"> </text:span><text:span text:style-name="T19">class</text:span><text:span text:style-name="T6"> Configuration {</text:span></text:p>
      <text:p text:style-name="P21"><text:span text:style-name="T6"><text:s text:c="4"/></text:span><text:span text:style-name="T19">private</text:span><text:span text:style-name="T6"> Map&lt;Integer, InetSocketAddress&gt; </text:span><text:span text:style-name="T23">portToAddress</text:span><text:span text:style-name="T6">;</text:span></text:p>
      <text:p text:style-name="P21"><text:span text:style-name="T6"><text:s text:c="4"/></text:span><text:span text:style-name="T19">private</text:span><text:span text:style-name="T6"> File </text:span><text:span text:style-name="T23">configFile</text:span><text:span text:style-name="T6">;</text:span></text:p>
      <text:p text:style-name="P21"><text:span text:style-name="T6"><text:s text:c="4"/></text:span><text:span text:style-name="T19">private</text:span><text:span text:style-name="T6"> </text:span><text:span text:style-name="T19">final</text:span><text:span text:style-name="T6"> </text:span><text:span text:style-name="T19">static</text:span><text:span text:style-name="T6"> String </text:span><text:span text:style-name="T28">CONFIG_NAME</text:span><text:span text:style-name="T6"> = </text:span><text:span text:style-name="T33">"PT.cfg"</text:span><text:span text:style-name="T6">;</text:span></text:p>
      <text:p text:style-name="P21"><text:span text:style-name="T6"><text:s text:c="4"/></text:span><text:span text:style-name="T19">private</text:span><text:span text:style-name="T6"> </text:span><text:span text:style-name="T19">static</text:span><text:span text:style-name="T6"> </text:span><text:span text:style-name="T19">final</text:span><text:span text:style-name="T6"> String </text:span><text:span text:style-name="T28">CONFIG_DIVIDOR</text:span><text:span text:style-name="T6"> = </text:span><text:span text:style-name="T33">","</text:span><text:span text:style-name="T6">;</text:span></text:p>
      <text:p text:style-name="P19"/>
      <text:p text:style-name="P21"><text:span text:style-name="T6"><text:s text:c="4"/></text:span><text:span text:style-name="T19">public</text:span><text:span text:style-name="T6"> Configuration() </text:span><text:span text:style-name="T19">throws</text:span><text:span text:style-name="T6"> IOException {</text:span></text:p>
      <text:p text:style-name="P21"><text:span text:style-name="T6"><text:s text:c="8"/></text:span><text:span text:style-name="T23">portToAddress</text:span><text:span text:style-name="T6"> = </text:span><text:span text:style-name="T19">new</text:span><text:span text:style-name="T6"> HashMap&lt;Integer, InetSocketAddress&gt;();</text:span></text:p>
      <text:p text:style-name="P21"><text:span text:style-name="T6"><text:s text:c="8"/></text:span><text:span text:style-name="T23">configFile</text:span><text:span text:style-name="T6"> = </text:span><text:span text:style-name="T19">new</text:span><text:span text:style-name="T6"> File(</text:span><text:span text:style-name="T28">CONFIG_NAME</text:span><text:span text:style-name="T6">);</text:span></text:p>
      <text:p text:style-name="P21"><text:span text:style-name="T6"><text:s text:c="8"/></text:span><text:span text:style-name="T19">if</text:span><text:span text:style-name="T6"> (!</text:span><text:span text:style-name="T23">configFile</text:span><text:span text:style-name="T6">.exists()) {</text:span></text:p>
      <text:p text:style-name="P21"><text:span text:style-name="T6"><text:s text:c="12"/></text:span><text:span text:style-name="T23">configFile</text:span><text:span text:style-name="T6">.createNewFile();</text:span></text:p>
      <text:p text:style-name="P21"><text:span text:style-name="T6"><text:s text:c="8"/>}</text:span></text:p>
      <text:p text:style-name="P21"><text:span text:style-name="T6"><text:s text:c="4"/>}</text:span></text:p>
      <text:p text:style-name="P19"/>
      <text:p text:style-name="P21"><text:span text:style-name="T6"><text:s text:c="4"/></text:span><text:span text:style-name="T19">public</text:span><text:span text:style-name="T6"> </text:span><text:span text:style-name="T19">void</text:span><text:span text:style-name="T6"> initialize() </text:span><text:span text:style-name="T19">throws</text:span><text:span text:style-name="T6"> IOException {</text:span></text:p>
      <text:p text:style-name="P21"><text:span text:style-name="T6"><text:s text:c="8"/></text:span><text:span text:style-name="T19">if</text:span><text:span text:style-name="T6"> (!</text:span><text:span text:style-name="T23">configFile</text:span><text:span text:style-name="T6">.exists()) {</text:span></text:p>
      <text:p text:style-name="P21"><text:span text:style-name="T6"><text:s text:c="12"/></text:span><text:span text:style-name="T23">configFile</text:span><text:span text:style-name="T6">.createNewFile();</text:span></text:p>
      <text:p text:style-name="P21"><text:span text:style-name="T6"><text:s text:c="8"/>}</text:span></text:p>
      <text:p text:style-name="P21"><text:span text:style-name="T6"><text:s text:c="4"/>}</text:span></text:p>
      <text:p text:style-name="P19"/>
      <text:p text:style-name="P21"><text:span text:style-name="T6"><text:s text:c="4"/></text:span><text:span text:style-name="T19">public</text:span><text:span text:style-name="T6"> </text:span><text:span text:style-name="T19">void</text:span><text:span text:style-name="T6"> updateConfig() </text:span><text:span text:style-name="T19">throws</text:span><text:span text:style-name="T6"> IOException {</text:span></text:p>
      <text:p text:style-name="P21"><text:span text:style-name="T6"><text:s text:c="8"/>initialize();</text:span></text:p>
      <text:p text:style-name="P21"><text:span text:style-name="T6"><text:s text:c="8"/>Map&lt;Integer, InetSocketAddress&gt; tempConfig = </text:span><text:span text:style-name="T19">new</text:span><text:span text:style-name="T6"> HashMap&lt;Integer, InetSocketAddress&gt;();</text:span></text:p>
      <text:p text:style-name="P21"><text:span text:style-name="T6"><text:s text:c="8"/>FileInputStream in = </text:span><text:span text:style-name="T19">new</text:span><text:span text:style-name="T6"> FileInputStream(</text:span><text:span text:style-name="T23">configFile</text:span><text:span text:style-name="T6">);</text:span></text:p>
      <text:p text:style-name="P21"><text:span text:style-name="T6"><text:s text:c="8"/>Properties prop = </text:span><text:span text:style-name="T19">new</text:span><text:span text:style-name="T6"> Properties();</text:span></text:p>
      <text:p text:style-name="P21"><text:span text:style-name="T6"><text:s text:c="8"/>prop.load(in);</text:span></text:p>
      <text:p text:style-name="P21"><text:span text:style-name="T6"><text:s text:c="8"/>in.close();</text:span></text:p>
      <text:p text:style-name="P19"/>
      <text:p text:style-name="P21"><text:span text:style-name="T6"><text:s text:c="8"/></text:span><text:span text:style-name="T19">for</text:span><text:span text:style-name="T6"> (Object key : prop.keySet()) {</text:span></text:p>
      <text:p text:style-name="P21"><text:span text:style-name="T6"><text:s text:c="12"/></text:span><text:span text:style-name="T19">try</text:span><text:span text:style-name="T6"> {</text:span></text:p>
      <text:p text:style-name="P21"><text:span text:style-name="T6"><text:s text:c="16"/>Integer port = </text:span><text:span text:style-name="T19">new</text:span><text:span text:style-name="T6"> Integer(key.toString());</text:span></text:p>
      <text:p text:style-name="P21"><text:span text:style-name="T6"><text:s text:c="16"/>String[] val = prop.get(key).toString().split(</text:span><text:span text:style-name="T28">CONFIG_DIVIDOR</text:span><text:span text:style-name="T6">);</text:span></text:p>
      <text:p text:style-name="P21"><text:span text:style-name="T6"><text:s text:c="16"/></text:span><text:span text:style-name="T19">if</text:span><text:span text:style-name="T6"> (val.</text:span><text:span text:style-name="T23">length</text:span><text:span text:style-name="T6"> &lt; 2) {</text:span></text:p>
      <text:p text:style-name="P21"><text:span text:style-name="T6"><text:s text:c="20"/></text:span><text:span text:style-name="T19">throw</text:span><text:span text:style-name="T6"> </text:span><text:span text:style-name="T19">new</text:span><text:span text:style-name="T6"> IOException(</text:span><text:span text:style-name="T33">"Invalid config line"</text:span><text:span text:style-name="T6"> + prop.get(key));</text:span></text:p>
      <text:p text:style-name="P21"><text:span text:style-name="T6"><text:s text:c="16"/>}</text:span></text:p>
      <text:p text:style-name="P21"><text:span text:style-name="T6"><text:s text:c="16"/>InetAddress address = InetAddress.</text:span><text:span text:style-name="T9">getByName</text:span><text:span text:style-name="T6">(val[0]);</text:span></text:p>
      <text:p text:style-name="P21"><text:span text:style-name="T6"><text:s text:c="16"/></text:span><text:span text:style-name="T19">int</text:span><text:span text:style-name="T6"> toPort = </text:span><text:span text:style-name="T19">new</text:span><text:span text:style-name="T6"> Integer(val[1]);</text:span></text:p>
      <text:p text:style-name="P19"/>
      <text:p text:style-name="P21"><text:span text:style-name="T6"><text:s text:c="16"/>tempConfig.put(port, </text:span><text:span text:style-name="T19">new</text:span><text:span text:style-name="T6"> InetSocketAddress(address, toPort));</text:span></text:p>
      <text:p text:style-name="P21"><text:span text:style-name="T6"><text:s text:c="12"/>} </text:span><text:span text:style-name="T19">catch</text:span><text:span text:style-name="T6"> (Exception e) {</text:span></text:p>
      <text:p text:style-name="P21"><text:span text:style-name="T6"><text:s text:c="16"/></text:span><text:span text:style-name="T39">// e.printStackTrace();</text:span></text:p>
      <text:p text:style-name="P21"><text:span text:style-name="T6"><text:s text:c="12"/>}</text:span></text:p>
      <text:p text:style-name="P21"><text:span text:style-name="T6"><text:s text:c="8"/>}</text:span></text:p>
      <text:p text:style-name="P21"><text:span text:style-name="T6"><text:s text:c="8"/>Map&lt;Integer, InetSocketAddress&gt; temp = </text:span><text:span text:style-name="T23">portToAddress</text:span><text:span text:style-name="T6">;</text:span></text:p>
      <text:p text:style-name="P21"><text:span text:style-name="T6"><text:s text:c="8"/></text:span><text:span text:style-name="T23">portToAddress</text:span><text:span text:style-name="T6"> = tempConfig;</text:span></text:p>
      <text:p text:style-name="P21"><text:span text:style-name="T6"><text:s text:c="8"/>temp.clear();</text:span></text:p>
      <text:p text:style-name="P21"><text:span text:style-name="T6"><text:s text:c="8"/>System.</text:span><text:span text:style-name="T9">gc</text:span><text:span text:style-name="T6">();</text:span></text:p>
      <text:p text:style-name="P21"><text:span text:style-name="T6"><text:s text:c="4"/>}</text:span></text:p>
      <text:p text:style-name="P19"/>
      <text:p text:style-name="P21"><text:span text:style-name="T6"><text:s text:c="4"/></text:span><text:span text:style-name="T19">public</text:span><text:span text:style-name="T6"> Set&lt;Integer&gt; getAcceptedPorts() {</text:span></text:p>
      <text:p text:style-name="P21"><text:span text:style-name="T6"><text:s text:c="8"/></text:span><text:span text:style-name="T19">return</text:span><text:span text:style-name="T6"> </text:span><text:span text:style-name="T23">portToAddress</text:span><text:span text:style-name="T6">.keySet();</text:span></text:p>
      <text:p text:style-name="P21"><text:span text:style-name="T6"><text:s text:c="4"/>}</text:span></text:p>
      <text:p text:style-name="P19"/>
      <text:p text:style-name="P21"><text:span text:style-name="T6"><text:s text:c="4"/></text:span><text:span text:style-name="T19">public</text:span><text:span text:style-name="T6"> InetSocketAddress getTranslation(</text:span><text:span text:style-name="T19">int</text:span><text:span text:style-name="T6"> port) {</text:span></text:p>
      <text:p text:style-name="P21"><text:span text:style-name="T6"><text:s text:c="8"/></text:span><text:span text:style-name="T19">if</text:span><text:span text:style-name="T6"> (</text:span><text:span text:style-name="T23">portToAddress</text:span><text:span text:style-name="T6">.containsKey(port)) {</text:span></text:p>
      <text:p text:style-name="P21"><text:span text:style-name="T6"><text:s text:c="12"/></text:span><text:span text:style-name="T19">return</text:span><text:span text:style-name="T6"> </text:span><text:span text:style-name="T23">portToAddress</text:span><text:span text:style-name="T6">.get(port);</text:span></text:p>
      <text:p text:style-name="P21"><text:span text:style-name="T6"><text:s text:c="8"/>} </text:span><text:span text:style-name="T19">else</text:span><text:span text:style-name="T6"> {</text:span></text:p>
      <text:p text:style-name="P21"><text:span text:style-name="T6"><text:s text:c="12"/></text:span><text:span text:style-name="T19">return</text:span><text:span text:style-name="T6"> </text:span><text:span text:style-name="T19">null</text:span><text:span text:style-name="T6">;</text:span></text:p>
      <text:p text:style-name="P21"><text:span text:style-name="T6"><text:s text:c="8"/>}</text:span></text:p>
      <text:p text:style-name="P21"><text:span text:style-name="T6"><text:s text:c="4"/>}</text:span></text:p>
      <text:p text:style-name="P19"/>
      <text:p text:style-name="P21"><text:span text:style-name="T6">}</text:span></text:p>
      <text:p text:style-name="P16"><text:span text:style-name="T20">public</text:span><text:span text:style-name="T6"> </text:span><text:span text:style-name="T19">class</text:span><text:span text:style-name="T6"> ConnectionHandler </text:span><text:span text:style-name="T19">implements</text:span><text:span text:style-name="T6"> Runnable {</text:span></text:p>
      <text:p text:style-name="P21"><text:span text:style-name="T6"><text:s text:c="4"/></text:span><text:span text:style-name="T19">private</text:span><text:span text:style-name="T6"> Socket </text:span><text:span text:style-name="T23">inputSocket</text:span><text:span text:style-name="T6">;</text:span></text:p>
      <text:p text:style-name="P21"><text:span text:style-name="T6"><text:s text:c="4"/></text:span><text:span text:style-name="T19">private</text:span><text:span text:style-name="T6"> Socket </text:span><text:span text:style-name="T23">outputSocket</text:span><text:span text:style-name="T6">;</text:span></text:p>
      <text:p text:style-name="P21"><text:span text:style-name="T6"><text:s text:c="4"/></text:span><text:span text:style-name="T19">private</text:span><text:span text:style-name="T6"> InetSocketAddress </text:span><text:span text:style-name="T23">target</text:span><text:span text:style-name="T6">;</text:span></text:p>
      <text:p text:style-name="P21"><text:span text:style-name="T6"><text:s text:c="4"/></text:span><text:span text:style-name="T19">private</text:span><text:span text:style-name="T6"> </text:span><text:span text:style-name="T19">static</text:span><text:span text:style-name="T6"> </text:span><text:span text:style-name="T19">final</text:span><text:span text:style-name="T6"> </text:span><text:span text:style-name="T19">int</text:span><text:span text:style-name="T6"> </text:span><text:span text:style-name="T28">BUFFER_LENGTH</text:span><text:span text:style-name="T6"> = 4196;</text:span></text:p>
      <text:p text:style-name="P19"/>
      <text:p text:style-name="P21"><text:span text:style-name="T6"><text:s text:c="4"/></text:span><text:span text:style-name="T19">private</text:span><text:span text:style-name="T6"> Thread </text:span><text:span text:style-name="T23">readThread</text:span><text:span text:style-name="T6">, </text:span><text:span text:style-name="T23">writeThread</text:span><text:span text:style-name="T6">;</text:span></text:p>
      <text:p text:style-name="P19"/>
      <text:p text:style-name="P21"><text:span text:style-name="T6"><text:s text:c="4"/></text:span><text:span text:style-name="T19">public</text:span><text:span text:style-name="T6"> ConnectionHandler(Socket inputSocket, InetSocketAddress out) </text:span><text:span text:style-name="T19">throws</text:span><text:span text:style-name="T6"> IOException {</text:span></text:p>
      <text:p text:style-name="P21"><text:span text:style-name="T6"><text:s text:c="8"/></text:span><text:span text:style-name="T19">this</text:span><text:span text:style-name="T6">.</text:span><text:span text:style-name="T23">inputSocket</text:span><text:span text:style-name="T6"> = inputSocket;</text:span></text:p>
      <text:p text:style-name="P21"><text:span text:style-name="T6"><text:s text:c="8"/></text:span><text:span text:style-name="T23">target</text:span><text:span text:style-name="T6"> = out;</text:span></text:p>
      <text:p text:style-name="P21"><text:span text:style-name="T6"><text:s text:c="4"/>}</text:span></text:p>
      <text:p text:style-name="P19"/>
      <text:p text:style-name="P21"><text:span text:style-name="T6"><text:s text:c="4"/></text:span><text:span text:style-name="T36">@Override</text:span></text:p>
      <text:p text:style-name="P21"><text:span text:style-name="T6"><text:s text:c="4"/></text:span><text:span text:style-name="T19">public</text:span><text:span text:style-name="T6"> </text:span><text:span text:style-name="T19">void</text:span><text:span text:style-name="T6"> run() {</text:span></text:p>
      <text:p text:style-name="P21"><text:span text:style-name="T6"><text:s text:c="8"/></text:span><text:span text:style-name="T9">print</text:span><text:span text:style-name="T6">(</text:span><text:span text:style-name="T33">"Handled connection: "</text:span><text:span text:style-name="T6"> + </text:span><text:span text:style-name="T23">inputSocket</text:span><text:span text:style-name="T6"> + </text:span><text:span text:style-name="T33">" to "</text:span><text:span text:style-name="T6"> + </text:span><text:span text:style-name="T23">outputSocket</text:span><text:span text:style-name="T6">);</text:span></text:p>
      <text:p text:style-name="P19"/>
      <text:p text:style-name="P21"><text:span text:style-name="T6"><text:s text:c="8"/></text:span><text:span text:style-name="T19">try</text:span><text:span text:style-name="T6"> {</text:span></text:p>
      <text:p text:style-name="P21"><text:span text:style-name="T6"><text:s text:c="12"/></text:span><text:span text:style-name="T9">print</text:span><text:span text:style-name="T6">(</text:span><text:span text:style-name="T33">"Opening target socket: "</text:span><text:span text:style-name="T6"> + </text:span><text:span text:style-name="T23">target</text:span><text:span text:style-name="T6">);</text:span></text:p>
      <text:p text:style-name="P21"><text:span text:style-name="T6"><text:s text:c="12"/></text:span><text:span text:style-name="T23">outputSocket</text:span><text:span text:style-name="T6"> = </text:span><text:span text:style-name="T19">new</text:span><text:span text:style-name="T6"> Socket(</text:span><text:span text:style-name="T23">target</text:span><text:span text:style-name="T6">.getAddress(), </text:span><text:span text:style-name="T23">target</text:span><text:span text:style-name="T6">.getPort());</text:span></text:p>
      <text:p text:style-name="P21"><text:soft-page-break/><text:span text:style-name="T6"><text:s text:c="12"/></text:span><text:span text:style-name="T23">readThread</text:span><text:span text:style-name="T6">.start();</text:span></text:p>
      <text:p text:style-name="P21"><text:span text:style-name="T6"><text:s text:c="12"/></text:span><text:span text:style-name="T23">writeThread</text:span><text:span text:style-name="T6">.start();</text:span></text:p>
      <text:p text:style-name="P21"><text:span text:style-name="T6"><text:s text:c="12"/></text:span><text:span text:style-name="T19">synchronized</text:span><text:span text:style-name="T6"> (</text:span><text:span text:style-name="T23">readThread</text:span><text:span text:style-name="T6">) {</text:span></text:p>
      <text:p text:style-name="P21"><text:span text:style-name="T6"><text:s text:c="16"/></text:span><text:span text:style-name="T23">readThread</text:span><text:span text:style-name="T6">.wait();</text:span></text:p>
      <text:p text:style-name="P21"><text:span text:style-name="T6"><text:s text:c="16"/></text:span><text:span text:style-name="T19">synchronized</text:span><text:span text:style-name="T6"> (</text:span><text:span text:style-name="T23">writeThread</text:span><text:span text:style-name="T6">) {</text:span></text:p>
      <text:p text:style-name="P21"><text:span text:style-name="T6"><text:s text:c="20"/></text:span><text:span text:style-name="T23">writeThread</text:span><text:span text:style-name="T6">.wait();</text:span></text:p>
      <text:p text:style-name="P21"><text:span text:style-name="T6"><text:s text:c="20"/></text:span><text:span text:style-name="T23">inputSocket</text:span><text:span text:style-name="T6">.close();</text:span></text:p>
      <text:p text:style-name="P21"><text:span text:style-name="T6"><text:s text:c="20"/></text:span><text:span text:style-name="T23">outputSocket</text:span><text:span text:style-name="T6">.close();</text:span></text:p>
      <text:p text:style-name="P21"><text:span text:style-name="T6"><text:s text:c="16"/>}</text:span></text:p>
      <text:p text:style-name="P21"><text:span text:style-name="T6"><text:s text:c="12"/>}</text:span></text:p>
      <text:p text:style-name="P21"><text:span text:style-name="T6"><text:s text:c="8"/>} </text:span><text:span text:style-name="T19">catch</text:span><text:span text:style-name="T6"> (IOException e1) {</text:span></text:p>
      <text:p text:style-name="P21"><text:span text:style-name="T6"><text:s text:c="12"/></text:span><text:span text:style-name="T9">print</text:span><text:span text:style-name="T6">(</text:span><text:span text:style-name="T33">"Can't open socket: "</text:span><text:span text:style-name="T6"> + </text:span><text:span text:style-name="T23">target</text:span><text:span text:style-name="T6">);</text:span></text:p>
      <text:p text:style-name="P21"><text:span text:style-name="T6"><text:s text:c="12"/>e1.printStackTrace();</text:span></text:p>
      <text:p text:style-name="P21"><text:span text:style-name="T6"><text:s text:c="12"/></text:span><text:span text:style-name="T19">return</text:span><text:span text:style-name="T6">;</text:span></text:p>
      <text:p text:style-name="P21"><text:span text:style-name="T6"><text:s text:c="8"/>} </text:span><text:span text:style-name="T19">catch</text:span><text:span text:style-name="T6"> (InterruptedException e) {</text:span></text:p>
      <text:p text:style-name="P21"><text:span text:style-name="T6"><text:s text:c="12"/></text:span><text:span text:style-name="T9">print</text:span><text:span text:style-name="T6">(</text:span><text:span text:style-name="T33">"Error closing sockets in interconnection: "</text:span><text:span text:style-name="T6"> + </text:span><text:span text:style-name="T23">inputSocket</text:span><text:span text:style-name="T6"> + </text:span><text:span text:style-name="T33">" =&gt; "</text:span><text:span text:style-name="T6"> + </text:span><text:span text:style-name="T23">outputSocket</text:span><text:span text:style-name="T6">);</text:span></text:p>
      <text:p text:style-name="P21"><text:span text:style-name="T6"><text:s text:c="8"/>}</text:span></text:p>
      <text:p text:style-name="P21"><text:span text:style-name="T6"><text:s text:c="8"/></text:span><text:span text:style-name="T9">print</text:span><text:span text:style-name="T6">(</text:span><text:span text:style-name="T33">"Closed connection: "</text:span><text:span text:style-name="T6"> + </text:span><text:span text:style-name="T23">inputSocket</text:span><text:span text:style-name="T6"> + </text:span><text:span text:style-name="T33">" to "</text:span><text:span text:style-name="T6"> + </text:span><text:span text:style-name="T23">outputSocket</text:span><text:span text:style-name="T6">);</text:span></text:p>
      <text:p text:style-name="P21"><text:span text:style-name="T6"><text:s text:c="4"/>}</text:span></text:p>
      <text:p text:style-name="P19"/>
      <text:p text:style-name="P21"><text:span text:style-name="T6"><text:s text:c="4"/></text:span><text:span text:style-name="T19">private</text:span><text:span text:style-name="T6"> </text:span><text:span text:style-name="T19">void</text:span><text:span text:style-name="T6"> transfer(Socket input, Socket output) {</text:span></text:p>
      <text:p text:style-name="P21"><text:span text:style-name="T6"><text:s text:c="8"/></text:span><text:span text:style-name="T19">try</text:span><text:span text:style-name="T6"> {</text:span></text:p>
      <text:p text:style-name="P21"><text:span text:style-name="T6"><text:s text:c="12"/></text:span><text:span text:style-name="T9">print</text:span><text:span text:style-name="T6">(</text:span><text:span text:style-name="T33">"Started transfer from "</text:span><text:span text:style-name="T6"> + input + </text:span><text:span text:style-name="T33">" to "</text:span><text:span text:style-name="T6"> + output);</text:span></text:p>
      <text:p text:style-name="P21"><text:span text:style-name="T6"><text:s text:c="12"/>InputStream in = input.getInputStream();</text:span></text:p>
      <text:p text:style-name="P21"><text:span text:style-name="T6"><text:s text:c="12"/>OutputStream out = output.getOutputStream();</text:span></text:p>
      <text:p text:style-name="P19"/>
      <text:p text:style-name="P21"><text:span text:style-name="T6"><text:s text:c="12"/></text:span><text:span text:style-name="T19">byte</text:span><text:span text:style-name="T6">[] buffer = </text:span><text:span text:style-name="T19">new</text:span><text:span text:style-name="T6"> </text:span><text:span text:style-name="T19">byte</text:span><text:span text:style-name="T6">[</text:span><text:span text:style-name="T28">BUFFER_LENGTH</text:span><text:span text:style-name="T6">];</text:span></text:p>
      <text:p text:style-name="P21"><text:span text:style-name="T6"><text:s text:c="12"/></text:span><text:span text:style-name="T19">int</text:span><text:span text:style-name="T6"> readed = 0;</text:span></text:p>
      <text:p text:style-name="P19"/>
      <text:p text:style-name="P21"><text:span text:style-name="T6"><text:s text:c="12"/></text:span><text:span text:style-name="T19">while</text:span><text:span text:style-name="T6"> ((readed = in.read(buffer, 0, </text:span><text:span text:style-name="T28">BUFFER_LENGTH</text:span><text:span text:style-name="T6">)) &gt;= 0) {</text:span></text:p>
      <text:p text:style-name="P21"><text:span text:style-name="T6"><text:s text:c="16"/></text:span><text:span text:style-name="T9">print</text:span><text:span text:style-name="T6">(</text:span><text:span text:style-name="T33">"Writing "</text:span><text:span text:style-name="T6"> + readed + </text:span><text:span text:style-name="T33">" bytes from "</text:span><text:span text:style-name="T6"> + input + </text:span><text:span text:style-name="T33">" to "</text:span><text:span text:style-name="T6"> + output);</text:span></text:p>
      <text:p text:style-name="P21"><text:span text:style-name="T6"><text:s text:c="16"/>out.write(buffer, 0, readed);</text:span></text:p>
      <text:p text:style-name="P21"><text:span text:style-name="T6"><text:s text:c="12"/>}</text:span></text:p>
      <text:p text:style-name="P21"><text:span text:style-name="T6"><text:s text:c="12"/></text:span><text:span text:style-name="T9">print</text:span><text:span text:style-name="T6">(</text:span><text:span text:style-name="T33">"Closed transfer from "</text:span><text:span text:style-name="T6"> + input + </text:span><text:span text:style-name="T33">" to "</text:span><text:span text:style-name="T6"> + output);</text:span></text:p>
      <text:p text:style-name="P21"><text:span text:style-name="T6"><text:s text:c="8"/>} </text:span><text:span text:style-name="T19">catch</text:span><text:span text:style-name="T6"> (IOException e) {</text:span></text:p>
      <text:p text:style-name="P21"><text:span text:style-name="T6"><text:s text:c="12"/>e.printStackTrace();</text:span></text:p>
      <text:p text:style-name="P21"><text:span text:style-name="T6"><text:s text:c="8"/>}</text:span></text:p>
      <text:p text:style-name="P21"><text:span text:style-name="T6"><text:s text:c="4"/>}</text:span></text:p>
      <text:p text:style-name="P19"/>
      <text:p text:style-name="P21"><text:span text:style-name="T6"><text:s text:c="4"/>{</text:span></text:p>
      <text:p text:style-name="P21"><text:span text:style-name="T6"><text:s text:c="8"/></text:span><text:span text:style-name="T23">readThread</text:span><text:span text:style-name="T6"> = </text:span><text:span text:style-name="T19">new</text:span><text:span text:style-name="T6"> Thread(</text:span><text:span text:style-name="T19">new</text:span><text:span text:style-name="T6"> Runnable() {</text:span></text:p>
      <text:p text:style-name="P21"><text:span text:style-name="T6"><text:s text:c="12"/></text:span><text:span text:style-name="T36">@Override</text:span></text:p>
      <text:p text:style-name="P21"><text:span text:style-name="T6"><text:s text:c="12"/></text:span><text:span text:style-name="T19">public</text:span><text:span text:style-name="T6"> </text:span><text:span text:style-name="T19">void</text:span><text:span text:style-name="T6"> run() {</text:span></text:p>
      <text:p text:style-name="P21"><text:span text:style-name="T6"><text:s text:c="16"/>transfer(</text:span><text:span text:style-name="T23">inputSocket</text:span><text:span text:style-name="T6">, </text:span><text:span text:style-name="T23">outputSocket</text:span><text:span text:style-name="T6">);</text:span></text:p>
      <text:p text:style-name="P21"><text:span text:style-name="T6"><text:s text:c="16"/></text:span><text:span text:style-name="T19">synchronized</text:span><text:span text:style-name="T6"> (</text:span><text:span text:style-name="T23">readThread</text:span><text:span text:style-name="T6">) {</text:span></text:p>
      <text:p text:style-name="P21"><text:span text:style-name="T6"><text:s text:c="20"/></text:span><text:span text:style-name="T23">readThread</text:span><text:span text:style-name="T6">.notifyAll();</text:span></text:p>
      <text:p text:style-name="P21"><text:span text:style-name="T6"><text:s text:c="16"/>}</text:span></text:p>
      <text:p text:style-name="P21"><text:span text:style-name="T6"><text:s text:c="12"/>}</text:span></text:p>
      <text:p text:style-name="P21"><text:span text:style-name="T6"><text:s text:c="8"/>});</text:span></text:p>
      <text:p text:style-name="P19"/>
      <text:p text:style-name="P21"><text:span text:style-name="T6"><text:s text:c="8"/></text:span><text:span text:style-name="T23">writeThread</text:span><text:span text:style-name="T6"> = </text:span><text:span text:style-name="T19">new</text:span><text:span text:style-name="T6"> Thread(</text:span><text:span text:style-name="T19">new</text:span><text:span text:style-name="T6"> Runnable() {</text:span></text:p>
      <text:p text:style-name="P21"><text:span text:style-name="T6"><text:s text:c="12"/></text:span><text:span text:style-name="T36">@Override</text:span></text:p>
      <text:p text:style-name="P21"><text:span text:style-name="T6"><text:s text:c="12"/></text:span><text:span text:style-name="T19">public</text:span><text:span text:style-name="T6"> </text:span><text:span text:style-name="T19">void</text:span><text:span text:style-name="T6"> run() {</text:span></text:p>
      <text:p text:style-name="P21"><text:span text:style-name="T6"><text:s text:c="16"/>transfer(</text:span><text:span text:style-name="T23">outputSocket</text:span><text:span text:style-name="T6">, </text:span><text:span text:style-name="T23">inputSocket</text:span><text:span text:style-name="T6">);</text:span></text:p>
      <text:p text:style-name="P21"><text:span text:style-name="T6"><text:s text:c="16"/></text:span><text:span text:style-name="T19">synchronized</text:span><text:span text:style-name="T6"> (</text:span><text:span text:style-name="T23">writeThread</text:span><text:span text:style-name="T6">) {</text:span></text:p>
      <text:p text:style-name="P21"><text:span text:style-name="T6"><text:s text:c="20"/></text:span><text:span text:style-name="T23">writeThread</text:span><text:span text:style-name="T6">.notifyAll();</text:span></text:p>
      <text:p text:style-name="P21"><text:span text:style-name="T6"><text:s text:c="16"/>}</text:span></text:p>
      <text:p text:style-name="P21"><text:span text:style-name="T6"><text:s text:c="12"/>}</text:span></text:p>
      <text:p text:style-name="P21"><text:span text:style-name="T6"><text:s text:c="8"/>});</text:span></text:p>
      <text:p text:style-name="P21"><text:span text:style-name="T6"><text:s text:c="4"/>}</text:span></text:p>
      <text:p text:style-name="P19"/>
      <text:p text:style-name="P21"><text:span text:style-name="T6">}</text:span></text:p>
      <text:p text:style-name="P16"><text:span text:style-name="T20">public</text:span><text:span text:style-name="T6"> </text:span><text:span text:style-name="T19">class</text:span><text:span text:style-name="T6"> TranslatorServer </text:span><text:span text:style-name="T19">implements</text:span><text:span text:style-name="T6"> Runnable {</text:span></text:p>
      <text:p text:style-name="P21"><text:span text:style-name="T6"><text:s text:c="4"/></text:span><text:span text:style-name="T19">private</text:span><text:span text:style-name="T6"> ServerSocket </text:span><text:span text:style-name="T23">server</text:span><text:span text:style-name="T6">;</text:span></text:p>
      <text:p text:style-name="P21"><text:span text:style-name="T6"><text:s text:c="4"/></text:span><text:span text:style-name="T19">private</text:span><text:span text:style-name="T6"> </text:span><text:span text:style-name="T19">boolean</text:span><text:span text:style-name="T6"> </text:span><text:span text:style-name="T23">isRunning</text:span><text:span text:style-name="T6"> = </text:span><text:span text:style-name="T19">false</text:span><text:span text:style-name="T6">;</text:span></text:p>
      <text:p text:style-name="P21"><text:span text:style-name="T6"><text:s text:c="4"/></text:span><text:span text:style-name="T19">private</text:span><text:span text:style-name="T6"> </text:span><text:span text:style-name="T19">boolean</text:span><text:span text:style-name="T6"> </text:span><text:span text:style-name="T23">isRunningInternal</text:span><text:span text:style-name="T6"> = </text:span><text:span text:style-name="T19">false</text:span><text:span text:style-name="T6">;</text:span></text:p>
      <text:p text:style-name="P21"><text:span text:style-name="T6"><text:s text:c="4"/></text:span><text:span text:style-name="T19">private</text:span><text:span text:style-name="T6"> Thread </text:span><text:span text:style-name="T23">serverThread</text:span><text:span text:style-name="T6">;</text:span></text:p>
      <text:p text:style-name="P21"><text:span text:style-name="T6"><text:s text:c="4"/></text:span><text:span text:style-name="T19">private</text:span><text:span text:style-name="T6"> InetSocketAddress </text:span><text:span text:style-name="T23">target</text:span><text:span text:style-name="T6">;</text:span></text:p>
      <text:p text:style-name="P21"><text:span text:style-name="T6"><text:s text:c="4"/></text:span><text:span text:style-name="T19">private</text:span><text:span text:style-name="T6"> </text:span><text:span text:style-name="T19">int</text:span><text:span text:style-name="T6"> </text:span><text:span text:style-name="T23">port</text:span><text:span text:style-name="T6">;</text:span></text:p>
      <text:p text:style-name="P19"/>
      <text:p text:style-name="P21"><text:span text:style-name="T6"><text:s text:c="4"/></text:span><text:span text:style-name="T19">public</text:span><text:span text:style-name="T6"> TranslatorServer(</text:span><text:span text:style-name="T19">int</text:span><text:span text:style-name="T6"> port, InetSocketAddress toWho) </text:span><text:span text:style-name="T19">throws</text:span><text:span text:style-name="T6"> IOException {</text:span></text:p>
      <text:p text:style-name="P21"><text:span text:style-name="T6"><text:s text:c="8"/></text:span><text:span text:style-name="T19">this</text:span><text:span text:style-name="T6">.</text:span><text:span text:style-name="T23">port</text:span><text:span text:style-name="T6"> = port;</text:span></text:p>
      <text:p text:style-name="P21"><text:span text:style-name="T6"><text:s text:c="8"/></text:span><text:span text:style-name="T19">this</text:span><text:span text:style-name="T6">.</text:span><text:span text:style-name="T23">target</text:span><text:span text:style-name="T6"> = toWho;</text:span></text:p>
      <text:p text:style-name="P21"><text:span text:style-name="T6"><text:s text:c="4"/>}</text:span></text:p>
      <text:p text:style-name="P19"/>
      <text:p text:style-name="P21"><text:span text:style-name="T6"><text:s text:c="4"/></text:span><text:span text:style-name="T19">boolean</text:span><text:span text:style-name="T6"> isRunning() {</text:span></text:p>
      <text:p text:style-name="P21"><text:span text:style-name="T6"><text:s text:c="8"/></text:span><text:span text:style-name="T19">return</text:span><text:span text:style-name="T6"> </text:span><text:span text:style-name="T23">isRunning</text:span><text:span text:style-name="T6">;</text:span></text:p>
      <text:p text:style-name="P21"><text:span text:style-name="T6"><text:s text:c="4"/>}</text:span></text:p>
      <text:p text:style-name="P19"/>
      <text:p text:style-name="P21"><text:span text:style-name="T6"><text:s text:c="4"/></text:span><text:span text:style-name="T19">public</text:span><text:span text:style-name="T6"> </text:span><text:span text:style-name="T19">void</text:span><text:span text:style-name="T6"> start() {</text:span></text:p>
      <text:p text:style-name="P21"><text:span text:style-name="T6"><text:s text:c="8"/></text:span><text:span text:style-name="T19">if</text:span><text:span text:style-name="T6"> (!</text:span><text:span text:style-name="T23">isRunning</text:span><text:span text:style-name="T6">) {</text:span></text:p>
      <text:p text:style-name="P21"><text:span text:style-name="T6"><text:s text:c="12"/></text:span><text:span text:style-name="T23">isRunning</text:span><text:span text:style-name="T6"> = </text:span><text:span text:style-name="T19">true</text:span><text:span text:style-name="T6">;</text:span></text:p>
      <text:p text:style-name="P21"><text:span text:style-name="T6"><text:s text:c="12"/></text:span><text:span text:style-name="T19">if</text:span><text:span text:style-name="T6"> (!</text:span><text:span text:style-name="T23">isRunningInternal</text:span><text:span text:style-name="T6">) {</text:span></text:p>
      <text:p text:style-name="P21"><text:soft-page-break/><text:span text:style-name="T6"><text:s text:c="16"/></text:span><text:span text:style-name="T23">serverThread</text:span><text:span text:style-name="T6"> = </text:span><text:span text:style-name="T19">new</text:span><text:span text:style-name="T6"> Thread(</text:span><text:span text:style-name="T19">this</text:span><text:span text:style-name="T6">);</text:span></text:p>
      <text:p text:style-name="P21"><text:span text:style-name="T6"><text:s text:c="16"/></text:span><text:span text:style-name="T23">serverThread</text:span><text:span text:style-name="T6">.start();</text:span></text:p>
      <text:p text:style-name="P21"><text:span text:style-name="T6"><text:s text:c="16"/></text:span><text:span text:style-name="T9">print</text:span><text:span text:style-name="T6">(</text:span><text:span text:style-name="T33">"Started serving port: "</text:span><text:span text:style-name="T6"> + </text:span><text:span text:style-name="T23">port</text:span><text:span text:style-name="T6"> + </text:span><text:span text:style-name="T33">" =&gt; "</text:span><text:span text:style-name="T6"> + </text:span><text:span text:style-name="T23">target</text:span><text:span text:style-name="T6">);</text:span></text:p>
      <text:p text:style-name="P21"><text:span text:style-name="T6"><text:s text:c="12"/>}</text:span></text:p>
      <text:p text:style-name="P21"><text:span text:style-name="T6"><text:s text:c="8"/>}</text:span></text:p>
      <text:p text:style-name="P21"><text:span text:style-name="T6"><text:s text:c="4"/>}</text:span></text:p>
      <text:p text:style-name="P19"/>
      <text:p text:style-name="P21"><text:span text:style-name="T6"><text:s text:c="4"/></text:span><text:span text:style-name="T19">public</text:span><text:span text:style-name="T6"> </text:span><text:span text:style-name="T19">void</text:span><text:span text:style-name="T6"> stop() {</text:span></text:p>
      <text:p text:style-name="P21"><text:span text:style-name="T6"><text:s text:c="8"/></text:span><text:span text:style-name="T19">if</text:span><text:span text:style-name="T6"> (</text:span><text:span text:style-name="T23">isRunning</text:span><text:span text:style-name="T6">) {</text:span></text:p>
      <text:p text:style-name="P21"><text:span text:style-name="T6"><text:s text:c="12"/></text:span><text:span text:style-name="T23">isRunning</text:span><text:span text:style-name="T6"> = </text:span><text:span text:style-name="T19">false</text:span><text:span text:style-name="T6">;</text:span></text:p>
      <text:p text:style-name="P21"><text:span text:style-name="T6"><text:s text:c="12"/></text:span><text:span text:style-name="T19">if</text:span><text:span text:style-name="T6"> (!</text:span><text:span text:style-name="T23">server</text:span><text:span text:style-name="T6">.isClosed()) {</text:span></text:p>
      <text:p text:style-name="P21"><text:span text:style-name="T6"><text:s text:c="16"/></text:span><text:span text:style-name="T19">try</text:span><text:span text:style-name="T6"> {</text:span></text:p>
      <text:p text:style-name="P21"><text:span text:style-name="T6"><text:s text:c="20"/></text:span><text:span text:style-name="T23">server</text:span><text:span text:style-name="T6">.close();</text:span></text:p>
      <text:p text:style-name="P21"><text:span text:style-name="T6"><text:s text:c="16"/>} </text:span><text:span text:style-name="T19">catch</text:span><text:span text:style-name="T6"> (IOException e) {</text:span></text:p>
      <text:p text:style-name="P21"><text:span text:style-name="T6"><text:s text:c="16"/>}</text:span></text:p>
      <text:p text:style-name="P21"><text:span text:style-name="T6"><text:s text:c="12"/>}</text:span></text:p>
      <text:p text:style-name="P21"><text:span text:style-name="T6"><text:s text:c="12"/></text:span><text:span text:style-name="T19">if</text:span><text:span text:style-name="T6"> (</text:span><text:span text:style-name="T23">isRunningInternal</text:span><text:span text:style-name="T6">) {</text:span></text:p>
      <text:p text:style-name="P21"><text:span text:style-name="T6"><text:s text:c="16"/></text:span><text:span text:style-name="T23">serverThread</text:span><text:span text:style-name="T6">.interrupt();</text:span></text:p>
      <text:p text:style-name="P21"><text:span text:style-name="T6"><text:s text:c="16"/></text:span><text:span text:style-name="T9">print</text:span><text:span text:style-name="T6">(</text:span><text:span text:style-name="T33">"Unregistering rule from port: "</text:span><text:span text:style-name="T6"> + </text:span><text:span text:style-name="T23">port</text:span><text:span text:style-name="T6">);</text:span></text:p>
      <text:p text:style-name="P21"><text:span text:style-name="T6"><text:s text:c="12"/>}</text:span></text:p>
      <text:p text:style-name="P21"><text:span text:style-name="T6"><text:s text:c="8"/>}</text:span></text:p>
      <text:p text:style-name="P21"><text:span text:style-name="T6"><text:s text:c="4"/>}</text:span></text:p>
      <text:p text:style-name="P19"/>
      <text:p text:style-name="P21"><text:span text:style-name="T6"><text:s text:c="4"/></text:span><text:span text:style-name="T19">public</text:span><text:span text:style-name="T6"> </text:span><text:span text:style-name="T19">void</text:span><text:span text:style-name="T6"> deregister(InetSocketAddress newTarget) {</text:span></text:p>
      <text:p text:style-name="P21"><text:span text:style-name="T6"><text:s text:c="8"/></text:span><text:span text:style-name="T19">if</text:span><text:span text:style-name="T6"> (!newTarget.getHostString().equals(</text:span><text:span text:style-name="T23">target</text:span><text:span text:style-name="T6">.getHostString()) || </text:span><text:span text:style-name="T23">target</text:span><text:span text:style-name="T6">.isUnresolved()</text:span></text:p>
      <text:p text:style-name="P21"><text:span text:style-name="T6"><text:s text:c="16"/>|| newTarget.getPort() != </text:span><text:span text:style-name="T23">target</text:span><text:span text:style-name="T6">.getPort()) {</text:span></text:p>
      <text:p text:style-name="P19"/>
      <text:p text:style-name="P21"><text:span text:style-name="T6"><text:s text:c="12"/>stop();</text:span></text:p>
      <text:p text:style-name="P21"><text:span text:style-name="T6"><text:s text:c="12"/></text:span><text:span text:style-name="T19">synchronized</text:span><text:span text:style-name="T6"> (</text:span><text:span text:style-name="T23">target</text:span><text:span text:style-name="T6">) {</text:span></text:p>
      <text:p text:style-name="P21"><text:span text:style-name="T6"><text:s text:c="16"/></text:span><text:span text:style-name="T19">try</text:span><text:span text:style-name="T6"> {</text:span></text:p>
      <text:p text:style-name="P21"><text:span text:style-name="T6"><text:s text:c="20"/></text:span><text:span text:style-name="T23">target</text:span><text:span text:style-name="T6">.wait(); </text:span><text:span text:style-name="T39">// block while server is not closed really.</text:span></text:p>
      <text:p text:style-name="P21"><text:span text:style-name="T6"><text:s text:c="16"/>} </text:span><text:span text:style-name="T19">catch</text:span><text:span text:style-name="T6"> (InterruptedException e) {</text:span></text:p>
      <text:p text:style-name="P21"><text:span text:style-name="T6"><text:s text:c="20"/>e.printStackTrace();</text:span></text:p>
      <text:p text:style-name="P21"><text:span text:style-name="T6"><text:s text:c="16"/>}</text:span></text:p>
      <text:p text:style-name="P21"><text:span text:style-name="T6"><text:s text:c="16"/></text:span><text:span text:style-name="T23">target</text:span><text:span text:style-name="T6"> = newTarget;</text:span></text:p>
      <text:p text:style-name="P21"><text:span text:style-name="T6"><text:s text:c="12"/>}</text:span></text:p>
      <text:p text:style-name="P19"/>
      <text:p text:style-name="P21"><text:span text:style-name="T6"><text:s text:c="8"/>}</text:span></text:p>
      <text:p text:style-name="P19"/>
      <text:p text:style-name="P21"><text:span text:style-name="T6"><text:s text:c="4"/>}</text:span></text:p>
      <text:p text:style-name="P19"/>
      <text:p text:style-name="P21"><text:span text:style-name="T6"><text:s text:c="4"/></text:span><text:span text:style-name="T36">@Override</text:span></text:p>
      <text:p text:style-name="P21"><text:span text:style-name="T6"><text:s text:c="4"/></text:span><text:span text:style-name="T19">public</text:span><text:span text:style-name="T6"> </text:span><text:span text:style-name="T19">void</text:span><text:span text:style-name="T6"> run() {</text:span></text:p>
      <text:p text:style-name="P21"><text:span text:style-name="T6"><text:s text:c="8"/></text:span><text:span text:style-name="T19">try</text:span><text:span text:style-name="T6"> {</text:span></text:p>
      <text:p text:style-name="P21"><text:span text:style-name="T6"><text:s text:c="12"/></text:span><text:span text:style-name="T23">server</text:span><text:span text:style-name="T6"> = </text:span><text:span text:style-name="T19">new</text:span><text:span text:style-name="T6"> ServerSocket(</text:span><text:span text:style-name="T23">port</text:span><text:span text:style-name="T6">);</text:span></text:p>
      <text:p text:style-name="P21"><text:span text:style-name="T6"><text:s text:c="8"/>} </text:span><text:span text:style-name="T19">catch</text:span><text:span text:style-name="T6"> (IOException e1) {</text:span></text:p>
      <text:p text:style-name="P21"><text:span text:style-name="T6"><text:s text:c="12"/>e1.printStackTrace();</text:span></text:p>
      <text:p text:style-name="P21"><text:span text:style-name="T6"><text:s text:c="12"/></text:span><text:span text:style-name="T23">isRunning</text:span><text:span text:style-name="T6"> = </text:span><text:span text:style-name="T19">false</text:span><text:span text:style-name="T6">;</text:span></text:p>
      <text:p text:style-name="P21"><text:span text:style-name="T6"><text:s text:c="12"/></text:span><text:span text:style-name="T19">return</text:span><text:span text:style-name="T6">;</text:span></text:p>
      <text:p text:style-name="P21"><text:span text:style-name="T6"><text:s text:c="8"/>}</text:span></text:p>
      <text:p text:style-name="P21"><text:span text:style-name="T6"><text:s text:c="8"/></text:span><text:span text:style-name="T23">isRunningInternal</text:span><text:span text:style-name="T6"> = </text:span><text:span text:style-name="T19">true</text:span><text:span text:style-name="T6">;</text:span></text:p>
      <text:p text:style-name="P19"/>
      <text:p text:style-name="P21"><text:span text:style-name="T6"><text:s text:c="8"/></text:span><text:span text:style-name="T19">while</text:span><text:span text:style-name="T6"> (</text:span><text:span text:style-name="T19">true</text:span><text:span text:style-name="T6">) {</text:span></text:p>
      <text:p text:style-name="P21"><text:span text:style-name="T6"><text:s text:c="12"/></text:span><text:span text:style-name="T19">if</text:span><text:span text:style-name="T6"> (!</text:span><text:span text:style-name="T23">serverThread</text:span><text:span text:style-name="T6">.isInterrupted()) {</text:span></text:p>
      <text:p text:style-name="P21"><text:span text:style-name="T6"><text:s text:c="16"/></text:span><text:span text:style-name="T19">try</text:span><text:span text:style-name="T6"> {</text:span></text:p>
      <text:p text:style-name="P21"><text:span text:style-name="T6"><text:s text:c="20"/></text:span><text:span text:style-name="T19">if</text:span><text:span text:style-name="T6"> (!</text:span><text:span text:style-name="T23">server</text:span><text:span text:style-name="T6">.isClosed()) {</text:span></text:p>
      <text:p text:style-name="P21"><text:span text:style-name="T6"><text:s text:c="24"/>Socket inSocket = </text:span><text:span text:style-name="T23">server</text:span><text:span text:style-name="T6">.accept();</text:span></text:p>
      <text:p text:style-name="P21"><text:span text:style-name="T6"><text:s text:c="24"/>ConnectionHandler handler = </text:span><text:span text:style-name="T19">new</text:span><text:span text:style-name="T6"> ConnectionHandler(inSocket, </text:span><text:span text:style-name="T23">target</text:span><text:span text:style-name="T6">);</text:span></text:p>
      <text:p text:style-name="P21"><text:span text:style-name="T6"><text:s text:c="24"/>Thread connection = </text:span><text:span text:style-name="T19">new</text:span><text:span text:style-name="T6"> Thread(handler);</text:span></text:p>
      <text:p text:style-name="P21"><text:span text:style-name="T6"><text:s text:c="24"/>connection.run();</text:span></text:p>
      <text:p text:style-name="P21"><text:span text:style-name="T6"><text:s text:c="20"/>}</text:span></text:p>
      <text:p text:style-name="P21"><text:span text:style-name="T6"><text:s text:c="16"/>} </text:span><text:span text:style-name="T19">catch</text:span><text:span text:style-name="T6"> (IOException e) {</text:span></text:p>
      <text:p text:style-name="P21"><text:span text:style-name="T6"><text:s text:c="20"/></text:span><text:span text:style-name="T9">print</text:span><text:span text:style-name="T6">(</text:span><text:span text:style-name="T33">"Interrupted connection: "</text:span><text:span text:style-name="T6"> + </text:span><text:span text:style-name="T23">port</text:span><text:span text:style-name="T6"> + </text:span><text:span text:style-name="T33">" =&gt; "</text:span><text:span text:style-name="T6"> + </text:span><text:span text:style-name="T23">target</text:span><text:span text:style-name="T6">);</text:span></text:p>
      <text:p text:style-name="P21"><text:span text:style-name="T6"><text:s text:c="16"/>}</text:span></text:p>
      <text:p text:style-name="P21"><text:span text:style-name="T6"><text:s text:c="12"/>}</text:span></text:p>
      <text:p text:style-name="P21"><text:span text:style-name="T6"><text:s text:c="12"/></text:span><text:span text:style-name="T19">if</text:span><text:span text:style-name="T6"> (!</text:span><text:span text:style-name="T23">isRunning</text:span><text:span text:style-name="T6">) {</text:span></text:p>
      <text:p text:style-name="P21"><text:span text:style-name="T6"><text:s text:c="16"/></text:span><text:span text:style-name="T23">isRunningInternal</text:span><text:span text:style-name="T6"> = </text:span><text:span text:style-name="T19">false</text:span><text:span text:style-name="T6">;</text:span></text:p>
      <text:p text:style-name="P21"><text:span text:style-name="T6"><text:s text:c="16"/></text:span><text:span text:style-name="T19">synchronized</text:span><text:span text:style-name="T6"> (</text:span><text:span text:style-name="T23">target</text:span><text:span text:style-name="T6">) { </text:span><text:span text:style-name="T39">// notify, that closed</text:span></text:p>
      <text:p text:style-name="P21"><text:span text:style-name="T6"><text:s text:c="20"/></text:span><text:span text:style-name="T23">target</text:span><text:span text:style-name="T6">.notifyAll();</text:span></text:p>
      <text:p text:style-name="P21"><text:span text:style-name="T6"><text:s text:c="16"/>}</text:span></text:p>
      <text:p text:style-name="P21"><text:span text:style-name="T6"><text:s text:c="16"/></text:span><text:span text:style-name="T19">return</text:span><text:span text:style-name="T6">;</text:span></text:p>
      <text:p text:style-name="P21"><text:span text:style-name="T6"><text:s text:c="12"/>}</text:span></text:p>
      <text:p text:style-name="P21"><text:span text:style-name="T6"><text:s text:c="8"/>}</text:span></text:p>
      <text:p text:style-name="P19"/>
      <text:p text:style-name="P21"><text:span text:style-name="T6"><text:s text:c="4"/>}</text:span></text:p>
      <text:p text:style-name="P21"><text:span text:style-name="T6">}</text:span></text:p>
      <text:p text:style-name="P27"><text:span text:style-name="T16"/></text:p>
      <text:p text:style-name="P27"><text:span text:style-name="T16">Файловый сервер</text:span></text:p>
      <text:p text:style-name="P17"><text:span text:style-name="T21">public</text:span><text:span text:style-name="T11"> </text:span><text:span text:style-name="T21">class</text:span><text:span text:style-name="T11"> FileSender {</text:span></text:p>
      <text:p text:style-name="P20"/>
      <text:p text:style-name="P22"><text:span text:style-name="T11"><text:s text:c="4"/></text:span><text:span text:style-name="T21">public</text:span><text:span text:style-name="T11"> </text:span><text:span text:style-name="T21">static</text:span><text:span text:style-name="T11"> </text:span><text:span text:style-name="T21">void</text:span><text:span text:style-name="T11"> main(String[] args) </text:span><text:span text:style-name="T21">throws</text:span><text:span text:style-name="T11"> IOException {</text:span></text:p>
      <text:p text:style-name="P22"><text:soft-page-break/><text:span text:style-name="T11"><text:s text:c="8"/>Runnable toRun;</text:span></text:p>
      <text:p text:style-name="P22"><text:span text:style-name="T11"><text:s text:c="8"/></text:span><text:span text:style-name="T21">if</text:span><text:span text:style-name="T11"> (args.</text:span><text:span text:style-name="T30">length</text:span><text:span text:style-name="T11"> &gt; 0) {</text:span></text:p>
      <text:p text:style-name="P22"><text:span text:style-name="T11"><text:s text:c="12"/></text:span><text:span text:style-name="T21">if</text:span><text:span text:style-name="T11"> (args[0].equals(</text:span><text:span text:style-name="T35">"client"</text:span><text:span text:style-name="T11">) &amp;&amp; args.</text:span><text:span text:style-name="T30">length</text:span><text:span text:style-name="T11"> &gt; 2) {</text:span></text:p>
      <text:p text:style-name="P22"><text:span text:style-name="T11"><text:s text:c="16"/>toRun = </text:span><text:span text:style-name="T21">new</text:span><text:span text:style-name="T11"> Client(</text:span><text:span text:style-name="T21">new</text:span><text:span text:style-name="T11"> File(args[2]), InetAddress.</text:span><text:span text:style-name="T10">getByName</text:span><text:span text:style-name="T11">(args[1]));</text:span></text:p>
      <text:p text:style-name="P20"/>
      <text:p text:style-name="P22"><text:span text:style-name="T11"><text:s text:c="12"/>} </text:span><text:span text:style-name="T21">else</text:span><text:span text:style-name="T11"> </text:span><text:span text:style-name="T21">if</text:span><text:span text:style-name="T11"> (args[0].equals(</text:span><text:span text:style-name="T35">"server"</text:span><text:span text:style-name="T11">)) {</text:span></text:p>
      <text:p text:style-name="P22"><text:span text:style-name="T11"><text:s text:c="16"/>toRun = </text:span><text:span text:style-name="T21">new</text:span><text:span text:style-name="T11"> Server();</text:span></text:p>
      <text:p text:style-name="P22"><text:span text:style-name="T11"><text:s text:c="12"/>} </text:span><text:span text:style-name="T21">else</text:span><text:span text:style-name="T11"> {</text:span></text:p>
      <text:p text:style-name="P22"><text:span text:style-name="T11"><text:s text:c="16"/>System.</text:span><text:span text:style-name="T29">out</text:span><text:span text:style-name="T11">.println(</text:span><text:span text:style-name="T35">"Invalid parameters"</text:span><text:span text:style-name="T11">);</text:span></text:p>
      <text:p text:style-name="P22"><text:span text:style-name="T11"><text:s text:c="16"/></text:span><text:span text:style-name="T21">return</text:span><text:span text:style-name="T11">;</text:span></text:p>
      <text:p text:style-name="P22"><text:span text:style-name="T11"><text:s text:c="12"/>}</text:span></text:p>
      <text:p text:style-name="P22"><text:span text:style-name="T11"><text:s text:c="12"/>toRun.run();</text:span></text:p>
      <text:p text:style-name="P22"><text:span text:style-name="T11"><text:s text:c="8"/>} </text:span><text:span text:style-name="T21">else</text:span><text:span text:style-name="T11"> {</text:span></text:p>
      <text:p text:style-name="P22"><text:span text:style-name="T11"><text:s text:c="12"/>System.</text:span><text:span text:style-name="T29">out</text:span><text:span text:style-name="T11">.println(</text:span><text:span text:style-name="T35">"Run parameters:\n\tserver to start as server;\n\t"</text:span></text:p>
      <text:p text:style-name="P22"><text:span text:style-name="T11"><text:s text:c="20"/>+ </text:span><text:span text:style-name="T35">"client address fileName (to send file to server)"</text:span><text:span text:style-name="T11">);</text:span></text:p>
      <text:p text:style-name="P22"><text:span text:style-name="T11"><text:s text:c="12"/></text:span><text:span text:style-name="T21">return</text:span><text:span text:style-name="T11">;</text:span></text:p>
      <text:p text:style-name="P22"><text:span text:style-name="T11"><text:s text:c="8"/>}</text:span></text:p>
      <text:p text:style-name="P20"/>
      <text:p text:style-name="P22"><text:span text:style-name="T11"><text:s text:c="4"/>}</text:span></text:p>
      <text:p text:style-name="P20"/>
      <text:p text:style-name="P22"><text:span text:style-name="T11">}</text:span></text:p>
      <text:p text:style-name="P17"><text:span text:style-name="T21">public</text:span><text:span text:style-name="T11"> </text:span><text:span text:style-name="T21">class</text:span><text:span text:style-name="T11"> Client </text:span><text:span text:style-name="T21">implements</text:span><text:span text:style-name="T11"> Runnable {</text:span></text:p>
      <text:p text:style-name="P20"/>
      <text:p text:style-name="P22"><text:span text:style-name="T11"><text:s text:c="4"/></text:span><text:span text:style-name="T21">private</text:span><text:span text:style-name="T11"> File </text:span><text:span text:style-name="T30">file</text:span><text:span text:style-name="T11">;</text:span></text:p>
      <text:p text:style-name="P22"><text:span text:style-name="T11"><text:s text:c="4"/></text:span><text:span text:style-name="T21">private</text:span><text:span text:style-name="T11"> String </text:span><text:span text:style-name="T30">filename</text:span><text:span text:style-name="T11">;</text:span></text:p>
      <text:p text:style-name="P22"><text:span text:style-name="T11"><text:s text:c="4"/></text:span><text:span text:style-name="T21">private</text:span><text:span text:style-name="T11"> InetAddress </text:span><text:span text:style-name="T30">server</text:span><text:span text:style-name="T11">;</text:span></text:p>
      <text:p text:style-name="P20"/>
      <text:p text:style-name="P22"><text:span text:style-name="T11"><text:s text:c="4"/></text:span><text:span text:style-name="T21">public</text:span><text:span text:style-name="T11"> Client(File file, InetAddress server) {</text:span></text:p>
      <text:p text:style-name="P22"><text:span text:style-name="T11"><text:s text:c="8"/></text:span><text:span text:style-name="T21">this</text:span><text:span text:style-name="T11">.</text:span><text:span text:style-name="T30">server</text:span><text:span text:style-name="T11"> = server;</text:span></text:p>
      <text:p text:style-name="P22"><text:span text:style-name="T11"><text:s text:c="8"/></text:span><text:span text:style-name="T21">this</text:span><text:span text:style-name="T11">.</text:span><text:span text:style-name="T30">file</text:span><text:span text:style-name="T11"> = file;</text:span></text:p>
      <text:p text:style-name="P22"><text:span text:style-name="T11"><text:s text:c="8"/></text:span><text:span text:style-name="T21">if</text:span><text:span text:style-name="T11"> (!file.exists()) {</text:span></text:p>
      <text:p text:style-name="P22"><text:span text:style-name="T11"><text:s text:c="12"/>System.</text:span><text:span text:style-name="T29">out</text:span><text:span text:style-name="T11">.println(</text:span><text:span text:style-name="T35">"File is not exists can't send"</text:span><text:span text:style-name="T11">);</text:span></text:p>
      <text:p text:style-name="P22"><text:span text:style-name="T11"><text:s text:c="12"/></text:span><text:span text:style-name="T21">throw</text:span><text:span text:style-name="T11"> </text:span><text:span text:style-name="T21">new</text:span><text:span text:style-name="T11"> RuntimeException();</text:span></text:p>
      <text:p text:style-name="P22"><text:span text:style-name="T11"><text:s text:c="8"/>}</text:span></text:p>
      <text:p text:style-name="P22"><text:span text:style-name="T11"><text:s text:c="8"/>String[] pathToFile = file.getPath().split(File.</text:span><text:span text:style-name="T29">pathSeparator</text:span><text:span text:style-name="T11">);</text:span></text:p>
      <text:p text:style-name="P22"><text:span text:style-name="T11"><text:s text:c="8"/></text:span><text:span text:style-name="T30">filename</text:span><text:span text:style-name="T11"> = pathToFile[pathToFile.</text:span><text:span text:style-name="T30">length</text:span><text:span text:style-name="T11"> - 1];</text:span></text:p>
      <text:p text:style-name="P22"><text:span text:style-name="T11"><text:s text:c="4"/>}</text:span></text:p>
      <text:p text:style-name="P20"/>
      <text:p text:style-name="P22"><text:span text:style-name="T11"><text:s text:c="4"/></text:span><text:span text:style-name="T38">@Override</text:span></text:p>
      <text:p text:style-name="P22"><text:span text:style-name="T11"><text:s text:c="4"/></text:span><text:span text:style-name="T21">public</text:span><text:span text:style-name="T11"> </text:span><text:span text:style-name="T21">void</text:span><text:span text:style-name="T11"> run() {</text:span></text:p>
      <text:p text:style-name="P22"><text:span text:style-name="T11"><text:s text:c="8"/>System.</text:span><text:span text:style-name="T29">out</text:span><text:span text:style-name="T11">.println(</text:span><text:span text:style-name="T35">"Sendind file ["</text:span><text:span text:style-name="T11"> + </text:span><text:span text:style-name="T30">filename</text:span><text:span text:style-name="T11"> + </text:span><text:span text:style-name="T35">"] to "</text:span><text:span text:style-name="T11"> + </text:span><text:span text:style-name="T30">server</text:span><text:span text:style-name="T11">);</text:span></text:p>
      <text:p text:style-name="P20"/>
      <text:p text:style-name="P22"><text:span text:style-name="T11"><text:s text:c="8"/></text:span><text:span text:style-name="T21">try</text:span><text:span text:style-name="T11"> {</text:span></text:p>
      <text:p text:style-name="P22"><text:span text:style-name="T11"><text:s text:c="12"/>Socket socket = </text:span><text:span text:style-name="T21">new</text:span><text:span text:style-name="T11"> Socket(</text:span><text:span text:style-name="T30">server</text:span><text:span text:style-name="T11">, Server.</text:span><text:span text:style-name="T29">PORT</text:span><text:span text:style-name="T11">);</text:span></text:p>
      <text:p text:style-name="P20"/>
      <text:p text:style-name="P22"><text:span text:style-name="T11"><text:s text:c="12"/></text:span><text:span text:style-name="T21">final</text:span><text:span text:style-name="T11"> </text:span><text:span text:style-name="T21">int</text:span><text:span text:style-name="T11"> bufferLen = 1024;</text:span></text:p>
      <text:p text:style-name="P22"><text:span text:style-name="T11"><text:s text:c="12"/></text:span><text:span text:style-name="T21">byte</text:span><text:span text:style-name="T11">[] buffer = </text:span><text:span text:style-name="T21">new</text:span><text:span text:style-name="T11"> </text:span><text:span text:style-name="T21">byte</text:span><text:span text:style-name="T11">[1024];</text:span></text:p>
      <text:p text:style-name="P20"/>
      <text:p text:style-name="P22"><text:span text:style-name="T11"><text:s text:c="12"/>OutputStream out = socket.getOutputStream();</text:span></text:p>
      <text:p text:style-name="P22"><text:span text:style-name="T11"><text:s text:c="12"/>FileInputStream in = </text:span><text:span text:style-name="T21">new</text:span><text:span text:style-name="T11"> FileInputStream(</text:span><text:span text:style-name="T30">file</text:span><text:span text:style-name="T11">);</text:span></text:p>
      <text:p text:style-name="P20"/>
      <text:p text:style-name="P22"><text:span text:style-name="T11"><text:s text:c="12"/></text:span><text:span text:style-name="T42">// send file name</text:span></text:p>
      <text:p text:style-name="P22"><text:span text:style-name="T11"><text:s text:c="12"/></text:span><text:span text:style-name="T21">byte</text:span><text:span text:style-name="T11">[] nameBuffer = </text:span><text:span text:style-name="T30">filename</text:span><text:span text:style-name="T11">.getBytes(</text:span><text:span text:style-name="T35">"UTF-8"</text:span><text:span text:style-name="T11">);</text:span></text:p>
      <text:p text:style-name="P22"><text:span text:style-name="T11"><text:s text:c="12"/></text:span><text:span text:style-name="T21">for</text:span><text:span text:style-name="T11"> (</text:span><text:span text:style-name="T21">int</text:span><text:span text:style-name="T11"> i = 0; i &lt; bufferLen; ++i) {</text:span></text:p>
      <text:p text:style-name="P22"><text:span text:style-name="T11"><text:s text:c="16"/></text:span><text:span text:style-name="T21">if</text:span><text:span text:style-name="T11"> (i &lt; nameBuffer.</text:span><text:span text:style-name="T30">length</text:span><text:span text:style-name="T11">) {</text:span></text:p>
      <text:p text:style-name="P22"><text:span text:style-name="T11"><text:s text:c="20"/>buffer[i] = nameBuffer[i];</text:span></text:p>
      <text:p text:style-name="P22"><text:span text:style-name="T11"><text:s text:c="16"/>} </text:span><text:span text:style-name="T21">else</text:span><text:span text:style-name="T11"> {</text:span></text:p>
      <text:p text:style-name="P22"><text:span text:style-name="T11"><text:s text:c="20"/>buffer[i] = 0;</text:span></text:p>
      <text:p text:style-name="P22"><text:span text:style-name="T11"><text:s text:c="16"/>}</text:span></text:p>
      <text:p text:style-name="P22"><text:span text:style-name="T11"><text:s text:c="12"/>}</text:span></text:p>
      <text:p text:style-name="P20"/>
      <text:p text:style-name="P22"><text:span text:style-name="T11"><text:s text:c="12"/>out.write(buffer, 0, bufferLen);</text:span></text:p>
      <text:p text:style-name="P20"/>
      <text:p text:style-name="P22"><text:span text:style-name="T11"><text:s text:c="12"/></text:span><text:span text:style-name="T42">// send file data</text:span></text:p>
      <text:p text:style-name="P22"><text:span text:style-name="T11"><text:s text:c="12"/></text:span><text:span text:style-name="T21">int</text:span><text:span text:style-name="T11"> readed = 0;</text:span></text:p>
      <text:p text:style-name="P22"><text:span text:style-name="T11"><text:s text:c="12"/></text:span><text:span text:style-name="T21">while</text:span><text:span text:style-name="T11"> ((readed = in.read(buffer, 0, bufferLen)) &gt;= 0) {</text:span></text:p>
      <text:p text:style-name="P22"><text:span text:style-name="T11"><text:s text:c="16"/>out.write(buffer, 0, readed);</text:span></text:p>
      <text:p text:style-name="P22"><text:span text:style-name="T11"><text:s text:c="12"/>}</text:span></text:p>
      <text:p text:style-name="P20"/>
      <text:p text:style-name="P22"><text:span text:style-name="T11"><text:s text:c="12"/>in.close();</text:span></text:p>
      <text:p text:style-name="P22"><text:span text:style-name="T11"><text:s text:c="12"/>System.</text:span><text:span text:style-name="T29">out</text:span><text:span text:style-name="T11">.println(</text:span><text:span text:style-name="T35">"Successfully sended"</text:span><text:span text:style-name="T11">);</text:span></text:p>
      <text:p text:style-name="P22"><text:span text:style-name="T11"><text:s text:c="12"/>socket.close();</text:span></text:p>
      <text:p text:style-name="P22"><text:span text:style-name="T11"><text:s text:c="8"/>} </text:span><text:span text:style-name="T21">catch</text:span><text:span text:style-name="T11"> (IOException e) {</text:span></text:p>
      <text:p text:style-name="P22"><text:span text:style-name="T11"><text:s text:c="12"/>System.</text:span><text:span text:style-name="T29">out</text:span><text:span text:style-name="T11">.println(</text:span><text:span text:style-name="T35">"Can't send message"</text:span><text:span text:style-name="T11">);</text:span></text:p>
      <text:p text:style-name="P22"><text:span text:style-name="T11"><text:s text:c="12"/>e.printStackTrace();</text:span></text:p>
      <text:p text:style-name="P22"><text:span text:style-name="T11"><text:s text:c="8"/>}</text:span></text:p>
      <text:p text:style-name="P22"><text:span text:style-name="T11"><text:s text:c="4"/>}</text:span></text:p>
      <text:p text:style-name="P22"><text:span text:style-name="T11">}</text:span></text:p>
      <text:p text:style-name="P17"><text:span text:style-name="T21">public</text:span><text:span text:style-name="T11"> </text:span><text:span text:style-name="T21">class</text:span><text:span text:style-name="T11"> ConnectionHandler </text:span><text:span text:style-name="T21">implements</text:span><text:span text:style-name="T11"> Runnable {</text:span></text:p>
      <text:p text:style-name="P20"/>
      <text:p text:style-name="P22"><text:span text:style-name="T11"><text:s text:c="4"/></text:span><text:span text:style-name="T21">private</text:span><text:span text:style-name="T11"> Socket </text:span><text:span text:style-name="T30">client</text:span><text:span text:style-name="T11">;</text:span></text:p>
      <text:p text:style-name="P20"/>
      <text:p text:style-name="P22"><text:span text:style-name="T11"><text:s text:c="4"/></text:span><text:span text:style-name="T21">public</text:span><text:span text:style-name="T11"> ConnectionHandler(Socket client) {</text:span></text:p>
      <text:p text:style-name="P22"><text:soft-page-break/><text:span text:style-name="T11"><text:s text:c="8"/></text:span><text:span text:style-name="T21">this</text:span><text:span text:style-name="T11">.</text:span><text:span text:style-name="T30">client</text:span><text:span text:style-name="T11"> = client;</text:span></text:p>
      <text:p text:style-name="P22"><text:span text:style-name="T11"><text:s text:c="4"/>}</text:span></text:p>
      <text:p text:style-name="P20"/>
      <text:p text:style-name="P22"><text:span text:style-name="T11"><text:s text:c="4"/></text:span><text:span text:style-name="T21">private</text:span><text:span text:style-name="T11"> </text:span><text:span text:style-name="T21">void</text:span><text:span text:style-name="T11"> print(String s) {</text:span></text:p>
      <text:p text:style-name="P22"><text:span text:style-name="T11"><text:s text:c="8"/>System.</text:span><text:span text:style-name="T29">out</text:span><text:span text:style-name="T11">.println(</text:span><text:span text:style-name="T30">client</text:span><text:span text:style-name="T11">.getInetAddress() + </text:span><text:span text:style-name="T35">": "</text:span><text:span text:style-name="T11"> + s);</text:span></text:p>
      <text:p text:style-name="P22"><text:span text:style-name="T11"><text:s text:c="4"/>}</text:span></text:p>
      <text:p text:style-name="P20"/>
      <text:p text:style-name="P22"><text:span text:style-name="T11"><text:s text:c="4"/></text:span><text:span text:style-name="T38">@Override</text:span></text:p>
      <text:p text:style-name="P22"><text:span text:style-name="T11"><text:s text:c="4"/></text:span><text:span text:style-name="T21">public</text:span><text:span text:style-name="T11"> </text:span><text:span text:style-name="T21">void</text:span><text:span text:style-name="T11"> run() {</text:span></text:p>
      <text:p text:style-name="P22"><text:span text:style-name="T11"><text:s text:c="8"/></text:span><text:span text:style-name="T21">final</text:span><text:span text:style-name="T11"> </text:span><text:span text:style-name="T21">int</text:span><text:span text:style-name="T11"> bufferLen = 1024;</text:span></text:p>
      <text:p text:style-name="P22"><text:span text:style-name="T11"><text:s text:c="8"/></text:span><text:span text:style-name="T21">byte</text:span><text:span text:style-name="T11">[] buffer = </text:span><text:span text:style-name="T21">new</text:span><text:span text:style-name="T11"> </text:span><text:span text:style-name="T21">byte</text:span><text:span text:style-name="T11">[1024];</text:span></text:p>
      <text:p text:style-name="P20"/>
      <text:p text:style-name="P22"><text:span text:style-name="T11"><text:s text:c="8"/></text:span><text:span text:style-name="T21">try</text:span><text:span text:style-name="T11"> {</text:span></text:p>
      <text:p text:style-name="P22"><text:span text:style-name="T11"><text:s text:c="12"/>InputStream in = </text:span><text:span text:style-name="T30">client</text:span><text:span text:style-name="T11">.getInputStream();</text:span></text:p>
      <text:p text:style-name="P20"/>
      <text:p text:style-name="P22"><text:span text:style-name="T11"><text:s text:c="12"/></text:span><text:span text:style-name="T42">// read file name</text:span></text:p>
      <text:p text:style-name="P22"><text:span text:style-name="T11"><text:s text:c="12"/>in.read(buffer, 0, bufferLen);</text:span></text:p>
      <text:p text:style-name="P22"><text:span text:style-name="T11"><text:s text:c="12"/>String filename = </text:span><text:span text:style-name="T35">"UNKNOWN"</text:span><text:span text:style-name="T11">;</text:span></text:p>
      <text:p text:style-name="P22"><text:span text:style-name="T11"><text:s text:c="12"/></text:span><text:span text:style-name="T21">for</text:span><text:span text:style-name="T11"> (</text:span><text:span text:style-name="T21">int</text:span><text:span text:style-name="T11"> i = 0; i &lt; bufferLen; ++i) {</text:span></text:p>
      <text:p text:style-name="P22"><text:span text:style-name="T11"><text:s text:c="16"/></text:span><text:span text:style-name="T21">if</text:span><text:span text:style-name="T11"> (buffer[i] == 0) {</text:span></text:p>
      <text:p text:style-name="P22"><text:span text:style-name="T11"><text:s text:c="20"/>filename = </text:span><text:span text:style-name="T21">new</text:span><text:span text:style-name="T11"> String(buffer, 0, i, </text:span><text:span text:style-name="T35">"UTF-8"</text:span><text:span text:style-name="T11">);</text:span></text:p>
      <text:p text:style-name="P22"><text:span text:style-name="T11"><text:s text:c="20"/></text:span><text:span text:style-name="T21">break</text:span><text:span text:style-name="T11">;</text:span></text:p>
      <text:p text:style-name="P22"><text:span text:style-name="T11"><text:s text:c="16"/>}</text:span></text:p>
      <text:p text:style-name="P22"><text:span text:style-name="T11"><text:s text:c="12"/>}</text:span></text:p>
      <text:p text:style-name="P22"><text:span text:style-name="T11"><text:s text:c="12"/>print(</text:span><text:span text:style-name="T35">"Recieved file: ["</text:span><text:span text:style-name="T11"> + filename + </text:span><text:span text:style-name="T35">"] from "</text:span><text:span text:style-name="T11"> + </text:span><text:span text:style-name="T30">client</text:span><text:span text:style-name="T11">.getInetAddress());</text:span></text:p>
      <text:p text:style-name="P22"><text:span text:style-name="T11"><text:s text:c="12"/></text:span><text:span text:style-name="T42">// Check, if file Exists</text:span></text:p>
      <text:p text:style-name="P22"><text:span text:style-name="T11"><text:s text:c="12"/>File file = </text:span><text:span text:style-name="T21">new</text:span><text:span text:style-name="T11"> File(filename);</text:span></text:p>
      <text:p text:style-name="P22"><text:span text:style-name="T11"><text:s text:c="12"/></text:span><text:span text:style-name="T21">if</text:span><text:span text:style-name="T11"> (file.exists()) {</text:span></text:p>
      <text:p text:style-name="P22"><text:span text:style-name="T11"><text:s text:c="16"/>print(</text:span><text:span text:style-name="T35">"File with this name exists..."</text:span><text:span text:style-name="T11">);</text:span></text:p>
      <text:p text:style-name="P22"><text:span text:style-name="T11"><text:s text:c="16"/></text:span><text:span text:style-name="T21">for</text:span><text:span text:style-name="T11"> (</text:span><text:span text:style-name="T21">int</text:span><text:span text:style-name="T11"> i = 0; i &lt; 9999; ++i) {</text:span></text:p>
      <text:p text:style-name="P22"><text:span text:style-name="T11"><text:s text:c="20"/>file = </text:span><text:span text:style-name="T21">new</text:span><text:span text:style-name="T11"> File(filename + </text:span><text:span text:style-name="T35">" (copy "</text:span><text:span text:style-name="T11"> + i + </text:span><text:span text:style-name="T35">")"</text:span><text:span text:style-name="T11">);</text:span></text:p>
      <text:p text:style-name="P22"><text:span text:style-name="T11"><text:s text:c="20"/></text:span><text:span text:style-name="T21">if</text:span><text:span text:style-name="T11"> (!file.exists()) {</text:span></text:p>
      <text:p text:style-name="P22"><text:span text:style-name="T11"><text:s text:c="24"/></text:span><text:span text:style-name="T21">break</text:span><text:span text:style-name="T11">;</text:span></text:p>
      <text:p text:style-name="P22"><text:span text:style-name="T11"><text:s text:c="20"/>}</text:span></text:p>
      <text:p text:style-name="P22"><text:span text:style-name="T11"><text:s text:c="16"/>}</text:span></text:p>
      <text:p text:style-name="P22"><text:span text:style-name="T11"><text:s text:c="12"/>}</text:span></text:p>
      <text:p text:style-name="P22"><text:span text:style-name="T11"><text:s text:c="12"/>file.createNewFile();</text:span></text:p>
      <text:p text:style-name="P22"><text:span text:style-name="T11"><text:s text:c="12"/>print(</text:span><text:span text:style-name="T35">"Writing to file "</text:span><text:span text:style-name="T11"> + file.getAbsolutePath());</text:span></text:p>
      <text:p text:style-name="P22"><text:span text:style-name="T11"><text:s text:c="12"/></text:span><text:span text:style-name="T42">// write to file</text:span></text:p>
      <text:p text:style-name="P22"><text:span text:style-name="T11"><text:s text:c="12"/>FileOutputStream out = </text:span><text:span text:style-name="T21">new</text:span><text:span text:style-name="T11"> FileOutputStream(file);</text:span></text:p>
      <text:p text:style-name="P20"/>
      <text:p text:style-name="P22"><text:span text:style-name="T11"><text:s text:c="12"/></text:span><text:span text:style-name="T21">int</text:span><text:span text:style-name="T11"> readed = 0;</text:span></text:p>
      <text:p text:style-name="P22"><text:span text:style-name="T11"><text:s text:c="12"/></text:span><text:span text:style-name="T21">while</text:span><text:span text:style-name="T11"> ((readed = in.read(buffer, 0, bufferLen)) &gt;= 0) {</text:span></text:p>
      <text:p text:style-name="P22"><text:span text:style-name="T11"><text:s text:c="16"/>out.write(buffer, 0, readed);</text:span></text:p>
      <text:p text:style-name="P22"><text:span text:style-name="T11"><text:s text:c="12"/>}</text:span></text:p>
      <text:p text:style-name="P22"><text:span text:style-name="T11"><text:s text:c="12"/>out.close();</text:span></text:p>
      <text:p text:style-name="P22"><text:span text:style-name="T11"><text:s text:c="12"/>print(</text:span><text:span text:style-name="T35">"Successfully writed"</text:span><text:span text:style-name="T11">);</text:span></text:p>
      <text:p text:style-name="P20"/>
      <text:p text:style-name="P22"><text:span text:style-name="T11"><text:s text:c="8"/>} </text:span><text:span text:style-name="T21">catch</text:span><text:span text:style-name="T11"> (IOException e) {</text:span></text:p>
      <text:p text:style-name="P22"><text:span text:style-name="T11"><text:s text:c="12"/>System.</text:span><text:span text:style-name="T29">out</text:span><text:span text:style-name="T11">.println(</text:span><text:span text:style-name="T35">"Can't get file from "</text:span><text:span text:style-name="T11"> + </text:span><text:span text:style-name="T30">client</text:span><text:span text:style-name="T11">.getInetAddress());</text:span></text:p>
      <text:p text:style-name="P22"><text:span text:style-name="T11"><text:s text:c="12"/>e.printStackTrace();</text:span></text:p>
      <text:p text:style-name="P22"><text:span text:style-name="T11"><text:s text:c="8"/>}</text:span></text:p>
      <text:p text:style-name="P20"/>
      <text:p text:style-name="P22"><text:span text:style-name="T11"><text:s text:c="4"/>}</text:span></text:p>
      <text:p text:style-name="P22"><text:span text:style-name="T11">}</text:span></text:p>
      <text:p text:style-name="P17"><text:span text:style-name="T21">public</text:span><text:span text:style-name="T11"> </text:span><text:span text:style-name="T21">class</text:span><text:span text:style-name="T11"> Server </text:span><text:span text:style-name="T21">implements</text:span><text:span text:style-name="T11"> Runnable {</text:span></text:p>
      <text:p text:style-name="P22"><text:span text:style-name="T11"><text:s text:c="4"/></text:span><text:span text:style-name="T21">public</text:span><text:span text:style-name="T11"> </text:span><text:span text:style-name="T21">static</text:span><text:span text:style-name="T11"> </text:span><text:span text:style-name="T21">final</text:span><text:span text:style-name="T11"> </text:span><text:span text:style-name="T21">int</text:span><text:span text:style-name="T11"> </text:span><text:span text:style-name="T29">PORT</text:span><text:span text:style-name="T11"> = 21578;</text:span></text:p>
      <text:p text:style-name="P22"><text:span text:style-name="T11"><text:s text:c="4"/></text:span><text:span text:style-name="T21">private</text:span><text:span text:style-name="T11"> ServerSocket </text:span><text:span text:style-name="T30">server</text:span><text:span text:style-name="T11">;</text:span></text:p>
      <text:p text:style-name="P20"/>
      <text:p text:style-name="P22"><text:span text:style-name="T11"><text:s text:c="4"/></text:span><text:span text:style-name="T21">public</text:span><text:span text:style-name="T11"> Server() </text:span><text:span text:style-name="T21">throws</text:span><text:span text:style-name="T11"> IOException {</text:span></text:p>
      <text:p text:style-name="P22"><text:span text:style-name="T11"><text:s text:c="8"/>System.</text:span><text:span text:style-name="T29">out</text:span><text:span text:style-name="T11">.println(</text:span><text:span text:style-name="T35">"Server started"</text:span><text:span text:style-name="T11">);</text:span></text:p>
      <text:p text:style-name="P22"><text:span text:style-name="T11"><text:s text:c="8"/></text:span><text:span text:style-name="T30">server</text:span><text:span text:style-name="T11"> = </text:span><text:span text:style-name="T21">new</text:span><text:span text:style-name="T11"> ServerSocket(</text:span><text:span text:style-name="T29">PORT</text:span><text:span text:style-name="T11">);</text:span></text:p>
      <text:p text:style-name="P22"><text:span text:style-name="T11"><text:s text:c="4"/>}</text:span></text:p>
      <text:p text:style-name="P20"/>
      <text:p text:style-name="P22"><text:span text:style-name="T11"><text:s text:c="4"/></text:span><text:span text:style-name="T38">@Override</text:span></text:p>
      <text:p text:style-name="P22"><text:span text:style-name="T11"><text:s text:c="4"/></text:span><text:span text:style-name="T21">public</text:span><text:span text:style-name="T11"> </text:span><text:span text:style-name="T21">void</text:span><text:span text:style-name="T11"> run() {</text:span></text:p>
      <text:p text:style-name="P22"><text:span text:style-name="T11"><text:s text:c="8"/>Socket socket;</text:span></text:p>
      <text:p text:style-name="P22"><text:span text:style-name="T11"><text:s text:c="8"/></text:span><text:span text:style-name="T21">while</text:span><text:span text:style-name="T11"> (</text:span><text:span text:style-name="T21">true</text:span><text:span text:style-name="T11">) {</text:span></text:p>
      <text:p text:style-name="P22"><text:span text:style-name="T11"><text:s text:c="12"/></text:span><text:span text:style-name="T21">try</text:span><text:span text:style-name="T11"> {</text:span></text:p>
      <text:p text:style-name="P22"><text:span text:style-name="T11"><text:s text:c="16"/>socket = </text:span><text:span text:style-name="T30">server</text:span><text:span text:style-name="T11">.accept();</text:span></text:p>
      <text:p text:style-name="P22"><text:span text:style-name="T11"><text:s text:c="16"/>Thread handler = </text:span><text:span text:style-name="T21">new</text:span><text:span text:style-name="T11"> Thread(</text:span><text:span text:style-name="T21">new</text:span><text:span text:style-name="T11"> ConnectionHandler(socket));</text:span></text:p>
      <text:p text:style-name="P22"><text:span text:style-name="T11"><text:s text:c="16"/>handler.start();</text:span></text:p>
      <text:p text:style-name="P22"><text:span text:style-name="T11"><text:s text:c="12"/>} </text:span><text:span text:style-name="T21">catch</text:span><text:span text:style-name="T11"> (IOException e) {</text:span></text:p>
      <text:p text:style-name="P22"><text:span text:style-name="T11"><text:s text:c="16"/>e.printStackTrace();</text:span></text:p>
      <text:p text:style-name="P22"><text:span text:style-name="T11"><text:s text:c="12"/>}</text:span></text:p>
      <text:p text:style-name="P22"><text:span text:style-name="T11"><text:s text:c="8"/>}</text:span></text:p>
      <text:p text:style-name="P20"/>
      <text:p text:style-name="P22"><text:span text:style-name="T11"><text:s text:c="4"/>}</text:span></text:p>
      <text:p text:style-name="P22"><text:span text:style-name="T11">}</text:span></text:p>
      <text:p text:style-name="P27"/>
      <text:p text:style-name="P27"><text:span text:style-name="T16">Почтовый клиент</text:span></text:p>
      <text:p text:style-name="P17"><text:soft-page-break/><text:span text:style-name="T22">public</text:span><text:span text:style-name="T11"> </text:span><text:span text:style-name="T21">class</text:span><text:span text:style-name="T11"> MailClientImpl </text:span><text:span text:style-name="T21">implements</text:span><text:span text:style-name="T11"> MailClient {</text:span></text:p>
      <text:p text:style-name="P20"/>
      <text:p text:style-name="P22"><text:span text:style-name="T11"><text:s text:c="4"/></text:span><text:span text:style-name="T21">private</text:span><text:span text:style-name="T11"> POPClient </text:span><text:span text:style-name="T30">popClient</text:span><text:span text:style-name="T11">;</text:span></text:p>
      <text:p text:style-name="P22"><text:span text:style-name="T11"><text:s text:c="4"/></text:span><text:span text:style-name="T21">private</text:span><text:span text:style-name="T11"> SMTPClient </text:span><text:span text:style-name="T30">smtpClient</text:span><text:span text:style-name="T11">;</text:span></text:p>
      <text:p text:style-name="P20"/>
      <text:p text:style-name="P22"><text:span text:style-name="T11"><text:s text:c="4"/></text:span><text:span text:style-name="T21">public</text:span><text:span text:style-name="T11"> MailClientImpl(POPClient popClient, SMTPClient smtpClient) {</text:span></text:p>
      <text:p text:style-name="P22"><text:span text:style-name="T11"><text:s text:c="8"/></text:span><text:span text:style-name="T21">this</text:span><text:span text:style-name="T11">.</text:span><text:span text:style-name="T30">popClient</text:span><text:span text:style-name="T11"> = popClient;</text:span></text:p>
      <text:p text:style-name="P22"><text:span text:style-name="T11"><text:s text:c="8"/></text:span><text:span text:style-name="T21">this</text:span><text:span text:style-name="T11">.</text:span><text:span text:style-name="T30">smtpClient</text:span><text:span text:style-name="T11"> = smtpClient;</text:span></text:p>
      <text:p text:style-name="P22"><text:span text:style-name="T11"><text:s text:c="4"/>}</text:span></text:p>
      <text:p text:style-name="P20"/>
      <text:p text:style-name="P22"><text:span text:style-name="T11"><text:s text:c="4"/></text:span><text:span text:style-name="T21">public</text:span><text:span text:style-name="T11"> MailClientImpl(String server) {</text:span></text:p>
      <text:p text:style-name="P22"><text:span text:style-name="T11"><text:s text:c="8"/></text:span><text:span text:style-name="T21">this</text:span><text:span text:style-name="T11">.</text:span><text:span text:style-name="T30">popClient</text:span><text:span text:style-name="T11"> = </text:span><text:span text:style-name="T21">new</text:span><text:span text:style-name="T11"> POPClientImpl(server);</text:span></text:p>
      <text:p text:style-name="P22"><text:span text:style-name="T11"><text:s text:c="8"/></text:span><text:span text:style-name="T21">this</text:span><text:span text:style-name="T11">.</text:span><text:span text:style-name="T30">smtpClient</text:span><text:span text:style-name="T11"> = </text:span><text:span text:style-name="T21">new</text:span><text:span text:style-name="T11"> SMTPClientImpl(server);</text:span></text:p>
      <text:p text:style-name="P22"><text:span text:style-name="T11"><text:s text:c="4"/>}</text:span></text:p>
      <text:p text:style-name="P20"/>
      <text:p text:style-name="P22"><text:span text:style-name="T11"><text:s text:c="4"/></text:span><text:span text:style-name="T21">public</text:span><text:span text:style-name="T11"> POPClient getPopClient() {</text:span></text:p>
      <text:p text:style-name="P22"><text:span text:style-name="T11"><text:s text:c="8"/></text:span><text:span text:style-name="T21">return</text:span><text:span text:style-name="T11"> </text:span><text:span text:style-name="T30">popClient</text:span><text:span text:style-name="T11">;</text:span></text:p>
      <text:p text:style-name="P22"><text:span text:style-name="T11"><text:s text:c="4"/>}</text:span></text:p>
      <text:p text:style-name="P20"/>
      <text:p text:style-name="P22"><text:span text:style-name="T11"><text:s text:c="4"/></text:span><text:span text:style-name="T21">public</text:span><text:span text:style-name="T11"> SMTPClient getSmtpClient() {</text:span></text:p>
      <text:p text:style-name="P22"><text:span text:style-name="T11"><text:s text:c="8"/></text:span><text:span text:style-name="T21">return</text:span><text:span text:style-name="T11"> </text:span><text:span text:style-name="T30">smtpClient</text:span><text:span text:style-name="T11">;</text:span></text:p>
      <text:p text:style-name="P22"><text:span text:style-name="T11"><text:s text:c="4"/>}</text:span></text:p>
      <text:p text:style-name="P20"/>
      <text:p text:style-name="P22"><text:span text:style-name="T11"><text:s text:c="4"/></text:span><text:span text:style-name="T38">@Override</text:span></text:p>
      <text:p text:style-name="P22"><text:span text:style-name="T11"><text:s text:c="4"/></text:span><text:span text:style-name="T21">public</text:span><text:span text:style-name="T11"> </text:span><text:span text:style-name="T21">void</text:span><text:span text:style-name="T11"> connect() </text:span><text:span text:style-name="T21">throws</text:span><text:span text:style-name="T11"> IOException {</text:span></text:p>
      <text:p text:style-name="P22"><text:span text:style-name="T11"><text:s text:c="8"/></text:span><text:span text:style-name="T30">popClient</text:span><text:span text:style-name="T11">.connect();</text:span></text:p>
      <text:p text:style-name="P22"><text:span text:style-name="T11"><text:s text:c="8"/></text:span><text:span text:style-name="T30">smtpClient</text:span><text:span text:style-name="T11">.connect();</text:span></text:p>
      <text:p text:style-name="P22"><text:span text:style-name="T11"><text:s text:c="4"/>}</text:span></text:p>
      <text:p text:style-name="P20"/>
      <text:p text:style-name="P22"><text:span text:style-name="T11"><text:s text:c="4"/></text:span><text:span text:style-name="T38">@Override</text:span></text:p>
      <text:p text:style-name="P22"><text:span text:style-name="T11"><text:s text:c="4"/></text:span><text:span text:style-name="T21">public</text:span><text:span text:style-name="T11"> </text:span><text:span text:style-name="T21">boolean</text:span><text:span text:style-name="T11"> login(String username, String password) {</text:span></text:p>
      <text:p text:style-name="P22"><text:span text:style-name="T11"><text:s text:c="8"/></text:span><text:span text:style-name="T21">return</text:span><text:span text:style-name="T11"> </text:span><text:span text:style-name="T30">popClient</text:span><text:span text:style-name="T11">.login(username, password) </text:span><text:span text:style-name="T42">//</text:span></text:p>
      <text:p text:style-name="P22"><text:span text:style-name="T11"><text:s text:c="16"/>&amp;&amp; </text:span><text:span text:style-name="T30">smtpClient</text:span><text:span text:style-name="T11">.login(username, password);</text:span></text:p>
      <text:p text:style-name="P22"><text:span text:style-name="T11"><text:s text:c="4"/>}</text:span></text:p>
      <text:p text:style-name="P20"/>
      <text:p text:style-name="P22"><text:span text:style-name="T11"><text:s text:c="4"/></text:span><text:span text:style-name="T38">@Override</text:span></text:p>
      <text:p text:style-name="P22"><text:span text:style-name="T11"><text:s text:c="4"/></text:span><text:span text:style-name="T21">public</text:span><text:span text:style-name="T11"> </text:span><text:span text:style-name="T21">void</text:span><text:span text:style-name="T11"> close() </text:span><text:span text:style-name="T21">throws</text:span><text:span text:style-name="T11"> IOException {</text:span></text:p>
      <text:p text:style-name="P22"><text:span text:style-name="T11"><text:s text:c="8"/></text:span><text:span text:style-name="T30">popClient</text:span><text:span text:style-name="T11">.close();</text:span></text:p>
      <text:p text:style-name="P22"><text:span text:style-name="T11"><text:s text:c="8"/></text:span><text:span text:style-name="T30">smtpClient</text:span><text:span text:style-name="T11">.close();</text:span></text:p>
      <text:p text:style-name="P22"><text:span text:style-name="T11"><text:s text:c="4"/>}</text:span></text:p>
      <text:p text:style-name="P20"/>
      <text:p text:style-name="P22"><text:span text:style-name="T11">}</text:span></text:p>
      <text:p text:style-name="P17"><text:span text:style-name="T21">public</text:span><text:span text:style-name="T11"> </text:span><text:span text:style-name="T21">class</text:span><text:span text:style-name="T11"> POPClientImpl </text:span><text:span text:style-name="T21">implements</text:span><text:span text:style-name="T11"> POPClient {</text:span></text:p>
      <text:p text:style-name="P22"><text:span text:style-name="T11"><text:s text:c="4"/></text:span><text:span text:style-name="T21">private</text:span><text:span text:style-name="T11"> </text:span><text:span text:style-name="T21">static</text:span><text:span text:style-name="T11"> </text:span><text:span text:style-name="T21">final</text:span><text:span text:style-name="T11"> </text:span><text:span text:style-name="T21">int</text:span><text:span text:style-name="T11"> </text:span><text:span text:style-name="T29">DEFAULT_PORT</text:span><text:span text:style-name="T11"> = 110;</text:span></text:p>
      <text:p text:style-name="P20"/>
      <text:p text:style-name="P22"><text:span text:style-name="T11"><text:s text:c="4"/></text:span><text:span text:style-name="T21">final</text:span><text:span text:style-name="T11"> </text:span><text:span text:style-name="T21">private</text:span><text:span text:style-name="T11"> String </text:span><text:span text:style-name="T31">server</text:span><text:span text:style-name="T11">;</text:span></text:p>
      <text:p text:style-name="P22"><text:span text:style-name="T11"><text:s text:c="4"/></text:span><text:span text:style-name="T21">final</text:span><text:span text:style-name="T11"> </text:span><text:span text:style-name="T21">private</text:span><text:span text:style-name="T11"> </text:span><text:span text:style-name="T21">int</text:span><text:span text:style-name="T11"> </text:span><text:span text:style-name="T30">port</text:span><text:span text:style-name="T11">;</text:span></text:p>
      <text:p text:style-name="P20"/>
      <text:p text:style-name="P22"><text:span text:style-name="T11"><text:s text:c="4"/></text:span><text:span text:style-name="T21">private</text:span><text:span text:style-name="T11"> </text:span><text:span text:style-name="T21">boolean</text:span><text:span text:style-name="T11"> </text:span><text:span text:style-name="T30">isAPOPLoginAccepted</text:span><text:span text:style-name="T11"> = </text:span><text:span text:style-name="T21">false</text:span><text:span text:style-name="T11">;</text:span></text:p>
      <text:p text:style-name="P22"><text:span text:style-name="T11"><text:s text:c="4"/></text:span><text:span text:style-name="T21">private</text:span><text:span text:style-name="T11"> String </text:span><text:span text:style-name="T30">salt</text:span><text:span text:style-name="T11"> = </text:span><text:span text:style-name="T35">""</text:span><text:span text:style-name="T11">;</text:span></text:p>
      <text:p text:style-name="P20"/>
      <text:p text:style-name="P22"><text:span text:style-name="T11"><text:s text:c="4"/></text:span><text:span text:style-name="T21">private</text:span><text:span text:style-name="T11"> String </text:span><text:span text:style-name="T30">login</text:span><text:span text:style-name="T11">;</text:span></text:p>
      <text:p text:style-name="P22"><text:span text:style-name="T11"><text:s text:c="4"/></text:span><text:span text:style-name="T21">private</text:span><text:span text:style-name="T11"> String </text:span><text:span text:style-name="T30">password</text:span><text:span text:style-name="T11">;</text:span></text:p>
      <text:p text:style-name="P20"/>
      <text:p text:style-name="P22"><text:span text:style-name="T11"><text:s text:c="4"/></text:span><text:span text:style-name="T21">private</text:span><text:span text:style-name="T11"> SocketWorker </text:span><text:span text:style-name="T30">worker</text:span><text:span text:style-name="T11">;</text:span></text:p>
      <text:p text:style-name="P20"/>
      <text:p text:style-name="P22"><text:span text:style-name="T11"><text:s text:c="4"/></text:span><text:span text:style-name="T21">public</text:span><text:span text:style-name="T11"> </text:span><text:span text:style-name="T21">static</text:span><text:span text:style-name="T11"> </text:span><text:span text:style-name="T21">void</text:span><text:span text:style-name="T11"> print(String source) {</text:span></text:p>
      <text:p text:style-name="P22"><text:span text:style-name="T11"><text:s text:c="8"/>System.</text:span><text:span text:style-name="T29">out</text:span><text:span text:style-name="T11">.println(source);</text:span></text:p>
      <text:p text:style-name="P22"><text:span text:style-name="T11"><text:s text:c="4"/>}</text:span></text:p>
      <text:p text:style-name="P20"/>
      <text:p text:style-name="P22"><text:span text:style-name="T11"><text:s text:c="4"/></text:span><text:span text:style-name="T21">public</text:span><text:span text:style-name="T11"> POPClientImpl(String server, </text:span><text:span text:style-name="T21">int</text:span><text:span text:style-name="T11"> port) {</text:span></text:p>
      <text:p text:style-name="P22"><text:span text:style-name="T11"><text:s text:c="8"/></text:span><text:span text:style-name="T21">this</text:span><text:span text:style-name="T11">.</text:span><text:span text:style-name="T31">server</text:span><text:span text:style-name="T11"> = server;</text:span></text:p>
      <text:p text:style-name="P22"><text:span text:style-name="T11"><text:s text:c="8"/></text:span><text:span text:style-name="T21">this</text:span><text:span text:style-name="T11">.</text:span><text:span text:style-name="T30">port</text:span><text:span text:style-name="T11"> = port;</text:span></text:p>
      <text:p text:style-name="P22"><text:span text:style-name="T11"><text:s text:c="4"/>}</text:span></text:p>
      <text:p text:style-name="P20"/>
      <text:p text:style-name="P22"><text:span text:style-name="T11"><text:s text:c="4"/></text:span><text:span text:style-name="T21">public</text:span><text:span text:style-name="T11"> POPClientImpl(String server) {</text:span></text:p>
      <text:p text:style-name="P22"><text:span text:style-name="T11"><text:s text:c="8"/></text:span><text:span text:style-name="T21">this</text:span><text:span text:style-name="T11">(server, </text:span><text:span text:style-name="T29">DEFAULT_PORT</text:span><text:span text:style-name="T11">);</text:span></text:p>
      <text:p text:style-name="P22"><text:span text:style-name="T11"><text:s text:c="4"/>}</text:span></text:p>
      <text:p text:style-name="P20"/>
      <text:p text:style-name="P22"><text:span text:style-name="T11"><text:s text:c="4"/></text:span><text:span text:style-name="T38">@Override</text:span></text:p>
      <text:p text:style-name="P22"><text:span text:style-name="T11"><text:s text:c="4"/></text:span><text:span text:style-name="T21">public</text:span><text:span text:style-name="T11"> </text:span><text:span text:style-name="T21">void</text:span><text:span text:style-name="T11"> connect() </text:span><text:span text:style-name="T21">throws</text:span><text:span text:style-name="T11"> IOException {</text:span></text:p>
      <text:p text:style-name="P22"><text:span text:style-name="T11"><text:s text:c="8"/></text:span><text:span text:style-name="T10">print</text:span><text:span text:style-name="T11">(</text:span><text:span text:style-name="T35">"Connecting to POP server..."</text:span><text:span text:style-name="T11">);</text:span></text:p>
      <text:p text:style-name="P20"/>
      <text:p text:style-name="P22"><text:span text:style-name="T11"><text:s text:c="8"/></text:span><text:span text:style-name="T30">worker</text:span><text:span text:style-name="T11"> = </text:span><text:span text:style-name="T21">new</text:span><text:span text:style-name="T11"> SocketWorker(</text:span><text:span text:style-name="T21">new</text:span><text:span text:style-name="T11"> InetSocketAddress(</text:span><text:span text:style-name="T32">server</text:span><text:span text:style-name="T11">, </text:span><text:span text:style-name="T30">port</text:span><text:span text:style-name="T11">));</text:span></text:p>
      <text:p text:style-name="P20"/>
      <text:p text:style-name="P22"><text:span text:style-name="T11"><text:s text:c="8"/>String response = </text:span><text:span text:style-name="T30">worker</text:span><text:span text:style-name="T11">.getResponse();</text:span></text:p>
      <text:p text:style-name="P22"><text:span text:style-name="T11"><text:s text:c="8"/></text:span><text:span text:style-name="T10">print</text:span><text:span text:style-name="T11">(response);</text:span></text:p>
      <text:p text:style-name="P20"/>
      <text:p text:style-name="P22"><text:span text:style-name="T11"><text:s text:c="8"/>String[] resList = response.split(</text:span><text:span text:style-name="T35">" "</text:span><text:span text:style-name="T11">);</text:span></text:p>
      <text:p text:style-name="P22"><text:span text:style-name="T11"><text:s text:c="8"/></text:span><text:span text:style-name="T21">if</text:span><text:span text:style-name="T11"> (resList.</text:span><text:span text:style-name="T30">length</text:span><text:span text:style-name="T11"> == 5) {</text:span></text:p>
      <text:p text:style-name="P22"><text:span text:style-name="T11"><text:s text:c="12"/></text:span><text:span text:style-name="T30">isAPOPLoginAccepted</text:span><text:span text:style-name="T11"> = </text:span><text:span text:style-name="T21">true</text:span><text:span text:style-name="T11">;</text:span></text:p>
      <text:p text:style-name="P22"><text:span text:style-name="T11"><text:s text:c="12"/></text:span><text:span text:style-name="T30">salt</text:span><text:span text:style-name="T11"> = resList[4].trim();</text:span></text:p>
      <text:p text:style-name="P22"><text:span text:style-name="T11"><text:s text:c="12"/></text:span><text:span text:style-name="T10">print</text:span><text:span text:style-name="T11">(</text:span><text:span text:style-name="T35">"Secured login is acceptable with salt = "</text:span><text:span text:style-name="T11"> + </text:span><text:span text:style-name="T30">salt</text:span><text:span text:style-name="T11">);</text:span></text:p>
      <text:p text:style-name="P22"><text:soft-page-break/><text:span text:style-name="T11"><text:s text:c="8"/>}</text:span></text:p>
      <text:p text:style-name="P22"><text:span text:style-name="T11"><text:s text:c="4"/>}</text:span></text:p>
      <text:p text:style-name="P20"/>
      <text:p text:style-name="P22"><text:span text:style-name="T11"><text:s text:c="4"/></text:span><text:span text:style-name="T38">@Override</text:span></text:p>
      <text:p text:style-name="P22"><text:span text:style-name="T11"><text:s text:c="4"/></text:span><text:span text:style-name="T21">public</text:span><text:span text:style-name="T11"> </text:span><text:span text:style-name="T21">boolean</text:span><text:span text:style-name="T11"> login(String username, String password) {</text:span></text:p>
      <text:p text:style-name="P22"><text:span text:style-name="T11"><text:s text:c="8"/></text:span><text:span text:style-name="T21">this</text:span><text:span text:style-name="T11">.</text:span><text:span text:style-name="T30">login</text:span><text:span text:style-name="T11"> = username;</text:span></text:p>
      <text:p text:style-name="P22"><text:span text:style-name="T11"><text:s text:c="8"/></text:span><text:span text:style-name="T21">this</text:span><text:span text:style-name="T11">.</text:span><text:span text:style-name="T30">password</text:span><text:span text:style-name="T11"> = password;</text:span></text:p>
      <text:p text:style-name="P20"/>
      <text:p text:style-name="P22"><text:span text:style-name="T11"><text:s text:c="8"/></text:span><text:span text:style-name="T21">if</text:span><text:span text:style-name="T11"> (</text:span><text:span text:style-name="T30">isAPOPLoginAccepted</text:span><text:span text:style-name="T11">) {</text:span></text:p>
      <text:p text:style-name="P22"><text:span text:style-name="T11"><text:s text:c="12"/></text:span><text:span text:style-name="T21">return</text:span><text:span text:style-name="T11"> loginSecured(username, password);</text:span></text:p>
      <text:p text:style-name="P22"><text:span text:style-name="T11"><text:s text:c="8"/>} </text:span><text:span text:style-name="T21">else</text:span><text:span text:style-name="T11"> {</text:span></text:p>
      <text:p text:style-name="P22"><text:span text:style-name="T11"><text:s text:c="12"/></text:span><text:span text:style-name="T21">return</text:span><text:span text:style-name="T11"> loginSimple(username, password);</text:span></text:p>
      <text:p text:style-name="P22"><text:span text:style-name="T11"><text:s text:c="8"/>}</text:span></text:p>
      <text:p text:style-name="P22"><text:span text:style-name="T11"><text:s text:c="4"/>}</text:span></text:p>
      <text:p text:style-name="P20"/>
      <text:p text:style-name="P22"><text:span text:style-name="T11"><text:s text:c="4"/></text:span><text:span text:style-name="T21">private</text:span><text:span text:style-name="T11"> </text:span><text:span text:style-name="T21">boolean</text:span><text:span text:style-name="T11"> loginSimple(String username, String password) {</text:span></text:p>
      <text:p text:style-name="P22"><text:span text:style-name="T11"><text:s text:c="8"/></text:span><text:span text:style-name="T21">boolean</text:span><text:span text:style-name="T11"> loginResult = </text:span><text:span text:style-name="T21">true</text:span><text:span text:style-name="T11">;</text:span></text:p>
      <text:p text:style-name="P22"><text:span text:style-name="T11"><text:s text:c="8"/>String response = send(</text:span><text:span text:style-name="T35">"USER "</text:span><text:span text:style-name="T11"> + username.trim());</text:span></text:p>
      <text:p text:style-name="P22"><text:span text:style-name="T11"><text:s text:c="8"/>loginResult = loginResult &amp;&amp; isSuccessfull(response);</text:span></text:p>
      <text:p text:style-name="P22"><text:span text:style-name="T11"><text:s text:c="8"/></text:span><text:span text:style-name="T21">if</text:span><text:span text:style-name="T11"> (loginResult) {</text:span></text:p>
      <text:p text:style-name="P22"><text:span text:style-name="T11"><text:s text:c="12"/>response = send(</text:span><text:span text:style-name="T35">"PASS "</text:span><text:span text:style-name="T11"> + password.trim());</text:span></text:p>
      <text:p text:style-name="P22"><text:span text:style-name="T11"><text:s text:c="12"/>loginResult = loginResult &amp;&amp; isSuccessfull(response);</text:span></text:p>
      <text:p text:style-name="P22"><text:span text:style-name="T11"><text:s text:c="8"/>}</text:span></text:p>
      <text:p text:style-name="P22"><text:span text:style-name="T11"><text:s text:c="8"/></text:span><text:span text:style-name="T21">return</text:span><text:span text:style-name="T11"> loginResult;</text:span></text:p>
      <text:p text:style-name="P22"><text:span text:style-name="T11"><text:s text:c="4"/>}</text:span></text:p>
      <text:p text:style-name="P20"/>
      <text:p text:style-name="P22"><text:span text:style-name="T11"><text:s text:c="4"/></text:span><text:span text:style-name="T21">private</text:span><text:span text:style-name="T11"> </text:span><text:span text:style-name="T21">boolean</text:span><text:span text:style-name="T11"> loginSecured(String username, String password) {</text:span></text:p>
      <text:p text:style-name="P22"><text:span text:style-name="T11"><text:s text:c="8"/></text:span><text:span text:style-name="T21">try</text:span><text:span text:style-name="T11"> {</text:span></text:p>
      <text:p text:style-name="P22"><text:span text:style-name="T11"><text:s text:c="12"/>MessageDigest md5 = MessageDigest.</text:span><text:span text:style-name="T10">getInstance</text:span><text:span text:style-name="T11">(</text:span><text:span text:style-name="T35">"MD5"</text:span><text:span text:style-name="T11">);</text:span></text:p>
      <text:p text:style-name="P22"><text:span text:style-name="T11"><text:s text:c="12"/></text:span><text:span text:style-name="T21">byte</text:span><text:span text:style-name="T11">[] hash = md5.digest((</text:span><text:span text:style-name="T30">salt</text:span><text:span text:style-name="T11"> + password).getBytes());</text:span></text:p>
      <text:p text:style-name="P20"/>
      <text:p text:style-name="P22"><text:span text:style-name="T11"><text:s text:c="12"/>StringBuilder builder = </text:span><text:span text:style-name="T21">new</text:span><text:span text:style-name="T11"> StringBuilder(2 * hash.</text:span><text:span text:style-name="T30">length</text:span><text:span text:style-name="T11">);</text:span></text:p>
      <text:p text:style-name="P22"><text:span text:style-name="T11"><text:s text:c="12"/></text:span><text:span text:style-name="T21">for</text:span><text:span text:style-name="T11"> (</text:span><text:span text:style-name="T21">byte</text:span><text:span text:style-name="T11"> b : hash) {</text:span></text:p>
      <text:p text:style-name="P22"><text:span text:style-name="T11"><text:s text:c="16"/>builder.append(String.</text:span><text:span text:style-name="T10">format</text:span><text:span text:style-name="T11">(</text:span><text:span text:style-name="T35">"%02x"</text:span><text:span text:style-name="T11">, b &amp; 0xff));</text:span></text:p>
      <text:p text:style-name="P22"><text:span text:style-name="T11"><text:s text:c="12"/>}</text:span></text:p>
      <text:p text:style-name="P22"><text:span text:style-name="T11"><text:s text:c="12"/>String digest = builder.toString();</text:span></text:p>
      <text:p text:style-name="P20"/>
      <text:p text:style-name="P22"><text:span text:style-name="T11"><text:s text:c="12"/>String comand = </text:span><text:span text:style-name="T35">"APOP "</text:span><text:span text:style-name="T11"> + username.trim() + </text:span><text:span text:style-name="T35">" "</text:span><text:span text:style-name="T11"> + digest;</text:span></text:p>
      <text:p text:style-name="P20"/>
      <text:p text:style-name="P22"><text:span text:style-name="T11"><text:s text:c="12"/></text:span><text:span text:style-name="T21">if</text:span><text:span text:style-name="T11"> (!isSuccessfull(send(comand))) {</text:span></text:p>
      <text:p text:style-name="P22"><text:span text:style-name="T11"><text:s text:c="16"/></text:span><text:span text:style-name="T21">return</text:span><text:span text:style-name="T11"> loginSimple(username, password);</text:span></text:p>
      <text:p text:style-name="P22"><text:span text:style-name="T11"><text:s text:c="12"/>}</text:span></text:p>
      <text:p text:style-name="P22"><text:span text:style-name="T11"><text:s text:c="12"/></text:span><text:span text:style-name="T21">return</text:span><text:span text:style-name="T11"> </text:span><text:span text:style-name="T21">true</text:span><text:span text:style-name="T11">;</text:span></text:p>
      <text:p text:style-name="P22"><text:span text:style-name="T11"><text:s text:c="8"/>} </text:span><text:span text:style-name="T21">catch</text:span><text:span text:style-name="T11"> (NoSuchAlgorithmException e) {</text:span></text:p>
      <text:p text:style-name="P22"><text:span text:style-name="T11"><text:s text:c="12"/></text:span><text:span text:style-name="T21">return</text:span><text:span text:style-name="T11"> </text:span><text:span text:style-name="T21">false</text:span><text:span text:style-name="T11">;</text:span></text:p>
      <text:p text:style-name="P22"><text:span text:style-name="T11"><text:s text:c="8"/>}</text:span></text:p>
      <text:p text:style-name="P22"><text:span text:style-name="T11"><text:s text:c="4"/>}</text:span></text:p>
      <text:p text:style-name="P20"/>
      <text:p text:style-name="P22"><text:span text:style-name="T11"><text:s text:c="4"/></text:span><text:span text:style-name="T21">private</text:span><text:span text:style-name="T11"> </text:span><text:span text:style-name="T21">boolean</text:span><text:span text:style-name="T11"> isSuccessfull(String response) {</text:span></text:p>
      <text:p text:style-name="P22"><text:span text:style-name="T11"><text:s text:c="8"/></text:span><text:span text:style-name="T21">if</text:span><text:span text:style-name="T11"> (response.charAt(0) != </text:span><text:span text:style-name="T35">'+'</text:span><text:span text:style-name="T11">) {</text:span></text:p>
      <text:p text:style-name="P22"><text:span text:style-name="T11"><text:s text:c="12"/></text:span><text:span text:style-name="T21">return</text:span><text:span text:style-name="T11"> </text:span><text:span text:style-name="T21">false</text:span><text:span text:style-name="T11">;</text:span></text:p>
      <text:p text:style-name="P22"><text:span text:style-name="T11"><text:s text:c="8"/>}</text:span></text:p>
      <text:p text:style-name="P22"><text:span text:style-name="T11"><text:s text:c="8"/></text:span><text:span text:style-name="T21">return</text:span><text:span text:style-name="T11"> </text:span><text:span text:style-name="T21">true</text:span><text:span text:style-name="T11">;</text:span></text:p>
      <text:p text:style-name="P22"><text:span text:style-name="T11"><text:s text:c="4"/>}</text:span></text:p>
      <text:p text:style-name="P20"/>
      <text:p text:style-name="P22"><text:span text:style-name="T11"><text:s text:c="4"/></text:span><text:span text:style-name="T38">@Override</text:span></text:p>
      <text:p text:style-name="P22"><text:span text:style-name="T11"><text:s text:c="4"/></text:span><text:span text:style-name="T21">public</text:span><text:span text:style-name="T11"> String[] getMessages() {</text:span></text:p>
      <text:p text:style-name="P22"><text:span text:style-name="T11"><text:s text:c="8"/>String response = send(</text:span><text:span text:style-name="T35">"STAT"</text:span><text:span text:style-name="T11">);</text:span></text:p>
      <text:p text:style-name="P22"><text:span text:style-name="T11"><text:s text:c="8"/></text:span><text:span text:style-name="T21">int</text:span><text:span text:style-name="T11"> numMessages = 0;</text:span></text:p>
      <text:p text:style-name="P22"><text:span text:style-name="T11"><text:s text:c="8"/></text:span><text:span text:style-name="T21">if</text:span><text:span text:style-name="T11"> (isSuccessfull(response)) {</text:span></text:p>
      <text:p text:style-name="P22"><text:span text:style-name="T11"><text:s text:c="12"/>numMessages = </text:span><text:span text:style-name="T21">new</text:span><text:span text:style-name="T11"> Integer(response.split(</text:span><text:span text:style-name="T35">" "</text:span><text:span text:style-name="T11">)[1]);</text:span></text:p>
      <text:p text:style-name="P22"><text:span text:style-name="T11"><text:s text:c="8"/>}</text:span></text:p>
      <text:p text:style-name="P20"/>
      <text:p text:style-name="P22"><text:span text:style-name="T11"><text:s text:c="8"/>String[] result = </text:span><text:span text:style-name="T21">new</text:span><text:span text:style-name="T11"> String[numMessages];</text:span></text:p>
      <text:p text:style-name="P22"><text:span text:style-name="T11"><text:s text:c="8"/></text:span><text:span text:style-name="T21">for</text:span><text:span text:style-name="T11"> (</text:span><text:span text:style-name="T21">int</text:span><text:span text:style-name="T11"> i = 0; i &lt; numMessages; ++i) {</text:span></text:p>
      <text:p text:style-name="P22"><text:span text:style-name="T11"><text:s text:c="12"/>String messageLength = send(</text:span><text:span text:style-name="T35">"LIST "</text:span><text:span text:style-name="T11"> + (i + 1)).trim().split(</text:span><text:span text:style-name="T35">" "</text:span><text:span text:style-name="T11">)[2];</text:span></text:p>
      <text:p text:style-name="P22"><text:span text:style-name="T11"><text:s text:c="12"/></text:span><text:span text:style-name="T42">//+OK </text:span><text:span text:style-name="T43">len</text:span><text:span text:style-name="T42"> </text:span><text:span text:style-name="T43">octets</text:span><text:span text:style-name="T42"> = len.len() + 12</text:span></text:p>
      <text:p text:style-name="P22"><text:span text:style-name="T11"><text:s text:c="12"/></text:span><text:span text:style-name="T21">int</text:span><text:span text:style-name="T11"> length = </text:span><text:span text:style-name="T21">new</text:span><text:span text:style-name="T11"> Integer(messageLength) + messageLength.length() + 12;</text:span></text:p>
      <text:p text:style-name="P22"><text:span text:style-name="T11"><text:s text:c="12"/>result[i] = </text:span><text:span text:style-name="T30">worker</text:span><text:span text:style-name="T11">.sendData(</text:span><text:span text:style-name="T35">"RETR "</text:span><text:span text:style-name="T11"> + (i + 1), length);</text:span></text:p>
      <text:p text:style-name="P22"><text:span text:style-name="T11"><text:s text:c="8"/>}</text:span></text:p>
      <text:p text:style-name="P22"><text:span text:style-name="T11"><text:s text:c="8"/></text:span><text:span text:style-name="T21">return</text:span><text:span text:style-name="T11"> result;</text:span></text:p>
      <text:p text:style-name="P22"><text:span text:style-name="T11"><text:s text:c="4"/>}</text:span></text:p>
      <text:p text:style-name="P20"/>
      <text:p text:style-name="P22"><text:span text:style-name="T11"><text:s text:c="4"/></text:span><text:span text:style-name="T38">@Override</text:span></text:p>
      <text:p text:style-name="P22"><text:span text:style-name="T11"><text:s text:c="4"/></text:span><text:span text:style-name="T21">public</text:span><text:span text:style-name="T11"> </text:span><text:span text:style-name="T21">void</text:span><text:span text:style-name="T11"> deleteMessage(</text:span><text:span text:style-name="T21">int</text:span><text:span text:style-name="T11"> number) {</text:span></text:p>
      <text:p text:style-name="P22"><text:span text:style-name="T11"><text:s text:c="8"/>send(</text:span><text:span text:style-name="T35">"DELE "</text:span><text:span text:style-name="T11"> + (number + 1));</text:span></text:p>
      <text:p text:style-name="P22"><text:span text:style-name="T11"><text:s text:c="4"/>}</text:span></text:p>
      <text:p text:style-name="P20"/>
      <text:p text:style-name="P22"><text:span text:style-name="T11"><text:s text:c="4"/></text:span><text:span text:style-name="T38">@Override</text:span></text:p>
      <text:p text:style-name="P22"><text:span text:style-name="T11"><text:s text:c="4"/></text:span><text:span text:style-name="T21">public</text:span><text:span text:style-name="T11"> </text:span><text:span text:style-name="T21">void</text:span><text:span text:style-name="T11"> close() </text:span><text:span text:style-name="T21">throws</text:span><text:span text:style-name="T11"> IOException {</text:span></text:p>
      <text:p text:style-name="P22"><text:span text:style-name="T11"><text:s text:c="8"/>send(</text:span><text:span text:style-name="T35">"RSET"</text:span><text:span text:style-name="T11">);</text:span></text:p>
      <text:p text:style-name="P22"><text:span text:style-name="T11"><text:s text:c="8"/>send(</text:span><text:span text:style-name="T35">"QUIT"</text:span><text:span text:style-name="T11">);</text:span></text:p>
      <text:p text:style-name="P22"><text:span text:style-name="T11"><text:s text:c="8"/></text:span><text:span text:style-name="T30">worker</text:span><text:span text:style-name="T11">.close();</text:span></text:p>
      <text:p text:style-name="P22"><text:soft-page-break/><text:span text:style-name="T11"><text:s text:c="4"/>}</text:span></text:p>
      <text:p text:style-name="P20"/>
      <text:p text:style-name="P22"><text:span text:style-name="T11"><text:s text:c="4"/></text:span><text:span text:style-name="T21">private</text:span><text:span text:style-name="T11"> String send(String data) {</text:span></text:p>
      <text:p text:style-name="P22"><text:span text:style-name="T11"><text:s text:c="8"/>String response = </text:span><text:span text:style-name="T30">worker</text:span><text:span text:style-name="T11">.sendData(data);</text:span></text:p>
      <text:p text:style-name="P22"><text:span text:style-name="T11"><text:s text:c="8"/></text:span><text:span text:style-name="T10">print</text:span><text:span text:style-name="T11">(response);</text:span></text:p>
      <text:p text:style-name="P22"><text:span text:style-name="T11"><text:s text:c="8"/></text:span><text:span text:style-name="T21">return</text:span><text:span text:style-name="T11"> response;</text:span></text:p>
      <text:p text:style-name="P22"><text:span text:style-name="T11"><text:s text:c="4"/>}</text:span></text:p>
      <text:p text:style-name="P20"/>
      <text:p text:style-name="P22"><text:span text:style-name="T11"><text:s text:c="4"/></text:span><text:span text:style-name="T38">@Override</text:span></text:p>
      <text:p text:style-name="P22"><text:span text:style-name="T11"><text:s text:c="4"/></text:span><text:span text:style-name="T21">public</text:span><text:span text:style-name="T11"> </text:span><text:span text:style-name="T21">void</text:span><text:span text:style-name="T11"> save() {</text:span></text:p>
      <text:p text:style-name="P22"><text:span text:style-name="T11"><text:s text:c="8"/>send(</text:span><text:span text:style-name="T35">"QUIT"</text:span><text:span text:style-name="T11">);</text:span></text:p>
      <text:p text:style-name="P22"><text:span text:style-name="T11"><text:s text:c="8"/></text:span><text:span text:style-name="T21">try</text:span><text:span text:style-name="T11"> {</text:span></text:p>
      <text:p text:style-name="P22"><text:span text:style-name="T11"><text:s text:c="12"/>refresh();</text:span></text:p>
      <text:p text:style-name="P22"><text:span text:style-name="T11"><text:s text:c="8"/>} </text:span><text:span text:style-name="T21">catch</text:span><text:span text:style-name="T11"> (IOException e) {</text:span></text:p>
      <text:p text:style-name="P22"><text:span text:style-name="T11"><text:s text:c="12"/>e.printStackTrace();</text:span></text:p>
      <text:p text:style-name="P22"><text:span text:style-name="T11"><text:s text:c="8"/>}</text:span></text:p>
      <text:p text:style-name="P22"><text:span text:style-name="T11"><text:s text:c="4"/>}</text:span></text:p>
      <text:p text:style-name="P20"/>
      <text:p text:style-name="P22"><text:span text:style-name="T11"><text:s text:c="4"/></text:span><text:span text:style-name="T38">@Override</text:span></text:p>
      <text:p text:style-name="P22"><text:span text:style-name="T11"><text:s text:c="4"/></text:span><text:span text:style-name="T21">public</text:span><text:span text:style-name="T11"> </text:span><text:span text:style-name="T21">void</text:span><text:span text:style-name="T11"> refresh() </text:span><text:span text:style-name="T21">throws</text:span><text:span text:style-name="T11"> IOException {</text:span></text:p>
      <text:p text:style-name="P22"><text:span text:style-name="T11"><text:s text:c="8"/>close();</text:span></text:p>
      <text:p text:style-name="P22"><text:span text:style-name="T11"><text:s text:c="8"/>connect();</text:span></text:p>
      <text:p text:style-name="P22"><text:span text:style-name="T11"><text:s text:c="8"/>login(</text:span><text:span text:style-name="T30">login</text:span><text:span text:style-name="T11">, </text:span><text:span text:style-name="T30">password</text:span><text:span text:style-name="T11">);</text:span></text:p>
      <text:p text:style-name="P22"><text:span text:style-name="T11"><text:s text:c="4"/>}</text:span></text:p>
      <text:p text:style-name="P20"/>
      <text:p text:style-name="P22"><text:span text:style-name="T11">}</text:span></text:p>
      <text:p text:style-name="P17"><text:span text:style-name="T21">public</text:span><text:span text:style-name="T11"> </text:span><text:span text:style-name="T21">class</text:span><text:span text:style-name="T11"> SMTPClientImpl </text:span><text:span text:style-name="T21">implements</text:span><text:span text:style-name="T11"> SMTPClient {</text:span></text:p>
      <text:p text:style-name="P22"><text:span text:style-name="T11"><text:s text:c="4"/></text:span><text:span text:style-name="T21">private</text:span><text:span text:style-name="T11"> </text:span><text:span text:style-name="T21">static</text:span><text:span text:style-name="T11"> </text:span><text:span text:style-name="T21">final</text:span><text:span text:style-name="T11"> </text:span><text:span text:style-name="T21">int</text:span><text:span text:style-name="T11"> </text:span><text:span text:style-name="T29">DEFAULT_PORT</text:span><text:span text:style-name="T11"> = 25;</text:span></text:p>
      <text:p text:style-name="P20"/>
      <text:p text:style-name="P22"><text:span text:style-name="T11"><text:s text:c="4"/></text:span><text:span text:style-name="T21">final</text:span><text:span text:style-name="T11"> </text:span><text:span text:style-name="T21">private</text:span><text:span text:style-name="T11"> String </text:span><text:span text:style-name="T30">server</text:span><text:span text:style-name="T11">;</text:span></text:p>
      <text:p text:style-name="P22"><text:span text:style-name="T11"><text:s text:c="4"/></text:span><text:span text:style-name="T21">final</text:span><text:span text:style-name="T11"> </text:span><text:span text:style-name="T21">private</text:span><text:span text:style-name="T11"> </text:span><text:span text:style-name="T21">int</text:span><text:span text:style-name="T11"> </text:span><text:span text:style-name="T30">port</text:span><text:span text:style-name="T11">;</text:span></text:p>
      <text:p text:style-name="P20"/>
      <text:p text:style-name="P22"><text:span text:style-name="T11"><text:s text:c="4"/></text:span><text:span text:style-name="T21">private</text:span><text:span text:style-name="T11"> SocketWorker </text:span><text:span text:style-name="T30">worker</text:span><text:span text:style-name="T11">;</text:span></text:p>
      <text:p text:style-name="P20"/>
      <text:p text:style-name="P22"><text:span text:style-name="T11"><text:s text:c="4"/></text:span><text:span text:style-name="T21">public</text:span><text:span text:style-name="T11"> </text:span><text:span text:style-name="T21">static</text:span><text:span text:style-name="T11"> </text:span><text:span text:style-name="T21">void</text:span><text:span text:style-name="T11"> print(String source) {</text:span></text:p>
      <text:p text:style-name="P22"><text:span text:style-name="T11"><text:s text:c="8"/>System.</text:span><text:span text:style-name="T29">out</text:span><text:span text:style-name="T11">.println(source);</text:span></text:p>
      <text:p text:style-name="P22"><text:span text:style-name="T11"><text:s text:c="4"/>}</text:span></text:p>
      <text:p text:style-name="P20"/>
      <text:p text:style-name="P22"><text:span text:style-name="T11"><text:s text:c="4"/></text:span><text:span text:style-name="T21">public</text:span><text:span text:style-name="T11"> SMTPClientImpl(String server, </text:span><text:span text:style-name="T21">int</text:span><text:span text:style-name="T11"> port) {</text:span></text:p>
      <text:p text:style-name="P22"><text:span text:style-name="T11"><text:s text:c="8"/></text:span><text:span text:style-name="T21">this</text:span><text:span text:style-name="T11">.</text:span><text:span text:style-name="T30">server</text:span><text:span text:style-name="T11"> = server;</text:span></text:p>
      <text:p text:style-name="P22"><text:span text:style-name="T11"><text:s text:c="8"/></text:span><text:span text:style-name="T21">this</text:span><text:span text:style-name="T11">.</text:span><text:span text:style-name="T30">port</text:span><text:span text:style-name="T11"> = port;</text:span></text:p>
      <text:p text:style-name="P22"><text:span text:style-name="T11"><text:s text:c="4"/>}</text:span></text:p>
      <text:p text:style-name="P20"/>
      <text:p text:style-name="P22"><text:span text:style-name="T11"><text:s text:c="4"/></text:span><text:span text:style-name="T21">public</text:span><text:span text:style-name="T11"> SMTPClientImpl(String server) {</text:span></text:p>
      <text:p text:style-name="P22"><text:span text:style-name="T11"><text:s text:c="8"/></text:span><text:span text:style-name="T21">this</text:span><text:span text:style-name="T11">(server, </text:span><text:span text:style-name="T29">DEFAULT_PORT</text:span><text:span text:style-name="T11">);</text:span></text:p>
      <text:p text:style-name="P22"><text:span text:style-name="T11"><text:s text:c="4"/>}</text:span></text:p>
      <text:p text:style-name="P20"/>
      <text:p text:style-name="P22"><text:span text:style-name="T11"><text:s text:c="4"/></text:span><text:span text:style-name="T38">@Override</text:span></text:p>
      <text:p text:style-name="P22"><text:span text:style-name="T11"><text:s text:c="4"/></text:span><text:span text:style-name="T21">public</text:span><text:span text:style-name="T11"> </text:span><text:span text:style-name="T21">void</text:span><text:span text:style-name="T11"> connect() </text:span><text:span text:style-name="T21">throws</text:span><text:span text:style-name="T11"> IOException {</text:span></text:p>
      <text:p text:style-name="P22"><text:span text:style-name="T11"><text:s text:c="8"/></text:span><text:span text:style-name="T10">print</text:span><text:span text:style-name="T11">(</text:span><text:span text:style-name="T35">"Connecting to SMTP server..."</text:span><text:span text:style-name="T11">);</text:span></text:p>
      <text:p text:style-name="P20"/>
      <text:p text:style-name="P22"><text:span text:style-name="T11"><text:s text:c="8"/></text:span><text:span text:style-name="T30">worker</text:span><text:span text:style-name="T11"> = </text:span><text:span text:style-name="T21">new</text:span><text:span text:style-name="T11"> SocketWorker(</text:span><text:span text:style-name="T21">new</text:span><text:span text:style-name="T11"> InetSocketAddress(</text:span><text:span text:style-name="T30">server</text:span><text:span text:style-name="T11">, </text:span><text:span text:style-name="T30">port</text:span><text:span text:style-name="T11">));</text:span></text:p>
      <text:p text:style-name="P22"><text:span text:style-name="T11"><text:s text:c="8"/>String response = </text:span><text:span text:style-name="T30">worker</text:span><text:span text:style-name="T11">.getResponse();</text:span></text:p>
      <text:p text:style-name="P22"><text:span text:style-name="T11"><text:s text:c="8"/></text:span><text:span text:style-name="T10">print</text:span><text:span text:style-name="T11">(response);</text:span></text:p>
      <text:p text:style-name="P20"/>
      <text:p text:style-name="P22"><text:span text:style-name="T11"><text:s text:c="8"/>response = </text:span><text:span text:style-name="T30">worker</text:span><text:span text:style-name="T11">.sendData(</text:span><text:span text:style-name="T35">"EHLO ru"</text:span><text:span text:style-name="T11">);</text:span></text:p>
      <text:p text:style-name="P22"><text:span text:style-name="T11"><text:s text:c="8"/></text:span><text:span text:style-name="T10">print</text:span><text:span text:style-name="T11">(response);</text:span></text:p>
      <text:p text:style-name="P20"/>
      <text:p text:style-name="P22"><text:span text:style-name="T11"><text:s text:c="4"/>}</text:span></text:p>
      <text:p text:style-name="P20"/>
      <text:p text:style-name="P22"><text:span text:style-name="T11"><text:s text:c="4"/></text:span><text:span text:style-name="T38">@Override</text:span></text:p>
      <text:p text:style-name="P22"><text:span text:style-name="T11"><text:s text:c="4"/></text:span><text:span text:style-name="T21">public</text:span><text:span text:style-name="T11"> </text:span><text:span text:style-name="T21">boolean</text:span><text:span text:style-name="T11"> login(String username, String password) {</text:span></text:p>
      <text:p text:style-name="P22"><text:span text:style-name="T11"><text:s text:c="8"/>BASE64Encoder encoder = </text:span><text:span text:style-name="T21">new</text:span><text:span text:style-name="T11"> BASE64Encoder();</text:span></text:p>
      <text:p text:style-name="P22"><text:span text:style-name="T11"><text:s text:c="8"/></text:span><text:span text:style-name="T21">final</text:span><text:span text:style-name="T11"> String authStepOk = </text:span><text:span text:style-name="T35">"334"</text:span><text:span text:style-name="T11">;</text:span></text:p>
      <text:p text:style-name="P22"><text:span text:style-name="T11"><text:s text:c="8"/></text:span><text:span text:style-name="T21">final</text:span><text:span text:style-name="T11"> String relogin = </text:span><text:span text:style-name="T35">"503"</text:span><text:span text:style-name="T11">;</text:span></text:p>
      <text:p text:style-name="P22"><text:span text:style-name="T11"><text:s text:c="8"/></text:span><text:span text:style-name="T21">final</text:span><text:span text:style-name="T11"> String authFullyOk = </text:span><text:span text:style-name="T35">"235"</text:span><text:span text:style-name="T11">;</text:span></text:p>
      <text:p text:style-name="P20"/>
      <text:p text:style-name="P22"><text:span text:style-name="T11"><text:s text:c="8"/>String response = send(</text:span><text:span text:style-name="T35">"AUTH LOGIN"</text:span><text:span text:style-name="T11">);</text:span></text:p>
      <text:p text:style-name="P22"><text:span text:style-name="T11"><text:s text:c="8"/></text:span><text:span text:style-name="T21">if</text:span><text:span text:style-name="T11"> (response.substring(0, 3).equals(relogin)) {</text:span></text:p>
      <text:p text:style-name="P22"><text:span text:style-name="T11"><text:s text:c="12"/></text:span><text:span text:style-name="T42">// if already authenticated</text:span></text:p>
      <text:p text:style-name="P22"><text:span text:style-name="T11"><text:s text:c="12"/></text:span><text:span text:style-name="T21">return</text:span><text:span text:style-name="T11"> </text:span><text:span text:style-name="T21">true</text:span><text:span text:style-name="T11">;</text:span></text:p>
      <text:p text:style-name="P22"><text:span text:style-name="T11"><text:s text:c="8"/>} </text:span><text:span text:style-name="T21">else</text:span><text:span text:style-name="T11"> </text:span><text:span text:style-name="T21">if</text:span><text:span text:style-name="T11"> (!response.substring(0, 3).equals(authStepOk)) {</text:span></text:p>
      <text:p text:style-name="P22"><text:span text:style-name="T11"><text:s text:c="12"/></text:span><text:span text:style-name="T21">return</text:span><text:span text:style-name="T11"> </text:span><text:span text:style-name="T21">false</text:span><text:span text:style-name="T11">;</text:span></text:p>
      <text:p text:style-name="P22"><text:span text:style-name="T11"><text:s text:c="8"/>}</text:span></text:p>
      <text:p text:style-name="P20"/>
      <text:p text:style-name="P22"><text:span text:style-name="T11"><text:s text:c="8"/>response = send(encoder.encode(username.getBytes()));</text:span></text:p>
      <text:p text:style-name="P22"><text:span text:style-name="T11"><text:s text:c="8"/></text:span><text:span text:style-name="T21">if</text:span><text:span text:style-name="T11"> (!response.substring(0, 3).equals(authStepOk)) {</text:span></text:p>
      <text:p text:style-name="P22"><text:span text:style-name="T11"><text:s text:c="12"/></text:span><text:span text:style-name="T21">return</text:span><text:span text:style-name="T11"> </text:span><text:span text:style-name="T21">false</text:span><text:span text:style-name="T11">;</text:span></text:p>
      <text:p text:style-name="P22"><text:span text:style-name="T11"><text:s text:c="8"/>}</text:span></text:p>
      <text:p text:style-name="P20"/>
      <text:p text:style-name="P22"><text:span text:style-name="T11"><text:s text:c="8"/>response = send(encoder.encode(password.getBytes()));</text:span></text:p>
      <text:p text:style-name="P22"><text:span text:style-name="T11"><text:s text:c="8"/></text:span><text:span text:style-name="T21">if</text:span><text:span text:style-name="T11"> (!response.substring(0, 3).equals(authFullyOk)) {</text:span></text:p>
      <text:p text:style-name="P22"><text:span text:style-name="T11"><text:s text:c="12"/></text:span><text:span text:style-name="T42">// on unsuccessful authentication</text:span></text:p>
      <text:p text:style-name="P22"><text:soft-page-break/><text:span text:style-name="T11"><text:s text:c="12"/></text:span><text:span text:style-name="T21">return</text:span><text:span text:style-name="T11"> </text:span><text:span text:style-name="T21">false</text:span><text:span text:style-name="T11">;</text:span></text:p>
      <text:p text:style-name="P22"><text:span text:style-name="T11"><text:s text:c="8"/>}</text:span></text:p>
      <text:p text:style-name="P20"/>
      <text:p text:style-name="P22"><text:span text:style-name="T11"><text:s text:c="8"/></text:span><text:span text:style-name="T21">return</text:span><text:span text:style-name="T11"> </text:span><text:span text:style-name="T21">true</text:span><text:span text:style-name="T11">;</text:span></text:p>
      <text:p text:style-name="P22"><text:span text:style-name="T11"><text:s text:c="4"/>}</text:span></text:p>
      <text:p text:style-name="P20"/>
      <text:p text:style-name="P22"><text:span text:style-name="T11"><text:s text:c="4"/></text:span><text:span text:style-name="T38">@Override</text:span></text:p>
      <text:p text:style-name="P22"><text:span text:style-name="T11"><text:s text:c="4"/></text:span><text:span text:style-name="T21">public</text:span><text:span text:style-name="T11"> </text:span><text:span text:style-name="T21">boolean</text:span><text:span text:style-name="T11"> sendMessage(String from, String to, String subject, String data) {</text:span></text:p>
      <text:p text:style-name="P22"><text:span text:style-name="T11"><text:s text:c="8"/></text:span><text:span text:style-name="T21">final</text:span><text:span text:style-name="T11"> String acceptedCode = </text:span><text:span text:style-name="T35">"250"</text:span><text:span text:style-name="T11">;</text:span></text:p>
      <text:p text:style-name="P22"><text:span text:style-name="T11"><text:s text:c="8"/>String response = send(</text:span><text:span text:style-name="T35">"MAIL FROM: &lt;"</text:span><text:span text:style-name="T11"> + from + </text:span><text:span text:style-name="T35">"&gt;"</text:span><text:span text:style-name="T11">);</text:span></text:p>
      <text:p text:style-name="P22"><text:span text:style-name="T11"><text:s text:c="8"/></text:span><text:span text:style-name="T21">if</text:span><text:span text:style-name="T11"> (!response.substring(0, 3).equals(acceptedCode)) {</text:span></text:p>
      <text:p text:style-name="P22"><text:span text:style-name="T11"><text:s text:c="12"/></text:span><text:span text:style-name="T21">return</text:span><text:span text:style-name="T11"> </text:span><text:span text:style-name="T21">false</text:span><text:span text:style-name="T11">;</text:span></text:p>
      <text:p text:style-name="P22"><text:span text:style-name="T11"><text:s text:c="8"/>}</text:span></text:p>
      <text:p text:style-name="P22"><text:span text:style-name="T11"><text:s text:c="8"/>response = send(</text:span><text:span text:style-name="T35">"RCPT TO: &lt;"</text:span><text:span text:style-name="T11"> + to + </text:span><text:span text:style-name="T35">"&gt;"</text:span><text:span text:style-name="T11">);</text:span></text:p>
      <text:p text:style-name="P22"><text:span text:style-name="T11"><text:s text:c="8"/></text:span><text:span text:style-name="T21">if</text:span><text:span text:style-name="T11"> (!response.substring(0, 3).equals(acceptedCode)) {</text:span></text:p>
      <text:p text:style-name="P22"><text:span text:style-name="T11"><text:s text:c="12"/></text:span><text:span text:style-name="T21">return</text:span><text:span text:style-name="T11"> </text:span><text:span text:style-name="T21">false</text:span><text:span text:style-name="T11">;</text:span></text:p>
      <text:p text:style-name="P22"><text:span text:style-name="T11"><text:s text:c="8"/>}</text:span></text:p>
      <text:p text:style-name="P22"><text:span text:style-name="T11"><text:s text:c="8"/>response = send(</text:span><text:span text:style-name="T35">"DATA"</text:span><text:span text:style-name="T11">);</text:span></text:p>
      <text:p text:style-name="P22"><text:span text:style-name="T11"><text:s text:c="8"/></text:span><text:span text:style-name="T21">if</text:span><text:span text:style-name="T11"> (!response.substring(0, 3).equals(</text:span><text:span text:style-name="T35">"354"</text:span><text:span text:style-name="T11">)) {</text:span></text:p>
      <text:p text:style-name="P22"><text:span text:style-name="T11"><text:s text:c="12"/></text:span><text:span text:style-name="T21">return</text:span><text:span text:style-name="T11"> </text:span><text:span text:style-name="T21">false</text:span><text:span text:style-name="T11">;</text:span></text:p>
      <text:p text:style-name="P22"><text:span text:style-name="T11"><text:s text:c="8"/>}</text:span></text:p>
      <text:p text:style-name="P20"/>
      <text:p text:style-name="P22"><text:span text:style-name="T11"><text:s text:c="8"/>String headers = </text:span><text:span text:style-name="T35">"From: "</text:span><text:span text:style-name="T11"> + from + </text:span><text:span text:style-name="T35">"\nTo: "</text:span><text:span text:style-name="T11"> + to + </text:span><text:span text:style-name="T35">"\nSubject: "</text:span><text:span text:style-name="T11"> + subject + </text:span><text:span text:style-name="T35">"\n\n"</text:span><text:span text:style-name="T11">;</text:span></text:p>
      <text:p text:style-name="P20"/>
      <text:p text:style-name="P22"><text:span text:style-name="T11"><text:s text:c="8"/>response = send(headers + data + </text:span><text:span text:style-name="T35">"\n\n."</text:span><text:span text:style-name="T11">);</text:span></text:p>
      <text:p text:style-name="P22"><text:span text:style-name="T11"><text:s text:c="8"/></text:span><text:span text:style-name="T21">if</text:span><text:span text:style-name="T11"> (!response.substring(0, 3).equals(acceptedCode)) {</text:span></text:p>
      <text:p text:style-name="P22"><text:span text:style-name="T11"><text:s text:c="12"/></text:span><text:span text:style-name="T21">return</text:span><text:span text:style-name="T11"> </text:span><text:span text:style-name="T21">false</text:span><text:span text:style-name="T11">;</text:span></text:p>
      <text:p text:style-name="P22"><text:span text:style-name="T11"><text:s text:c="8"/>}</text:span></text:p>
      <text:p text:style-name="P20"/>
      <text:p text:style-name="P22"><text:span text:style-name="T11"><text:s text:c="8"/></text:span><text:span text:style-name="T21">return</text:span><text:span text:style-name="T11"> </text:span><text:span text:style-name="T21">true</text:span><text:span text:style-name="T11">;</text:span></text:p>
      <text:p text:style-name="P20"/>
      <text:p text:style-name="P22"><text:span text:style-name="T11"><text:s text:c="4"/>}</text:span></text:p>
      <text:p text:style-name="P20"/>
      <text:p text:style-name="P22"><text:span text:style-name="T11"><text:s text:c="4"/></text:span><text:span text:style-name="T21">public</text:span><text:span text:style-name="T11"> String send(String data) {</text:span></text:p>
      <text:p text:style-name="P22"><text:span text:style-name="T11"><text:s text:c="8"/>String response = </text:span><text:span text:style-name="T30">worker</text:span><text:span text:style-name="T11">.sendData(data);</text:span></text:p>
      <text:p text:style-name="P22"><text:span text:style-name="T11"><text:s text:c="8"/></text:span><text:span text:style-name="T10">print</text:span><text:span text:style-name="T11">(response);</text:span></text:p>
      <text:p text:style-name="P22"><text:span text:style-name="T11"><text:s text:c="8"/></text:span><text:span text:style-name="T21">return</text:span><text:span text:style-name="T11"> response;</text:span></text:p>
      <text:p text:style-name="P22"><text:span text:style-name="T11"><text:s text:c="4"/>}</text:span></text:p>
      <text:p text:style-name="P20"/>
      <text:p text:style-name="P22"><text:span text:style-name="T11"><text:s text:c="4"/></text:span><text:span text:style-name="T38">@Override</text:span></text:p>
      <text:p text:style-name="P22"><text:span text:style-name="T11"><text:s text:c="4"/></text:span><text:span text:style-name="T21">public</text:span><text:span text:style-name="T11"> </text:span><text:span text:style-name="T21">void</text:span><text:span text:style-name="T11"> close() </text:span><text:span text:style-name="T21">throws</text:span><text:span text:style-name="T11"> IOException {</text:span></text:p>
      <text:p text:style-name="P22"><text:span text:style-name="T11"><text:s text:c="8"/>String response = </text:span><text:span text:style-name="T30">worker</text:span><text:span text:style-name="T11">.sendData(</text:span><text:span text:style-name="T35">"QUIT"</text:span><text:span text:style-name="T11">);</text:span></text:p>
      <text:p text:style-name="P22"><text:span text:style-name="T11"><text:s text:c="8"/></text:span><text:span text:style-name="T10">print</text:span><text:span text:style-name="T11">(response);</text:span></text:p>
      <text:p text:style-name="P22"><text:span text:style-name="T11"><text:s text:c="4"/>}</text:span></text:p>
      <text:p text:style-name="P20"/>
      <text:p text:style-name="P22"><text:span text:style-name="T11">}</text:span></text:p>
      <text:p text:style-name="P17"><text:span text:style-name="T21">public</text:span><text:span text:style-name="T11"> </text:span><text:span text:style-name="T21">class</text:span><text:span text:style-name="T11"> SocketWorker </text:span><text:span text:style-name="T21">implements</text:span><text:span text:style-name="T11"> Closeable {</text:span></text:p>
      <text:p text:style-name="P22"><text:span text:style-name="T11"><text:s text:c="4"/></text:span><text:span text:style-name="T21">private</text:span><text:span text:style-name="T11"> </text:span><text:span text:style-name="T21">static</text:span><text:span text:style-name="T11"> </text:span><text:span text:style-name="T21">final</text:span><text:span text:style-name="T11"> </text:span><text:span text:style-name="T21">int</text:span><text:span text:style-name="T11"> </text:span><text:span text:style-name="T29">SOCKET_TIMEOUT</text:span><text:span text:style-name="T11"> = 1000;</text:span></text:p>
      <text:p text:style-name="P22"><text:span text:style-name="T11"><text:s text:c="4"/></text:span><text:span text:style-name="T21">private</text:span><text:span text:style-name="T11"> Socket </text:span><text:span text:style-name="T30">socket</text:span><text:span text:style-name="T11">;</text:span></text:p>
      <text:p text:style-name="P20"/>
      <text:p text:style-name="P22"><text:span text:style-name="T11"><text:s text:c="4"/></text:span><text:span text:style-name="T21">public</text:span><text:span text:style-name="T11"> </text:span><text:span text:style-name="T21">static</text:span><text:span text:style-name="T11"> </text:span><text:span text:style-name="T21">void</text:span><text:span text:style-name="T11"> print(String source) {</text:span></text:p>
      <text:p text:style-name="P22"><text:span text:style-name="T11"><text:s text:c="8"/>System.</text:span><text:span text:style-name="T29">out</text:span><text:span text:style-name="T11">.println(source);</text:span></text:p>
      <text:p text:style-name="P22"><text:span text:style-name="T11"><text:s text:c="4"/>}</text:span></text:p>
      <text:p text:style-name="P20"/>
      <text:p text:style-name="P22"><text:span text:style-name="T11"><text:s text:c="4"/></text:span><text:span text:style-name="T21">public</text:span><text:span text:style-name="T11"> SocketWorker(InetSocketAddress address) </text:span><text:span text:style-name="T21">throws</text:span><text:span text:style-name="T11"> IOException {</text:span></text:p>
      <text:p text:style-name="P22"><text:span text:style-name="T11"><text:s text:c="8"/></text:span><text:span text:style-name="T30">socket</text:span><text:span text:style-name="T11"> = </text:span><text:span text:style-name="T21">new</text:span><text:span text:style-name="T11"> Socket();</text:span></text:p>
      <text:p text:style-name="P22"><text:span text:style-name="T11"><text:s text:c="8"/></text:span><text:span text:style-name="T30">socket</text:span><text:span text:style-name="T11">.setSoTimeout(</text:span><text:span text:style-name="T29">SOCKET_TIMEOUT</text:span><text:span text:style-name="T11">);</text:span></text:p>
      <text:p text:style-name="P22"><text:span text:style-name="T11"><text:s text:c="8"/></text:span><text:span text:style-name="T30">socket</text:span><text:span text:style-name="T11">.connect(address, </text:span><text:span text:style-name="T29">SOCKET_TIMEOUT</text:span><text:span text:style-name="T11">);</text:span></text:p>
      <text:p text:style-name="P22"><text:span text:style-name="T11"><text:s text:c="4"/>}</text:span></text:p>
      <text:p text:style-name="P20"/>
      <text:p text:style-name="P22"><text:span text:style-name="T11"><text:s text:c="4"/></text:span><text:span text:style-name="T21">public</text:span><text:span text:style-name="T11"> String sendData(String comand) {</text:span></text:p>
      <text:p text:style-name="P22"><text:span text:style-name="T11"><text:s text:c="8"/></text:span><text:span text:style-name="T21">return</text:span><text:span text:style-name="T11"> sendData(comand, -1);</text:span></text:p>
      <text:p text:style-name="P22"><text:span text:style-name="T11"><text:s text:c="4"/>}</text:span></text:p>
      <text:p text:style-name="P20"/>
      <text:p text:style-name="P22"><text:span text:style-name="T11"><text:s text:c="4"/></text:span><text:span text:style-name="T21">public</text:span><text:span text:style-name="T11"> String sendData(String comand, </text:span><text:span text:style-name="T21">int</text:span><text:span text:style-name="T11"> length) {</text:span></text:p>
      <text:p text:style-name="P22"><text:span text:style-name="T11"><text:s text:c="8"/>String response = </text:span><text:span text:style-name="T35">""</text:span><text:span text:style-name="T11">;</text:span></text:p>
      <text:p text:style-name="P22"><text:span text:style-name="T11"><text:s text:c="8"/>comand = comand.trim() + </text:span><text:span text:style-name="T35">"\n"</text:span><text:span text:style-name="T11">;</text:span></text:p>
      <text:p text:style-name="P22"><text:span text:style-name="T11"><text:s text:c="8"/></text:span><text:span text:style-name="T21">byte</text:span><text:span text:style-name="T11">[] buffer = comand.getBytes();</text:span></text:p>
      <text:p text:style-name="P22"><text:span text:style-name="T11"><text:s text:c="8"/></text:span><text:span text:style-name="T21">final</text:span><text:span text:style-name="T11"> </text:span><text:span text:style-name="T21">int</text:span><text:span text:style-name="T11"> buffLen = buffer.</text:span><text:span text:style-name="T30">length</text:span><text:span text:style-name="T11">;</text:span></text:p>
      <text:p text:style-name="P20"/>
      <text:p text:style-name="P22"><text:span text:style-name="T11"><text:s text:c="8"/></text:span><text:span text:style-name="T21">try</text:span><text:span text:style-name="T11"> {</text:span></text:p>
      <text:p text:style-name="P22"><text:span text:style-name="T11"><text:s text:c="12"/></text:span><text:span text:style-name="T10">print</text:span><text:span text:style-name="T11">(</text:span><text:span text:style-name="T35">"Sending request of class "</text:span><text:span text:style-name="T11"> + comand.substring(0, 4));</text:span></text:p>
      <text:p text:style-name="P22"><text:span text:style-name="T11"><text:s text:c="12"/></text:span><text:span text:style-name="T30">socket</text:span><text:span text:style-name="T11">.getOutputStream().write(buffer, 0, buffLen);</text:span></text:p>
      <text:p text:style-name="P22"><text:span text:style-name="T11"><text:s text:c="12"/>response = getResponse(length);</text:span></text:p>
      <text:p text:style-name="P22"><text:span text:style-name="T11"><text:s text:c="8"/>} </text:span><text:span text:style-name="T21">catch</text:span><text:span text:style-name="T11"> (IOException e) {</text:span></text:p>
      <text:p text:style-name="P22"><text:span text:style-name="T11"><text:s text:c="12"/>e.printStackTrace();</text:span></text:p>
      <text:p text:style-name="P22"><text:span text:style-name="T11"><text:s text:c="8"/>}</text:span></text:p>
      <text:p text:style-name="P22"><text:span text:style-name="T11"><text:s text:c="8"/></text:span><text:span text:style-name="T21">return</text:span><text:span text:style-name="T11"> response;</text:span></text:p>
      <text:p text:style-name="P22"><text:span text:style-name="T11"><text:s text:c="4"/>}</text:span></text:p>
      <text:p text:style-name="P20"/>
      <text:p text:style-name="P22"><text:span text:style-name="T11"><text:s text:c="4"/></text:span><text:span text:style-name="T21">public</text:span><text:span text:style-name="T11"> String getResponse() </text:span><text:span text:style-name="T21">throws</text:span><text:span text:style-name="T11"> IOException {</text:span></text:p>
      <text:p text:style-name="P22"><text:span text:style-name="T11"><text:s text:c="8"/></text:span><text:span text:style-name="T21">return</text:span><text:span text:style-name="T11"> getResponse(-1);</text:span></text:p>
      <text:p text:style-name="P22"><text:span text:style-name="T11"><text:s text:c="4"/>}</text:span></text:p>
      <text:p text:style-name="P20"><text:soft-page-break/></text:p>
      <text:p text:style-name="P22"><text:span text:style-name="T11"><text:s text:c="4"/></text:span><text:span text:style-name="T21">public</text:span><text:span text:style-name="T11"> String getResponse(</text:span><text:span text:style-name="T21">int</text:span><text:span text:style-name="T11"> length) </text:span><text:span text:style-name="T21">throws</text:span><text:span text:style-name="T11"> IOException {</text:span></text:p>
      <text:p text:style-name="P20"/>
      <text:p text:style-name="P22"><text:span text:style-name="T11"><text:s text:c="8"/></text:span><text:span text:style-name="T21">boolean</text:span><text:span text:style-name="T11"> isUnregulated = length &lt; 0;</text:span></text:p>
      <text:p text:style-name="P22"><text:span text:style-name="T11"><text:s text:c="8"/></text:span><text:span text:style-name="T21">final</text:span><text:span text:style-name="T11"> </text:span><text:span text:style-name="T21">int</text:span><text:span text:style-name="T11"> buffLen = 4000;</text:span></text:p>
      <text:p text:style-name="P22"><text:span text:style-name="T11"><text:s text:c="8"/></text:span><text:span text:style-name="T21">byte</text:span><text:span text:style-name="T11">[] buffer = </text:span><text:span text:style-name="T21">new</text:span><text:span text:style-name="T11"> </text:span><text:span text:style-name="T21">byte</text:span><text:span text:style-name="T11">[buffLen];</text:span></text:p>
      <text:p text:style-name="P22"><text:span text:style-name="T11"><text:s text:c="8"/></text:span><text:span text:style-name="T21">int</text:span><text:span text:style-name="T11"> readed = 0;</text:span></text:p>
      <text:p text:style-name="P20"/>
      <text:p text:style-name="P22"><text:span text:style-name="T11"><text:s text:c="8"/>StringBuilder builder = </text:span><text:span text:style-name="T21">new</text:span><text:span text:style-name="T11"> StringBuilder();</text:span></text:p>
      <text:p text:style-name="P22"><text:span text:style-name="T11"><text:s text:c="8"/></text:span><text:span text:style-name="T30">socket</text:span><text:span text:style-name="T11">.setSoLinger(</text:span><text:span text:style-name="T21">false</text:span><text:span text:style-name="T11">, 0);</text:span></text:p>
      <text:p text:style-name="P22"><text:span text:style-name="T11"><text:s text:c="8"/></text:span><text:span text:style-name="T21">while</text:span><text:span text:style-name="T11"> ((readed = </text:span><text:span text:style-name="T30">socket</text:span><text:span text:style-name="T11">.getInputStream().read(buffer, 0, buffLen)) &gt; 0) {</text:span></text:p>
      <text:p text:style-name="P22"><text:span text:style-name="T11"><text:s text:c="12"/>builder.append(</text:span><text:span text:style-name="T21">new</text:span><text:span text:style-name="T11"> String(buffer, 0, readed, </text:span><text:span text:style-name="T35">"UTF-8"</text:span><text:span text:style-name="T11">));</text:span></text:p>
      <text:p text:style-name="P22"><text:span text:style-name="T11"><text:s text:c="12"/>length -= readed;</text:span></text:p>
      <text:p text:style-name="P22"><text:span text:style-name="T11"><text:s text:c="12"/></text:span><text:span text:style-name="T21">if</text:span><text:span text:style-name="T11"> ((!isUnregulated &amp;&amp; length &lt;= 0) || (isUnregulated &amp;&amp; readed &lt; buffLen)) {</text:span></text:p>
      <text:p text:style-name="P22"><text:span text:style-name="T11"><text:s text:c="16"/></text:span><text:span text:style-name="T10">print</text:span><text:span text:style-name="T11">(</text:span><text:span text:style-name="T35">"Response readed"</text:span><text:span text:style-name="T11">);</text:span></text:p>
      <text:p text:style-name="P22"><text:span text:style-name="T11"><text:s text:c="16"/></text:span><text:span text:style-name="T21">break</text:span><text:span text:style-name="T11">;</text:span></text:p>
      <text:p text:style-name="P22"><text:span text:style-name="T11"><text:s text:c="12"/>}</text:span></text:p>
      <text:p text:style-name="P22"><text:span text:style-name="T11"><text:s text:c="8"/>}</text:span></text:p>
      <text:p text:style-name="P22"><text:span text:style-name="T11"><text:s text:c="8"/></text:span><text:span text:style-name="T21">return</text:span><text:span text:style-name="T11"> builder.toString();</text:span></text:p>
      <text:p text:style-name="P22"><text:span text:style-name="T11"><text:s text:c="4"/>}</text:span></text:p>
      <text:p text:style-name="P20"/>
      <text:p text:style-name="P22"><text:span text:style-name="T11"><text:s text:c="4"/></text:span><text:span text:style-name="T38">@Override</text:span></text:p>
      <text:p text:style-name="P22"><text:span text:style-name="T11"><text:s text:c="4"/></text:span><text:span text:style-name="T21">public</text:span><text:span text:style-name="T11"> </text:span><text:span text:style-name="T21">void</text:span><text:span text:style-name="T11"> close() </text:span><text:span text:style-name="T21">throws</text:span><text:span text:style-name="T11"> IOException {</text:span></text:p>
      <text:p text:style-name="P22"><text:span text:style-name="T11"><text:s text:c="8"/></text:span><text:span text:style-name="T30">socket</text:span><text:span text:style-name="T11">.close();</text:span></text:p>
      <text:p text:style-name="P22"><text:span text:style-name="T11"><text:s text:c="4"/>}</text:span></text:p>
      <text:p text:style-name="P20"/>
      <text:p text:style-name="P18"><text:span text:style-name="T12">}</text:span></text:p>
      <text:p text:style-name="P18"><text:span text:style-name="T12"/></text:p>
      <text:p text:style-name="P27"><text:span text:style-name="T16">Чат</text:span></text:p>
      <text:p text:style-name="P17"><text:span text:style-name="T22">public</text:span><text:span text:style-name="T11"> </text:span><text:span text:style-name="T21">class</text:span><text:span text:style-name="T11"> Message {</text:span></text:p>
      <text:p text:style-name="P22"><text:span text:style-name="T11"><text:s text:c="4"/></text:span><text:span text:style-name="T21">public</text:span><text:span text:style-name="T11"> </text:span><text:span text:style-name="T21">static</text:span><text:span text:style-name="T11"> </text:span><text:span text:style-name="T21">final</text:span><text:span text:style-name="T11"> String </text:span><text:span text:style-name="T29">DATE_FORMAT</text:span><text:span text:style-name="T11"> = </text:span><text:span text:style-name="T35">"yyyyMMddHHmmss"</text:span><text:span text:style-name="T11">;</text:span></text:p>
      <text:p text:style-name="P22"><text:span text:style-name="T11"><text:s text:c="4"/></text:span><text:span text:style-name="T21">private</text:span><text:span text:style-name="T11"> </text:span><text:span text:style-name="T21">final</text:span><text:span text:style-name="T11"> String </text:span><text:span text:style-name="T30">OUTPUT_DATE_FORMAT</text:span><text:span text:style-name="T11"> = </text:span><text:span text:style-name="T35">"yyyy'-'MM'-'dd' 'HH':'mm':'ss"</text:span><text:span text:style-name="T11">;</text:span></text:p>
      <text:p text:style-name="P22"><text:span text:style-name="T11"><text:s text:c="4"/></text:span><text:span text:style-name="T21">private</text:span><text:span text:style-name="T11"> </text:span><text:span text:style-name="T21">static</text:span><text:span text:style-name="T11"> SimpleDateFormat </text:span><text:span text:style-name="T29">format</text:span><text:span text:style-name="T11"> = </text:span><text:span text:style-name="T21">new</text:span><text:span text:style-name="T11"> SimpleDateFormat(</text:span><text:span text:style-name="T29">DATE_FORMAT</text:span><text:span text:style-name="T11">);</text:span></text:p>
      <text:p text:style-name="P22"><text:span text:style-name="T11"><text:s text:c="4"/></text:span><text:span text:style-name="T21">private</text:span><text:span text:style-name="T11"> SimpleDateFormat </text:span><text:span text:style-name="T30">outFormat</text:span><text:span text:style-name="T11"> = </text:span><text:span text:style-name="T21">new</text:span><text:span text:style-name="T11"> SimpleDateFormat(</text:span><text:span text:style-name="T30">OUTPUT_DATE_FORMAT</text:span><text:span text:style-name="T11">);</text:span></text:p>
      <text:p text:style-name="P20"/>
      <text:p text:style-name="P22"><text:span text:style-name="T11"><text:s text:c="4"/></text:span><text:span text:style-name="T21">private</text:span><text:span text:style-name="T11"> </text:span><text:span text:style-name="T21">final</text:span><text:span text:style-name="T11"> MessageType </text:span><text:span text:style-name="T30">type</text:span><text:span text:style-name="T11">;</text:span></text:p>
      <text:p text:style-name="P22"><text:span text:style-name="T11"><text:s text:c="4"/></text:span><text:span text:style-name="T21">private</text:span><text:span text:style-name="T11"> </text:span><text:span text:style-name="T21">final</text:span><text:span text:style-name="T11"> Date </text:span><text:span text:style-name="T30">date</text:span><text:span text:style-name="T11">;</text:span></text:p>
      <text:p text:style-name="P22"><text:span text:style-name="T11"><text:s text:c="4"/></text:span><text:span text:style-name="T21">private</text:span><text:span text:style-name="T11"> </text:span><text:span text:style-name="T21">final</text:span><text:span text:style-name="T11"> String </text:span><text:span text:style-name="T30">userId</text:span><text:span text:style-name="T11">;</text:span></text:p>
      <text:p text:style-name="P22"><text:span text:style-name="T11"><text:s text:c="4"/></text:span><text:span text:style-name="T21">private</text:span><text:span text:style-name="T11"> </text:span><text:span text:style-name="T21">final</text:span><text:span text:style-name="T11"> String </text:span><text:span text:style-name="T30">payload</text:span><text:span text:style-name="T11">;</text:span></text:p>
      <text:p text:style-name="P20"/>
      <text:p text:style-name="P22"><text:span text:style-name="T11"><text:s text:c="4"/></text:span><text:span text:style-name="T21">public</text:span><text:span text:style-name="T11"> Message(MessageType type, Date date, String userId, String payload) {</text:span></text:p>
      <text:p text:style-name="P22"><text:span text:style-name="T11"><text:s text:c="8"/></text:span><text:span text:style-name="T21">this</text:span><text:span text:style-name="T11">.</text:span><text:span text:style-name="T30">type</text:span><text:span text:style-name="T11"> = type;</text:span></text:p>
      <text:p text:style-name="P22"><text:span text:style-name="T11"><text:s text:c="8"/></text:span><text:span text:style-name="T21">this</text:span><text:span text:style-name="T11">.</text:span><text:span text:style-name="T30">date</text:span><text:span text:style-name="T11"> = date;</text:span></text:p>
      <text:p text:style-name="P22"><text:span text:style-name="T11"><text:s text:c="8"/></text:span><text:span text:style-name="T21">this</text:span><text:span text:style-name="T11">.</text:span><text:span text:style-name="T30">userId</text:span><text:span text:style-name="T11"> = userId;</text:span></text:p>
      <text:p text:style-name="P22"><text:span text:style-name="T11"><text:s text:c="8"/></text:span><text:span text:style-name="T21">this</text:span><text:span text:style-name="T11">.</text:span><text:span text:style-name="T30">payload</text:span><text:span text:style-name="T11"> = payload;</text:span></text:p>
      <text:p text:style-name="P22"><text:span text:style-name="T11"><text:s text:c="4"/>}</text:span></text:p>
      <text:p text:style-name="P20"/>
      <text:p text:style-name="P22"><text:span text:style-name="T11"><text:s text:c="4"/></text:span><text:span text:style-name="T21">public</text:span><text:span text:style-name="T11"> MessageType getType() {</text:span></text:p>
      <text:p text:style-name="P22"><text:span text:style-name="T11"><text:s text:c="8"/></text:span><text:span text:style-name="T21">return</text:span><text:span text:style-name="T11"> </text:span><text:span text:style-name="T30">type</text:span><text:span text:style-name="T11">;</text:span></text:p>
      <text:p text:style-name="P22"><text:span text:style-name="T11"><text:s text:c="4"/>}</text:span></text:p>
      <text:p text:style-name="P20"/>
      <text:p text:style-name="P22"><text:span text:style-name="T11"><text:s text:c="4"/></text:span><text:span text:style-name="T21">public</text:span><text:span text:style-name="T11"> Date getDate() {</text:span></text:p>
      <text:p text:style-name="P22"><text:span text:style-name="T11"><text:s text:c="8"/></text:span><text:span text:style-name="T21">return</text:span><text:span text:style-name="T11"> </text:span><text:span text:style-name="T30">date</text:span><text:span text:style-name="T11">;</text:span></text:p>
      <text:p text:style-name="P22"><text:span text:style-name="T11"><text:s text:c="4"/>}</text:span></text:p>
      <text:p text:style-name="P20"/>
      <text:p text:style-name="P22"><text:span text:style-name="T11"><text:s text:c="4"/></text:span><text:span text:style-name="T21">public</text:span><text:span text:style-name="T11"> String getUserId() {</text:span></text:p>
      <text:p text:style-name="P22"><text:span text:style-name="T11"><text:s text:c="8"/></text:span><text:span text:style-name="T21">return</text:span><text:span text:style-name="T11"> </text:span><text:span text:style-name="T30">userId</text:span><text:span text:style-name="T11">;</text:span></text:p>
      <text:p text:style-name="P22"><text:span text:style-name="T11"><text:s text:c="4"/>}</text:span></text:p>
      <text:p text:style-name="P20"/>
      <text:p text:style-name="P22"><text:span text:style-name="T11"><text:s text:c="4"/></text:span><text:span text:style-name="T21">public</text:span><text:span text:style-name="T11"> String getPayload() {</text:span></text:p>
      <text:p text:style-name="P22"><text:span text:style-name="T11"><text:s text:c="8"/></text:span><text:span text:style-name="T21">return</text:span><text:span text:style-name="T11"> </text:span><text:span text:style-name="T30">payload</text:span><text:span text:style-name="T11">;</text:span></text:p>
      <text:p text:style-name="P22"><text:span text:style-name="T11"><text:s text:c="4"/>}</text:span></text:p>
      <text:p text:style-name="P20"/>
      <text:p text:style-name="P22"><text:span text:style-name="T11"><text:s text:c="4"/></text:span><text:span text:style-name="T21">public</text:span><text:span text:style-name="T11"> </text:span><text:span text:style-name="T21">static</text:span><text:span text:style-name="T11"> DateFormat getDateFormat() {</text:span></text:p>
      <text:p text:style-name="P22"><text:span text:style-name="T11"><text:s text:c="8"/></text:span><text:span text:style-name="T21">return</text:span><text:span text:style-name="T11"> </text:span><text:span text:style-name="T29">format</text:span><text:span text:style-name="T11">;</text:span></text:p>
      <text:p text:style-name="P22"><text:span text:style-name="T11"><text:s text:c="4"/>}</text:span></text:p>
      <text:p text:style-name="P20"/>
      <text:p text:style-name="P22"><text:span text:style-name="T11"><text:s text:c="4"/></text:span><text:span text:style-name="T38">@Override</text:span></text:p>
      <text:p text:style-name="P22"><text:span text:style-name="T11"><text:s text:c="4"/></text:span><text:span text:style-name="T21">public</text:span><text:span text:style-name="T11"> String toString() {</text:span></text:p>
      <text:p text:style-name="P22"><text:span text:style-name="T11"><text:s text:c="8"/>String result = </text:span><text:span text:style-name="T35">""</text:span><text:span text:style-name="T11">;</text:span></text:p>
      <text:p text:style-name="P22"><text:span text:style-name="T11"><text:s text:c="8"/></text:span><text:span text:style-name="T21">switch</text:span><text:span text:style-name="T11"> (</text:span><text:span text:style-name="T30">type</text:span><text:span text:style-name="T11">) {</text:span></text:p>
      <text:p text:style-name="P22"><text:span text:style-name="T11"><text:s text:c="8"/></text:span><text:span text:style-name="T21">case</text:span><text:span text:style-name="T11"> </text:span><text:span text:style-name="T29">CONN</text:span><text:span text:style-name="T11">:</text:span></text:p>
      <text:p text:style-name="P22"><text:span text:style-name="T11"><text:s text:c="12"/>result = </text:span><text:span text:style-name="T30">payload</text:span><text:span text:style-name="T11"> + </text:span><text:span text:style-name="T35">" connected to chat"</text:span><text:span text:style-name="T11">;</text:span></text:p>
      <text:p text:style-name="P22"><text:span text:style-name="T11"><text:s text:c="12"/></text:span><text:span text:style-name="T21">break</text:span><text:span text:style-name="T11">;</text:span></text:p>
      <text:p text:style-name="P22"><text:span text:style-name="T11"><text:s text:c="8"/></text:span><text:span text:style-name="T21">case</text:span><text:span text:style-name="T11"> </text:span><text:span text:style-name="T29">MSSG</text:span><text:span text:style-name="T11">:</text:span></text:p>
      <text:p text:style-name="P22"><text:span text:style-name="T11"><text:s text:c="12"/>result = MessageFormat.</text:span><text:span text:style-name="T10">format</text:span><text:span text:style-name="T11">(</text:span><text:span text:style-name="T35">"[{0}] {1}: {2}"</text:span><text:span text:style-name="T11">,</text:span><text:span text:style-name="T42">//</text:span></text:p>
      <text:p text:style-name="P22"><text:span text:style-name="T11"><text:s text:c="20"/></text:span><text:span text:style-name="T30">outFormat</text:span><text:span text:style-name="T11">.format(</text:span><text:span text:style-name="T21">new</text:span><text:span text:style-name="T11"> Date()), </text:span><text:span text:style-name="T30">userId</text:span><text:span text:style-name="T11">, </text:span><text:span text:style-name="T30">payload</text:span><text:span text:style-name="T11">);</text:span></text:p>
      <text:p text:style-name="P22"><text:span text:style-name="T11"><text:s text:c="12"/></text:span><text:span text:style-name="T21">break</text:span><text:span text:style-name="T11">;</text:span></text:p>
      <text:p text:style-name="P20"/>
      <text:p text:style-name="P22"><text:span text:style-name="T11"><text:s text:c="8"/></text:span><text:span text:style-name="T21">case</text:span><text:span text:style-name="T11"> </text:span><text:span text:style-name="T29">DCNN</text:span><text:span text:style-name="T11">:</text:span></text:p>
      <text:p text:style-name="P22"><text:span text:style-name="T11"><text:s text:c="12"/>result = </text:span><text:span text:style-name="T30">payload</text:span><text:span text:style-name="T11"> + </text:span><text:span text:style-name="T35">" disconnected"</text:span><text:span text:style-name="T11">;</text:span></text:p>
      <text:p text:style-name="P22"><text:span text:style-name="T11"><text:s text:c="12"/></text:span><text:span text:style-name="T21">break</text:span><text:span text:style-name="T11">;</text:span></text:p>
      <text:p text:style-name="P20"><text:soft-page-break/></text:p>
      <text:p text:style-name="P22"><text:span text:style-name="T11"><text:s text:c="8"/></text:span><text:span text:style-name="T21">default</text:span><text:span text:style-name="T11">:</text:span></text:p>
      <text:p text:style-name="P22"><text:span text:style-name="T11"><text:s text:c="12"/></text:span><text:span text:style-name="T21">break</text:span><text:span text:style-name="T11">;</text:span></text:p>
      <text:p text:style-name="P22"><text:span text:style-name="T11"><text:s text:c="8"/>}</text:span></text:p>
      <text:p text:style-name="P22"><text:span text:style-name="T11"><text:s text:c="8"/></text:span><text:span text:style-name="T21">return</text:span><text:span text:style-name="T11"> result;</text:span></text:p>
      <text:p text:style-name="P22"><text:span text:style-name="T11"><text:s text:c="4"/>}</text:span></text:p>
      <text:p text:style-name="P22"><text:span text:style-name="T11">}</text:span></text:p>
      <text:p text:style-name="P17"><text:span text:style-name="T22">public</text:span><text:span text:style-name="T11"> </text:span><text:span text:style-name="T21">class</text:span><text:span text:style-name="T11"> MessageTransferer </text:span><text:span text:style-name="T21">implements</text:span><text:span text:style-name="T11"> Closeable {</text:span></text:p>
      <text:p text:style-name="P22"><text:span text:style-name="T11"><text:s text:c="4"/></text:span><text:span text:style-name="T21">private</text:span><text:span text:style-name="T11"> </text:span><text:span text:style-name="T21">static</text:span><text:span text:style-name="T11"> </text:span><text:span text:style-name="T21">final</text:span><text:span text:style-name="T11"> </text:span><text:span text:style-name="T21">int</text:span><text:span text:style-name="T11"> </text:span><text:span text:style-name="T29">LENGTH_HEADER_TYPE</text:span><text:span text:style-name="T11"> = 4;</text:span></text:p>
      <text:p text:style-name="P22"><text:span text:style-name="T11"><text:s text:c="4"/></text:span><text:span text:style-name="T21">private</text:span><text:span text:style-name="T11"> </text:span><text:span text:style-name="T21">static</text:span><text:span text:style-name="T11"> </text:span><text:span text:style-name="T21">final</text:span><text:span text:style-name="T11"> </text:span><text:span text:style-name="T21">int</text:span><text:span text:style-name="T11"> </text:span><text:span text:style-name="T29">LENGTH_HEADER_LENGTH</text:span><text:span text:style-name="T11"> = 8;</text:span></text:p>
      <text:p text:style-name="P22"><text:span text:style-name="T11"><text:s text:c="4"/></text:span><text:span text:style-name="T21">private</text:span><text:span text:style-name="T11"> </text:span><text:span text:style-name="T21">static</text:span><text:span text:style-name="T11"> </text:span><text:span text:style-name="T21">final</text:span><text:span text:style-name="T11"> </text:span><text:span text:style-name="T21">int</text:span><text:span text:style-name="T11"> </text:span><text:span text:style-name="T29">LENGTH_HEADER_USER_ID</text:span><text:span text:style-name="T11"> = 100;</text:span></text:p>
      <text:p text:style-name="P22"><text:span text:style-name="T11"><text:s text:c="4"/></text:span><text:span text:style-name="T21">private</text:span><text:span text:style-name="T11"> </text:span><text:span text:style-name="T21">static</text:span><text:span text:style-name="T11"> </text:span><text:span text:style-name="T21">final</text:span><text:span text:style-name="T11"> </text:span><text:span text:style-name="T21">int</text:span><text:span text:style-name="T11"> </text:span><text:span text:style-name="T29">LENGTH_HEADER_DATE</text:span><text:span text:style-name="T11"> = Message.</text:span><text:span text:style-name="T29">DATE_FORMAT</text:span><text:span text:style-name="T11">.length();</text:span></text:p>
      <text:p text:style-name="P22"><text:span text:style-name="T11"><text:s text:c="4"/></text:span><text:span text:style-name="T21">private</text:span><text:span text:style-name="T11"> </text:span><text:span text:style-name="T21">static</text:span><text:span text:style-name="T11"> </text:span><text:span text:style-name="T21">final</text:span><text:span text:style-name="T11"> </text:span><text:span text:style-name="T21">int</text:span><text:span text:style-name="T11"> </text:span><text:span text:style-name="T29">MAX_PAYLOAD_LENGTH</text:span><text:span text:style-name="T11"> = 99999999;</text:span></text:p>
      <text:p text:style-name="P20"/>
      <text:p text:style-name="P22"><text:span text:style-name="T11"><text:s text:c="4"/></text:span><text:span text:style-name="T42">// buffers, used in reading message</text:span></text:p>
      <text:p text:style-name="P22"><text:span text:style-name="T11"><text:s text:c="4"/></text:span><text:span text:style-name="T21">private</text:span><text:span text:style-name="T11"> </text:span><text:span text:style-name="T21">final</text:span><text:span text:style-name="T11"> </text:span><text:span text:style-name="T21">byte</text:span><text:span text:style-name="T11">[] </text:span><text:span text:style-name="T30">buffReadType</text:span><text:span text:style-name="T11">;</text:span></text:p>
      <text:p text:style-name="P22"><text:span text:style-name="T11"><text:s text:c="4"/></text:span><text:span text:style-name="T21">private</text:span><text:span text:style-name="T11"> </text:span><text:span text:style-name="T21">final</text:span><text:span text:style-name="T11"> </text:span><text:span text:style-name="T21">byte</text:span><text:span text:style-name="T11">[] </text:span><text:span text:style-name="T30">buffReadDate</text:span><text:span text:style-name="T11">;</text:span></text:p>
      <text:p text:style-name="P22"><text:span text:style-name="T11"><text:s text:c="4"/></text:span><text:span text:style-name="T21">private</text:span><text:span text:style-name="T11"> </text:span><text:span text:style-name="T21">final</text:span><text:span text:style-name="T11"> </text:span><text:span text:style-name="T21">byte</text:span><text:span text:style-name="T11">[] </text:span><text:span text:style-name="T30">buffReadLength</text:span><text:span text:style-name="T11">;</text:span></text:p>
      <text:p text:style-name="P22"><text:span text:style-name="T11"><text:s text:c="4"/></text:span><text:span text:style-name="T21">private</text:span><text:span text:style-name="T11"> </text:span><text:span text:style-name="T21">final</text:span><text:span text:style-name="T11"> </text:span><text:span text:style-name="T21">byte</text:span><text:span text:style-name="T11">[] </text:span><text:span text:style-name="T30">buffReadUserId</text:span><text:span text:style-name="T11">;</text:span></text:p>
      <text:p text:style-name="P22"><text:span text:style-name="T11"><text:s text:c="4"/></text:span><text:span text:style-name="T21">private</text:span><text:span text:style-name="T11"> </text:span><text:span text:style-name="T21">final</text:span><text:span text:style-name="T11"> </text:span><text:span text:style-name="T21">byte</text:span><text:span text:style-name="T11">[] </text:span><text:span text:style-name="T30">buffReadPayload</text:span><text:span text:style-name="T11">;</text:span></text:p>
      <text:p text:style-name="P20"/>
      <text:p text:style-name="P22"><text:span text:style-name="T11"><text:s text:c="4"/></text:span><text:span text:style-name="T21">private</text:span><text:span text:style-name="T11"> Socket </text:span><text:span text:style-name="T30">target</text:span><text:span text:style-name="T11">;</text:span></text:p>
      <text:p text:style-name="P20"/>
      <text:p text:style-name="P22"><text:span text:style-name="T11"><text:s text:c="4"/></text:span><text:span text:style-name="T21">public</text:span><text:span text:style-name="T11"> MessageTransferer(Socket target) {</text:span></text:p>
      <text:p text:style-name="P22"><text:span text:style-name="T11"><text:s text:c="8"/></text:span><text:span text:style-name="T21">this</text:span><text:span text:style-name="T11">.</text:span><text:span text:style-name="T30">target</text:span><text:span text:style-name="T11"> = target;</text:span></text:p>
      <text:p text:style-name="P20"/>
      <text:p text:style-name="P22"><text:span text:style-name="T11"><text:s text:c="8"/></text:span><text:span text:style-name="T30">buffReadType</text:span><text:span text:style-name="T11"> = </text:span><text:span text:style-name="T21">new</text:span><text:span text:style-name="T11"> </text:span><text:span text:style-name="T21">byte</text:span><text:span text:style-name="T11">[</text:span><text:span text:style-name="T29">LENGTH_HEADER_TYPE</text:span><text:span text:style-name="T11">];</text:span></text:p>
      <text:p text:style-name="P22"><text:span text:style-name="T11"><text:s text:c="8"/></text:span><text:span text:style-name="T30">buffReadDate</text:span><text:span text:style-name="T11"> = </text:span><text:span text:style-name="T21">new</text:span><text:span text:style-name="T11"> </text:span><text:span text:style-name="T21">byte</text:span><text:span text:style-name="T11">[</text:span><text:span text:style-name="T29">LENGTH_HEADER_DATE</text:span><text:span text:style-name="T11">];</text:span></text:p>
      <text:p text:style-name="P22"><text:span text:style-name="T11"><text:s text:c="8"/></text:span><text:span text:style-name="T30">buffReadLength</text:span><text:span text:style-name="T11"> = </text:span><text:span text:style-name="T21">new</text:span><text:span text:style-name="T11"> </text:span><text:span text:style-name="T21">byte</text:span><text:span text:style-name="T11">[</text:span><text:span text:style-name="T29">LENGTH_HEADER_LENGTH</text:span><text:span text:style-name="T11">];</text:span></text:p>
      <text:p text:style-name="P22"><text:span text:style-name="T11"><text:s text:c="8"/></text:span><text:span text:style-name="T30">buffReadUserId</text:span><text:span text:style-name="T11"> = </text:span><text:span text:style-name="T21">new</text:span><text:span text:style-name="T11"> </text:span><text:span text:style-name="T21">byte</text:span><text:span text:style-name="T11">[</text:span><text:span text:style-name="T29">LENGTH_HEADER_USER_ID</text:span><text:span text:style-name="T11">];</text:span></text:p>
      <text:p text:style-name="P22"><text:span text:style-name="T11"><text:s text:c="8"/></text:span><text:span text:style-name="T30">buffReadPayload</text:span><text:span text:style-name="T11"> = </text:span><text:span text:style-name="T21">new</text:span><text:span text:style-name="T11"> </text:span><text:span text:style-name="T21">byte</text:span><text:span text:style-name="T11">[</text:span><text:span text:style-name="T29">MAX_PAYLOAD_LENGTH</text:span><text:span text:style-name="T11">];</text:span></text:p>
      <text:p text:style-name="P22"><text:span text:style-name="T11"><text:s text:c="4"/>}</text:span></text:p>
      <text:p text:style-name="P20"/>
      <text:p text:style-name="P22"><text:span text:style-name="T11"><text:s text:c="4"/></text:span><text:span text:style-name="T21">public</text:span><text:span text:style-name="T11"> MessageTransferer(InetSocketAddress server) </text:span><text:span text:style-name="T21">throws</text:span><text:span text:style-name="T11"> IOException {</text:span></text:p>
      <text:p text:style-name="P22"><text:span text:style-name="T11"><text:s text:c="8"/></text:span><text:span text:style-name="T21">this</text:span><text:span text:style-name="T11">(</text:span><text:span text:style-name="T21">new</text:span><text:span text:style-name="T11"> Socket());</text:span></text:p>
      <text:p text:style-name="P22"><text:span text:style-name="T11"><text:s text:c="8"/></text:span><text:span text:style-name="T30">target</text:span><text:span text:style-name="T11">.connect(server);</text:span></text:p>
      <text:p text:style-name="P22"><text:span text:style-name="T11"><text:s text:c="4"/>}</text:span></text:p>
      <text:p text:style-name="P20"/>
      <text:p text:style-name="P22"><text:span text:style-name="T11"><text:s text:c="4"/></text:span><text:span text:style-name="T21">public</text:span><text:span text:style-name="T11"> </text:span><text:span text:style-name="T21">void</text:span><text:span text:style-name="T11"> send(MessageType type, String userId, String payload) </text:span><text:span text:style-name="T21">throws</text:span><text:span text:style-name="T11"> IOException {</text:span></text:p>
      <text:p text:style-name="P22"><text:span text:style-name="T11"><text:s text:c="8"/>OutputStream out = </text:span><text:span text:style-name="T30">target</text:span><text:span text:style-name="T11">.getOutputStream();</text:span></text:p>
      <text:p text:style-name="P22"><text:span text:style-name="T11"><text:s text:c="8"/></text:span><text:span text:style-name="T21">byte</text:span><text:span text:style-name="T11">[] buffType = type.toString().getBytes();</text:span></text:p>
      <text:p text:style-name="P22"><text:span text:style-name="T11"><text:s text:c="8"/></text:span><text:span text:style-name="T21">byte</text:span><text:span text:style-name="T11">[] buffDate = Message.</text:span><text:span text:style-name="T10">getDateFormat</text:span><text:span text:style-name="T11">().format(</text:span><text:span text:style-name="T21">new</text:span><text:span text:style-name="T11"> Date()).getBytes();</text:span></text:p>
      <text:p text:style-name="P22"><text:span text:style-name="T11"><text:s text:c="8"/></text:span><text:span text:style-name="T21">byte</text:span><text:span text:style-name="T11">[] buffUserId = getAlignedbuffer(userId, </text:span><text:span text:style-name="T29">LENGTH_HEADER_USER_ID</text:span><text:span text:style-name="T11">);</text:span></text:p>
      <text:p text:style-name="P22"><text:span text:style-name="T11"><text:s text:c="8"/></text:span><text:span text:style-name="T21">byte</text:span><text:span text:style-name="T11">[] buffPayload = payload.trim().getBytes(</text:span><text:span text:style-name="T35">"UTF-8"</text:span><text:span text:style-name="T11">);</text:span></text:p>
      <text:p text:style-name="P20"/>
      <text:p text:style-name="P22"><text:span text:style-name="T11"><text:s text:c="8"/></text:span><text:span text:style-name="T21">int</text:span><text:span text:style-name="T11"> length = buffPayload.</text:span><text:span text:style-name="T30">length</text:span><text:span text:style-name="T11">;</text:span></text:p>
      <text:p text:style-name="P22"><text:span text:style-name="T11"><text:s text:c="8"/></text:span><text:span text:style-name="T21">if</text:span><text:span text:style-name="T11"> (length &gt; </text:span><text:span text:style-name="T29">MAX_PAYLOAD_LENGTH</text:span><text:span text:style-name="T11">) {</text:span></text:p>
      <text:p text:style-name="P22"><text:span text:style-name="T11"><text:s text:c="12"/>length = </text:span><text:span text:style-name="T29">MAX_PAYLOAD_LENGTH</text:span><text:span text:style-name="T11">;</text:span></text:p>
      <text:p text:style-name="P22"><text:span text:style-name="T11"><text:s text:c="8"/>}</text:span></text:p>
      <text:p text:style-name="P20"/>
      <text:p text:style-name="P22"><text:span text:style-name="T11"><text:s text:c="8"/></text:span><text:span text:style-name="T21">byte</text:span><text:span text:style-name="T11">[] buffLength = getAlignedbuffer(Integer.</text:span><text:span text:style-name="T10">toString</text:span><text:span text:style-name="T11">(length), </text:span><text:span text:style-name="T29">LENGTH_HEADER_LENGTH</text:span><text:span text:style-name="T11">);</text:span></text:p>
      <text:p text:style-name="P20"/>
      <text:p text:style-name="P22"><text:span text:style-name="T11"><text:s text:c="8"/>out.write(buffType, 0, </text:span><text:span text:style-name="T29">LENGTH_HEADER_TYPE</text:span><text:span text:style-name="T11">);</text:span></text:p>
      <text:p text:style-name="P22"><text:span text:style-name="T11"><text:s text:c="8"/>out.write(buffDate, 0, </text:span><text:span text:style-name="T29">LENGTH_HEADER_DATE</text:span><text:span text:style-name="T11">);</text:span></text:p>
      <text:p text:style-name="P22"><text:span text:style-name="T11"><text:s text:c="8"/>out.write(buffUserId, 0, </text:span><text:span text:style-name="T29">LENGTH_HEADER_USER_ID</text:span><text:span text:style-name="T11">);</text:span></text:p>
      <text:p text:style-name="P22"><text:span text:style-name="T11"><text:s text:c="8"/>out.write(buffLength, 0, </text:span><text:span text:style-name="T29">LENGTH_HEADER_LENGTH</text:span><text:span text:style-name="T11">);</text:span></text:p>
      <text:p text:style-name="P22"><text:span text:style-name="T11"><text:s text:c="8"/>out.write(buffPayload, 0, length);</text:span></text:p>
      <text:p text:style-name="P22"><text:span text:style-name="T11"><text:s text:c="4"/>}</text:span></text:p>
      <text:p text:style-name="P20"/>
      <text:p text:style-name="P22"><text:span text:style-name="T11"><text:s text:c="4"/></text:span><text:span text:style-name="T21">public</text:span><text:span text:style-name="T11"> Message waitForMessage() </text:span><text:span text:style-name="T21">throws</text:span><text:span text:style-name="T11"> IOException {</text:span></text:p>
      <text:p text:style-name="P22"><text:span text:style-name="T11"><text:s text:c="8"/>InputStream in = </text:span><text:span text:style-name="T30">target</text:span><text:span text:style-name="T11">.getInputStream();</text:span></text:p>
      <text:p text:style-name="P20"/>
      <text:p text:style-name="P22"><text:span text:style-name="T11"><text:s text:c="8"/>String type = read(in, </text:span><text:span text:style-name="T30">buffReadType</text:span><text:span text:style-name="T11">, </text:span><text:span text:style-name="T29">LENGTH_HEADER_TYPE</text:span><text:span text:style-name="T11">);</text:span></text:p>
      <text:p text:style-name="P22"><text:span text:style-name="T11"><text:s text:c="8"/>String date = read(in, </text:span><text:span text:style-name="T30">buffReadDate</text:span><text:span text:style-name="T11">, </text:span><text:span text:style-name="T29">LENGTH_HEADER_DATE</text:span><text:span text:style-name="T11">);</text:span></text:p>
      <text:p text:style-name="P22"><text:span text:style-name="T11"><text:s text:c="8"/>String userId = read(in, </text:span><text:span text:style-name="T30">buffReadUserId</text:span><text:span text:style-name="T11">, </text:span><text:span text:style-name="T29">LENGTH_HEADER_USER_ID</text:span><text:span text:style-name="T11">);</text:span></text:p>
      <text:p text:style-name="P22"><text:span text:style-name="T11"><text:s text:c="8"/>String length = read(in, </text:span><text:span text:style-name="T30">buffReadLength</text:span><text:span text:style-name="T11">, </text:span><text:span text:style-name="T29">LENGTH_HEADER_LENGTH</text:span><text:span text:style-name="T11">);</text:span></text:p>
      <text:p text:style-name="P22"><text:span text:style-name="T11"><text:s text:c="8"/></text:span><text:span text:style-name="T21">int</text:span><text:span text:style-name="T11"> payloadLength = </text:span><text:span text:style-name="T21">new</text:span><text:span text:style-name="T11"> Integer(length);</text:span></text:p>
      <text:p text:style-name="P22"><text:span text:style-name="T11"><text:s text:c="8"/>String payload = read(in, </text:span><text:span text:style-name="T30">buffReadPayload</text:span><text:span text:style-name="T11">, payloadLength);</text:span></text:p>
      <text:p text:style-name="P20"/>
      <text:p text:style-name="P22"><text:span text:style-name="T11"><text:s text:c="8"/>Message resp;</text:span></text:p>
      <text:p text:style-name="P22"><text:span text:style-name="T11"><text:s text:c="8"/></text:span><text:span text:style-name="T21">try</text:span><text:span text:style-name="T11"> {</text:span></text:p>
      <text:p text:style-name="P22"><text:span text:style-name="T11"><text:s text:c="12"/>resp = </text:span><text:span text:style-name="T21">new</text:span><text:span text:style-name="T11"> Message(MessageType.</text:span><text:span text:style-name="T10">valueOf</text:span><text:span text:style-name="T11">(type),</text:span><text:span text:style-name="T42">//</text:span></text:p>
      <text:p text:style-name="P22"><text:span text:style-name="T11"><text:s text:c="20"/>Message.</text:span><text:span text:style-name="T10">getDateFormat</text:span><text:span text:style-name="T11">().parse(date), userId, payload);</text:span></text:p>
      <text:p text:style-name="P22"><text:span text:style-name="T11"><text:s text:c="8"/>} </text:span><text:span text:style-name="T21">catch</text:span><text:span text:style-name="T11"> (ParseException e) {</text:span></text:p>
      <text:p text:style-name="P22"><text:span text:style-name="T11"><text:s text:c="12"/></text:span><text:span text:style-name="T21">throw</text:span><text:span text:style-name="T11"> </text:span><text:span text:style-name="T21">new</text:span><text:span text:style-name="T11"> IOException(e);</text:span></text:p>
      <text:p text:style-name="P22"><text:span text:style-name="T11"><text:s text:c="8"/>}</text:span></text:p>
      <text:p text:style-name="P20"/>
      <text:p text:style-name="P22"><text:span text:style-name="T11"><text:s text:c="8"/></text:span><text:span text:style-name="T21">return</text:span><text:span text:style-name="T11"> resp;</text:span></text:p>
      <text:p text:style-name="P22"><text:span text:style-name="T11"><text:s text:c="4"/>}</text:span></text:p>
      <text:p text:style-name="P20"/>
      <text:p text:style-name="P22"><text:span text:style-name="T11"><text:s text:c="4"/></text:span><text:span text:style-name="T21">private</text:span><text:span text:style-name="T11"> String read(InputStream in, </text:span><text:span text:style-name="T21">byte</text:span><text:span text:style-name="T11">[] buffer, </text:span><text:span text:style-name="T21">int</text:span><text:span text:style-name="T11"> length) </text:span><text:span text:style-name="T21">throws</text:span><text:span text:style-name="T11"> IOException {</text:span></text:p>
      <text:p text:style-name="P22"><text:span text:style-name="T11"><text:s text:c="8"/></text:span><text:span text:style-name="T21">int</text:span><text:span text:style-name="T11"> readed = 0;</text:span></text:p>
      <text:p text:style-name="P22"><text:span text:style-name="T11"><text:s text:c="8"/></text:span><text:span text:style-name="T21">int</text:span><text:span text:style-name="T11"> read;</text:span></text:p>
      <text:p text:style-name="P22"><text:soft-page-break/><text:span text:style-name="T11"><text:s text:c="8"/></text:span><text:span text:style-name="T21">if</text:span><text:span text:style-name="T11"> ((read = in.read(buffer, readed, length)) &gt; 0) {</text:span></text:p>
      <text:p text:style-name="P22"><text:span text:style-name="T11"><text:s text:c="12"/>readed += read;</text:span></text:p>
      <text:p text:style-name="P22"><text:span text:style-name="T11"><text:s text:c="8"/>}</text:span></text:p>
      <text:p text:style-name="P22"><text:span text:style-name="T11"><text:s text:c="8"/></text:span><text:span text:style-name="T21">if</text:span><text:span text:style-name="T11"> (readed != length) {</text:span></text:p>
      <text:p text:style-name="P22"><text:span text:style-name="T11"><text:s text:c="12"/></text:span><text:span text:style-name="T21">throw</text:span><text:span text:style-name="T11"> </text:span><text:span text:style-name="T21">new</text:span><text:span text:style-name="T11"> IOException(</text:span><text:span text:style-name="T35">"Error reading from socket!"</text:span><text:span text:style-name="T11">);</text:span></text:p>
      <text:p text:style-name="P22"><text:span text:style-name="T11"><text:s text:c="8"/>}</text:span></text:p>
      <text:p text:style-name="P22"><text:span text:style-name="T11"><text:s text:c="8"/></text:span><text:span text:style-name="T21">return</text:span><text:span text:style-name="T11"> </text:span><text:span text:style-name="T21">new</text:span><text:span text:style-name="T11"> String(buffer, 0, length, </text:span><text:span text:style-name="T35">"UTF-8"</text:span><text:span text:style-name="T11">).trim();</text:span></text:p>
      <text:p text:style-name="P22"><text:span text:style-name="T11"><text:s text:c="4"/>}</text:span></text:p>
      <text:p text:style-name="P20"/>
      <text:p text:style-name="P22"><text:span text:style-name="T11"><text:s text:c="4"/></text:span><text:span text:style-name="T21">private</text:span><text:span text:style-name="T11"> </text:span><text:span text:style-name="T21">byte</text:span><text:span text:style-name="T11">[] getAlignedbuffer(String source, </text:span><text:span text:style-name="T21">int</text:span><text:span text:style-name="T11"> bufferSize) {</text:span></text:p>
      <text:p text:style-name="P22"><text:span text:style-name="T11"><text:s text:c="8"/></text:span><text:span text:style-name="T21">byte</text:span><text:span text:style-name="T11">[] buffer = </text:span><text:span text:style-name="T21">new</text:span><text:span text:style-name="T11"> </text:span><text:span text:style-name="T21">byte</text:span><text:span text:style-name="T11">[bufferSize];</text:span></text:p>
      <text:p text:style-name="P22"><text:span text:style-name="T11"><text:s text:c="8"/></text:span><text:span text:style-name="T21">byte</text:span><text:span text:style-name="T11">[] temp;</text:span></text:p>
      <text:p text:style-name="P22"><text:span text:style-name="T11"><text:s text:c="8"/></text:span><text:span text:style-name="T21">try</text:span><text:span text:style-name="T11"> {</text:span></text:p>
      <text:p text:style-name="P22"><text:span text:style-name="T11"><text:s text:c="12"/>temp = source.trim().getBytes(</text:span><text:span text:style-name="T35">"UTF-8"</text:span><text:span text:style-name="T11">);</text:span></text:p>
      <text:p text:style-name="P22"><text:span text:style-name="T11"><text:s text:c="12"/></text:span><text:span text:style-name="T21">for</text:span><text:span text:style-name="T11"> (</text:span><text:span text:style-name="T21">int</text:span><text:span text:style-name="T11"> i = 0; i &lt; bufferSize; ++i) {</text:span></text:p>
      <text:p text:style-name="P22"><text:span text:style-name="T11"><text:s text:c="16"/></text:span><text:span text:style-name="T21">if</text:span><text:span text:style-name="T11"> (i &lt; temp.</text:span><text:span text:style-name="T30">length</text:span><text:span text:style-name="T11">) {</text:span></text:p>
      <text:p text:style-name="P22"><text:span text:style-name="T11"><text:s text:c="20"/>buffer[i] = temp[i];</text:span></text:p>
      <text:p text:style-name="P22"><text:span text:style-name="T11"><text:s text:c="16"/>} </text:span><text:span text:style-name="T21">else</text:span><text:span text:style-name="T11"> {</text:span></text:p>
      <text:p text:style-name="P22"><text:span text:style-name="T11"><text:s text:c="20"/>buffer[i] = 32;</text:span></text:p>
      <text:p text:style-name="P22"><text:span text:style-name="T11"><text:s text:c="16"/>}</text:span></text:p>
      <text:p text:style-name="P22"><text:span text:style-name="T11"><text:s text:c="12"/>}</text:span></text:p>
      <text:p text:style-name="P22"><text:span text:style-name="T11"><text:s text:c="8"/>} </text:span><text:span text:style-name="T21">catch</text:span><text:span text:style-name="T11"> (UnsupportedEncodingException e) {</text:span></text:p>
      <text:p text:style-name="P22"><text:span text:style-name="T11"><text:s text:c="8"/>}</text:span></text:p>
      <text:p text:style-name="P22"><text:span text:style-name="T11"><text:s text:c="8"/></text:span><text:span text:style-name="T21">return</text:span><text:span text:style-name="T11"> buffer;</text:span></text:p>
      <text:p text:style-name="P22"><text:span text:style-name="T11"><text:s text:c="4"/>}</text:span></text:p>
      <text:p text:style-name="P20"/>
      <text:p text:style-name="P22"><text:span text:style-name="T11"><text:s text:c="4"/></text:span><text:span text:style-name="T21">public</text:span><text:span text:style-name="T11"> InetAddress getAddress() {</text:span></text:p>
      <text:p text:style-name="P22"><text:span text:style-name="T11"><text:s text:c="8"/></text:span><text:span text:style-name="T21">return</text:span><text:span text:style-name="T11"> </text:span><text:span text:style-name="T30">target</text:span><text:span text:style-name="T11">.getInetAddress();</text:span></text:p>
      <text:p text:style-name="P22"><text:span text:style-name="T11"><text:s text:c="4"/>}</text:span></text:p>
      <text:p text:style-name="P20"/>
      <text:p text:style-name="P22"><text:span text:style-name="T11"><text:s text:c="4"/></text:span><text:span text:style-name="T21">public</text:span><text:span text:style-name="T11"> </text:span><text:span text:style-name="T21">boolean</text:span><text:span text:style-name="T11"> isClosed() {</text:span></text:p>
      <text:p text:style-name="P22"><text:span text:style-name="T11"><text:s text:c="8"/></text:span><text:span text:style-name="T21">return</text:span><text:span text:style-name="T11"> </text:span><text:span text:style-name="T30">target</text:span><text:span text:style-name="T11">.isClosed();</text:span></text:p>
      <text:p text:style-name="P22"><text:span text:style-name="T11"><text:s text:c="4"/>}</text:span></text:p>
      <text:p text:style-name="P20"/>
      <text:p text:style-name="P22"><text:span text:style-name="T11"><text:s text:c="4"/></text:span><text:span text:style-name="T38">@Override</text:span></text:p>
      <text:p text:style-name="P22"><text:span text:style-name="T11"><text:s text:c="4"/></text:span><text:span text:style-name="T21">public</text:span><text:span text:style-name="T11"> </text:span><text:span text:style-name="T21">void</text:span><text:span text:style-name="T11"> close() </text:span><text:span text:style-name="T21">throws</text:span><text:span text:style-name="T11"> IOException {</text:span></text:p>
      <text:p text:style-name="P22"><text:span text:style-name="T11"><text:s text:c="8"/></text:span><text:span text:style-name="T30">target</text:span><text:span text:style-name="T11">.close();</text:span></text:p>
      <text:p text:style-name="P22"><text:span text:style-name="T11"><text:s text:c="4"/>}</text:span></text:p>
      <text:p text:style-name="P20"/>
      <text:p text:style-name="P22"><text:span text:style-name="T11">}</text:span></text:p>
      <text:p text:style-name="P17"><text:span text:style-name="T22">public</text:span><text:span text:style-name="T11"> </text:span><text:span text:style-name="T21">enum</text:span><text:span text:style-name="T11"> MessageType {</text:span></text:p>
      <text:p text:style-name="P22"><text:span text:style-name="T11"><text:s text:c="4"/></text:span><text:span text:style-name="T29">CONN</text:span><text:span text:style-name="T11">, </text:span><text:span text:style-name="T29">DCNN</text:span><text:span text:style-name="T11">, </text:span><text:span text:style-name="T29">MSSG</text:span><text:span text:style-name="T11">, </text:span><text:span text:style-name="T29">ERRO</text:span></text:p>
      <text:p text:style-name="P22"><text:span text:style-name="T11">}</text:span></text:p>
      <text:p text:style-name="P17"><text:span text:style-name="T22">public</text:span><text:span text:style-name="T11"> </text:span><text:span text:style-name="T21">class</text:span><text:span text:style-name="T11"> Client </text:span><text:span text:style-name="T21">implements</text:span><text:span text:style-name="T11"> Closeable {</text:span></text:p>
      <text:p text:style-name="P20"/>
      <text:p text:style-name="P22"><text:span text:style-name="T11"><text:s text:c="4"/></text:span><text:span text:style-name="T21">private</text:span><text:span text:style-name="T11"> InetSocketAddress </text:span><text:span text:style-name="T30">server</text:span><text:span text:style-name="T11">;</text:span></text:p>
      <text:p text:style-name="P22"><text:span text:style-name="T11"><text:s text:c="4"/></text:span><text:span text:style-name="T21">private</text:span><text:span text:style-name="T11"> MessageTransferer </text:span><text:span text:style-name="T30">transferer</text:span><text:span text:style-name="T11">;</text:span></text:p>
      <text:p text:style-name="P20"/>
      <text:p text:style-name="P22"><text:span text:style-name="T11"><text:s text:c="4"/></text:span><text:span text:style-name="T21">private</text:span><text:span text:style-name="T11"> String </text:span><text:span text:style-name="T30">userId</text:span><text:span text:style-name="T11">;</text:span></text:p>
      <text:p text:style-name="P20"/>
      <text:p text:style-name="P22"><text:span text:style-name="T11"><text:s text:c="4"/></text:span><text:span text:style-name="T21">private</text:span><text:span text:style-name="T11"> </text:span><text:span text:style-name="T21">static</text:span><text:span text:style-name="T11"> </text:span><text:span text:style-name="T21">void</text:span><text:span text:style-name="T11"> print(String source) {</text:span></text:p>
      <text:p text:style-name="P22"><text:span text:style-name="T11"><text:s text:c="8"/>System.</text:span><text:span text:style-name="T29">out</text:span><text:span text:style-name="T11">.println(source);</text:span></text:p>
      <text:p text:style-name="P22"><text:span text:style-name="T11"><text:s text:c="4"/>}</text:span></text:p>
      <text:p text:style-name="P20"/>
      <text:p text:style-name="P22"><text:span text:style-name="T11"><text:s text:c="4"/></text:span><text:span text:style-name="T21">public</text:span><text:span text:style-name="T11"> Client(String address, </text:span><text:span text:style-name="T21">int</text:span><text:span text:style-name="T11"> port) {</text:span></text:p>
      <text:p text:style-name="P22"><text:span text:style-name="T11"><text:s text:c="8"/></text:span><text:span text:style-name="T21">this</text:span><text:span text:style-name="T11">.</text:span><text:span text:style-name="T30">server</text:span><text:span text:style-name="T11"> = </text:span><text:span text:style-name="T21">new</text:span><text:span text:style-name="T11"> InetSocketAddress(address, port);</text:span></text:p>
      <text:p text:style-name="P22"><text:span text:style-name="T11"><text:s text:c="4"/>}</text:span></text:p>
      <text:p text:style-name="P20"/>
      <text:p text:style-name="P22"><text:span text:style-name="T11"><text:s text:c="4"/></text:span><text:span text:style-name="T21">public</text:span><text:span text:style-name="T11"> </text:span><text:span text:style-name="T21">boolean</text:span><text:span text:style-name="T11"> connect(String login) </text:span><text:span text:style-name="T21">throws</text:span><text:span text:style-name="T11"> IOException {</text:span></text:p>
      <text:p text:style-name="P22"><text:span text:style-name="T11"><text:s text:c="8"/></text:span><text:span text:style-name="T21">this</text:span><text:span text:style-name="T11">.</text:span><text:span text:style-name="T30">userId</text:span><text:span text:style-name="T11"> = login;</text:span></text:p>
      <text:p text:style-name="P22"><text:span text:style-name="T11"><text:s text:c="8"/></text:span><text:span text:style-name="T10">print</text:span><text:span text:style-name="T11">(MessageFormat.</text:span><text:span text:style-name="T10">format</text:span><text:span text:style-name="T11">(</text:span><text:span text:style-name="T35">"Connecting to server [{0}] as [{1}]"</text:span><text:span text:style-name="T11">, </text:span><text:span text:style-name="T30">server</text:span><text:span text:style-name="T11">, login));</text:span></text:p>
      <text:p text:style-name="P20"/>
      <text:p text:style-name="P22"><text:span text:style-name="T11"><text:s text:c="8"/></text:span><text:span text:style-name="T30">transferer</text:span><text:span text:style-name="T11"> = </text:span><text:span text:style-name="T21">new</text:span><text:span text:style-name="T11"> MessageTransferer(</text:span><text:span text:style-name="T30">server</text:span><text:span text:style-name="T11">);</text:span></text:p>
      <text:p text:style-name="P22"><text:span text:style-name="T11"><text:s text:c="8"/></text:span><text:span text:style-name="T30">transferer</text:span><text:span text:style-name="T11">.send(MessageType.</text:span><text:span text:style-name="T29">CONN</text:span><text:span text:style-name="T11">, </text:span><text:span text:style-name="T30">userId</text:span><text:span text:style-name="T11">, </text:span><text:span text:style-name="T30">userId</text:span><text:span text:style-name="T11">);</text:span></text:p>
      <text:p text:style-name="P20"/>
      <text:p text:style-name="P22"><text:span text:style-name="T11"><text:s text:c="8"/></text:span><text:span text:style-name="T42">// false, if server is closed, or login is incorrect</text:span></text:p>
      <text:p text:style-name="P22"><text:span text:style-name="T11"><text:s text:c="8"/></text:span><text:span text:style-name="T21">try</text:span><text:span text:style-name="T11"> {</text:span></text:p>
      <text:p text:style-name="P22"><text:span text:style-name="T11"><text:s text:c="12"/>Message response = </text:span><text:span text:style-name="T30">transferer</text:span><text:span text:style-name="T11">.waitForMessage();</text:span></text:p>
      <text:p text:style-name="P22"><text:span text:style-name="T11"><text:s text:c="12"/></text:span><text:span text:style-name="T21">return</text:span><text:span text:style-name="T11"> </text:span><text:span text:style-name="T21">new</text:span><text:span text:style-name="T11"> Boolean(response.getPayload());</text:span></text:p>
      <text:p text:style-name="P22"><text:span text:style-name="T11"><text:s text:c="8"/>} </text:span><text:span text:style-name="T21">catch</text:span><text:span text:style-name="T11"> (IOException e) {</text:span></text:p>
      <text:p text:style-name="P22"><text:span text:style-name="T11"><text:s text:c="12"/></text:span><text:span text:style-name="T10">print</text:span><text:span text:style-name="T11">(</text:span><text:span text:style-name="T35">"Error connecting to server"</text:span><text:span text:style-name="T11">);</text:span></text:p>
      <text:p text:style-name="P22"><text:span text:style-name="T11"><text:s text:c="12"/></text:span><text:span text:style-name="T21">return</text:span><text:span text:style-name="T11"> </text:span><text:span text:style-name="T21">false</text:span><text:span text:style-name="T11">;</text:span></text:p>
      <text:p text:style-name="P22"><text:span text:style-name="T11"><text:s text:c="8"/>}</text:span></text:p>
      <text:p text:style-name="P20"/>
      <text:p text:style-name="P22"><text:span text:style-name="T11"><text:s text:c="4"/>}</text:span></text:p>
      <text:p text:style-name="P20"/>
      <text:p text:style-name="P22"><text:span text:style-name="T11"><text:s text:c="4"/></text:span><text:span text:style-name="T21">public</text:span><text:span text:style-name="T11"> </text:span><text:span text:style-name="T21">boolean</text:span><text:span text:style-name="T11"> send(String payload) </text:span><text:span text:style-name="T21">throws</text:span><text:span text:style-name="T11"> IOException {</text:span></text:p>
      <text:p text:style-name="P22"><text:span text:style-name="T11"><text:s text:c="8"/></text:span><text:span text:style-name="T30">transferer</text:span><text:span text:style-name="T11">.send(MessageType.</text:span><text:span text:style-name="T29">MSSG</text:span><text:span text:style-name="T11">, </text:span><text:span text:style-name="T30">userId</text:span><text:span text:style-name="T11">, payload);</text:span></text:p>
      <text:p text:style-name="P22"><text:span text:style-name="T11"><text:s text:c="8"/></text:span><text:span text:style-name="T21">return</text:span><text:span text:style-name="T11"> </text:span><text:span text:style-name="T30">transferer</text:span><text:span text:style-name="T11">.isClosed();</text:span></text:p>
      <text:p text:style-name="P22"><text:span text:style-name="T11"><text:s text:c="4"/>}</text:span></text:p>
      <text:p text:style-name="P20"/>
      <text:p text:style-name="P22"><text:span text:style-name="T11"><text:s text:c="4"/></text:span><text:span text:style-name="T21">public</text:span><text:span text:style-name="T11"> Message waitForMessage() </text:span><text:span text:style-name="T21">throws</text:span><text:span text:style-name="T11"> IOException {</text:span></text:p>
      <text:p text:style-name="P22"><text:span text:style-name="T11"><text:s text:c="8"/></text:span><text:span text:style-name="T21">return</text:span><text:span text:style-name="T11"> </text:span><text:span text:style-name="T30">transferer</text:span><text:span text:style-name="T11">.waitForMessage();</text:span></text:p>
      <text:p text:style-name="P22"><text:soft-page-break/><text:span text:style-name="T11"><text:s text:c="4"/>}</text:span></text:p>
      <text:p text:style-name="P20"/>
      <text:p text:style-name="P22"><text:span text:style-name="T11"><text:s text:c="4"/></text:span><text:span text:style-name="T38">@Override</text:span></text:p>
      <text:p text:style-name="P22"><text:span text:style-name="T11"><text:s text:c="4"/></text:span><text:span text:style-name="T21">public</text:span><text:span text:style-name="T11"> </text:span><text:span text:style-name="T21">void</text:span><text:span text:style-name="T11"> close() </text:span><text:span text:style-name="T21">throws</text:span><text:span text:style-name="T11"> IOException {</text:span></text:p>
      <text:p text:style-name="P22"><text:span text:style-name="T11"><text:s text:c="8"/></text:span><text:span text:style-name="T30">transferer</text:span><text:span text:style-name="T11">.close();</text:span></text:p>
      <text:p text:style-name="P22"><text:span text:style-name="T11"><text:s text:c="4"/>}</text:span></text:p>
      <text:p text:style-name="P22"><text:span text:style-name="T11">}</text:span></text:p>
      <text:p text:style-name="P17"><text:span text:style-name="T22">public</text:span><text:span text:style-name="T11"> </text:span><text:span text:style-name="T21">class</text:span><text:span text:style-name="T11"> Configuration {</text:span></text:p>
      <text:p text:style-name="P22"><text:span text:style-name="T11"><text:s text:c="4"/></text:span><text:span text:style-name="T21">private</text:span><text:span text:style-name="T11"> </text:span><text:span text:style-name="T21">static</text:span><text:span text:style-name="T11"> </text:span><text:span text:style-name="T21">final</text:span><text:span text:style-name="T11"> String </text:span><text:span text:style-name="T29">CONFIG_PATH</text:span><text:span text:style-name="T11"> = </text:span><text:span text:style-name="T35">"chat.cfg"</text:span><text:span text:style-name="T11">;</text:span></text:p>
      <text:p text:style-name="P20"/>
      <text:p text:style-name="P22"><text:span text:style-name="T11"><text:s text:c="4"/></text:span><text:span text:style-name="T21">private</text:span><text:span text:style-name="T11"> Properties </text:span><text:span text:style-name="T30">properties</text:span><text:span text:style-name="T11">;</text:span></text:p>
      <text:p text:style-name="P20"/>
      <text:p text:style-name="P22"><text:span text:style-name="T11"><text:s text:c="4"/></text:span><text:span text:style-name="T21">private</text:span><text:span text:style-name="T11"> String </text:span><text:span text:style-name="T30">server</text:span><text:span text:style-name="T11">;</text:span></text:p>
      <text:p text:style-name="P22"><text:span text:style-name="T11"><text:s text:c="4"/></text:span><text:span text:style-name="T21">private</text:span><text:span text:style-name="T11"> </text:span><text:span text:style-name="T21">int</text:span><text:span text:style-name="T11"> </text:span><text:span text:style-name="T30">port</text:span><text:span text:style-name="T11">;</text:span></text:p>
      <text:p text:style-name="P20"/>
      <text:p text:style-name="P22"><text:span text:style-name="T11"><text:s text:c="4"/></text:span><text:span text:style-name="T21">public</text:span><text:span text:style-name="T11"> Configuration() </text:span><text:span text:style-name="T21">throws</text:span><text:span text:style-name="T11"> IOException {</text:span></text:p>
      <text:p text:style-name="P22"><text:span text:style-name="T11"><text:s text:c="8"/>File config = </text:span><text:span text:style-name="T21">new</text:span><text:span text:style-name="T11"> File(</text:span><text:span text:style-name="T29">CONFIG_PATH</text:span><text:span text:style-name="T11">);</text:span></text:p>
      <text:p text:style-name="P22"><text:span text:style-name="T11"><text:s text:c="8"/></text:span><text:span text:style-name="T21">if</text:span><text:span text:style-name="T11"> (!config.exists()) {</text:span></text:p>
      <text:p text:style-name="P22"><text:span text:style-name="T11"><text:s text:c="12"/></text:span><text:span text:style-name="T21">try</text:span><text:span text:style-name="T11"> {</text:span></text:p>
      <text:p text:style-name="P22"><text:span text:style-name="T11"><text:s text:c="16"/>config.createNewFile();</text:span></text:p>
      <text:p text:style-name="P22"><text:span text:style-name="T11"><text:s text:c="16"/>FileWriter writer = </text:span><text:span text:style-name="T21">new</text:span><text:span text:style-name="T11"> FileWriter(config);</text:span></text:p>
      <text:p text:style-name="P22"><text:span text:style-name="T11"><text:s text:c="16"/>writer.append(</text:span><text:span text:style-name="T35">"port=12723\n"</text:span><text:span text:style-name="T11">);</text:span></text:p>
      <text:p text:style-name="P22"><text:span text:style-name="T11"><text:s text:c="16"/>writer.append(</text:span><text:span text:style-name="T35">"server=localhost\n"</text:span><text:span text:style-name="T11">);</text:span></text:p>
      <text:p text:style-name="P22"><text:span text:style-name="T11"><text:s text:c="16"/>writer.close();</text:span></text:p>
      <text:p text:style-name="P22"><text:span text:style-name="T11"><text:s text:c="12"/>} </text:span><text:span text:style-name="T21">catch</text:span><text:span text:style-name="T11"> (IOException e) {</text:span></text:p>
      <text:p text:style-name="P22"><text:span text:style-name="T11"><text:s text:c="16"/>e.printStackTrace();</text:span></text:p>
      <text:p text:style-name="P22"><text:span text:style-name="T11"><text:s text:c="12"/>}</text:span></text:p>
      <text:p text:style-name="P22"><text:span text:style-name="T11"><text:s text:c="8"/>}</text:span></text:p>
      <text:p text:style-name="P22"><text:span text:style-name="T11"><text:s text:c="8"/></text:span><text:span text:style-name="T30">properties</text:span><text:span text:style-name="T11"> = </text:span><text:span text:style-name="T21">new</text:span><text:span text:style-name="T11"> Properties();</text:span></text:p>
      <text:p text:style-name="P22"><text:span text:style-name="T11"><text:s text:c="8"/></text:span><text:span text:style-name="T30">properties</text:span><text:span text:style-name="T11">.load(</text:span><text:span text:style-name="T21">new</text:span><text:span text:style-name="T11"> FileInputStream(config));</text:span></text:p>
      <text:p text:style-name="P22"><text:span text:style-name="T11"><text:s text:c="8"/></text:span><text:span text:style-name="T30">server</text:span><text:span text:style-name="T11"> = </text:span><text:span text:style-name="T30">properties</text:span><text:span text:style-name="T11">.getProperty(</text:span><text:span text:style-name="T35">"server"</text:span><text:span text:style-name="T11">);</text:span></text:p>
      <text:p text:style-name="P22"><text:span text:style-name="T11"><text:s text:c="8"/></text:span><text:span text:style-name="T30">port</text:span><text:span text:style-name="T11"> = </text:span><text:span text:style-name="T21">new</text:span><text:span text:style-name="T11"> Integer(</text:span><text:span text:style-name="T30">properties</text:span><text:span text:style-name="T11">.getProperty(</text:span><text:span text:style-name="T35">"port"</text:span><text:span text:style-name="T11">));</text:span></text:p>
      <text:p text:style-name="P22"><text:span text:style-name="T11"><text:s text:c="4"/>}</text:span></text:p>
      <text:p text:style-name="P20"/>
      <text:p text:style-name="P22"><text:span text:style-name="T11"><text:s text:c="4"/></text:span><text:span text:style-name="T21">public</text:span><text:span text:style-name="T11"> String getServer() {</text:span></text:p>
      <text:p text:style-name="P22"><text:span text:style-name="T11"><text:s text:c="8"/></text:span><text:span text:style-name="T21">return</text:span><text:span text:style-name="T11"> </text:span><text:span text:style-name="T30">server</text:span><text:span text:style-name="T11">;</text:span></text:p>
      <text:p text:style-name="P22"><text:span text:style-name="T11"><text:s text:c="4"/>}</text:span></text:p>
      <text:p text:style-name="P20"/>
      <text:p text:style-name="P22"><text:span text:style-name="T11"><text:s text:c="4"/></text:span><text:span text:style-name="T21">public</text:span><text:span text:style-name="T11"> </text:span><text:span text:style-name="T21">int</text:span><text:span text:style-name="T11"> getPort() {</text:span></text:p>
      <text:p text:style-name="P22"><text:span text:style-name="T11"><text:s text:c="8"/></text:span><text:span text:style-name="T21">return</text:span><text:span text:style-name="T11"> </text:span><text:span text:style-name="T30">port</text:span><text:span text:style-name="T11">;</text:span></text:p>
      <text:p text:style-name="P22"><text:span text:style-name="T11"><text:s text:c="4"/>}</text:span></text:p>
      <text:p text:style-name="P20"/>
      <text:p text:style-name="P22"><text:span text:style-name="T11">}</text:span></text:p>
      <text:p text:style-name="P17"><text:span text:style-name="T22">public</text:span><text:span text:style-name="T11"> </text:span><text:span text:style-name="T21">class</text:span><text:span text:style-name="T11"> ConnectionHandler </text:span><text:span text:style-name="T21">implements</text:span><text:span text:style-name="T11"> Runnable {</text:span></text:p>
      <text:p text:style-name="P22"><text:span text:style-name="T11"><text:s text:c="4"/></text:span><text:span text:style-name="T21">private</text:span><text:span text:style-name="T11"> MessageTransferer </text:span><text:span text:style-name="T30">transferer</text:span><text:span text:style-name="T11">;</text:span></text:p>
      <text:p text:style-name="P22"><text:span text:style-name="T11"><text:s text:c="4"/></text:span><text:span text:style-name="T21">private</text:span><text:span text:style-name="T11"> Map&lt;MessageTransferer, String&gt; </text:span><text:span text:style-name="T30">clients</text:span><text:span text:style-name="T11">;</text:span></text:p>
      <text:p text:style-name="P20"/>
      <text:p text:style-name="P22"><text:span text:style-name="T11"><text:s text:c="4"/></text:span><text:span text:style-name="T21">private</text:span><text:span text:style-name="T11"> String </text:span><text:span text:style-name="T30">userId</text:span><text:span text:style-name="T11">;</text:span></text:p>
      <text:p text:style-name="P20"/>
      <text:p text:style-name="P22"><text:span text:style-name="T11"><text:s text:c="4"/></text:span><text:span text:style-name="T21">public</text:span><text:span text:style-name="T11"> ConnectionHandler(Socket socket, Map&lt;MessageTransferer, String&gt; clients) {</text:span></text:p>
      <text:p text:style-name="P22"><text:span text:style-name="T11"><text:s text:c="8"/></text:span><text:span text:style-name="T30">transferer</text:span><text:span text:style-name="T11"> = </text:span><text:span text:style-name="T21">new</text:span><text:span text:style-name="T11"> MessageTransferer(socket);</text:span></text:p>
      <text:p text:style-name="P22"><text:span text:style-name="T11"><text:s text:c="8"/></text:span><text:span text:style-name="T21">this</text:span><text:span text:style-name="T11">.</text:span><text:span text:style-name="T30">clients</text:span><text:span text:style-name="T11"> = clients;</text:span></text:p>
      <text:p text:style-name="P22"><text:span text:style-name="T11"><text:s text:c="4"/>}</text:span></text:p>
      <text:p text:style-name="P20"/>
      <text:p text:style-name="P22"><text:span text:style-name="T11"><text:s text:c="4"/></text:span><text:span text:style-name="T21">private</text:span><text:span text:style-name="T11"> </text:span><text:span text:style-name="T21">void</text:span><text:span text:style-name="T11"> print(String s) {</text:span></text:p>
      <text:p text:style-name="P22"><text:span text:style-name="T11"><text:s text:c="8"/>System.</text:span><text:span text:style-name="T29">out</text:span><text:span text:style-name="T11">.println(s);</text:span></text:p>
      <text:p text:style-name="P22"><text:span text:style-name="T11"><text:s text:c="4"/>}</text:span></text:p>
      <text:p text:style-name="P20"/>
      <text:p text:style-name="P22"><text:span text:style-name="T11"><text:s text:c="4"/></text:span><text:span text:style-name="T38">@Override</text:span></text:p>
      <text:p text:style-name="P22"><text:span text:style-name="T11"><text:s text:c="4"/></text:span><text:span text:style-name="T21">public</text:span><text:span text:style-name="T11"> </text:span><text:span text:style-name="T21">void</text:span><text:span text:style-name="T11"> run() {</text:span></text:p>
      <text:p text:style-name="P22"><text:span text:style-name="T11"><text:s text:c="8"/></text:span><text:span text:style-name="T21">boolean</text:span><text:span text:style-name="T11"> first = </text:span><text:span text:style-name="T21">true</text:span><text:span text:style-name="T11">;</text:span></text:p>
      <text:p text:style-name="P22"><text:span text:style-name="T11"><text:s text:c="8"/>Message message;</text:span></text:p>
      <text:p text:style-name="P22"><text:span text:style-name="T11"><text:s text:c="8"/></text:span><text:span text:style-name="T21">while</text:span><text:span text:style-name="T11"> (</text:span><text:span text:style-name="T21">true</text:span><text:span text:style-name="T11">) {</text:span></text:p>
      <text:p text:style-name="P22"><text:span text:style-name="T11"><text:s text:c="12"/></text:span><text:span text:style-name="T42">// wait for data</text:span></text:p>
      <text:p text:style-name="P22"><text:span text:style-name="T11"><text:s text:c="12"/></text:span><text:span text:style-name="T21">if</text:span><text:span text:style-name="T11"> ((message = tryRead()) == </text:span><text:span text:style-name="T21">null</text:span><text:span text:style-name="T11">) {</text:span></text:p>
      <text:p text:style-name="P22"><text:span text:style-name="T11"><text:s text:c="16"/></text:span><text:span text:style-name="T42">// if can't read, then close client</text:span></text:p>
      <text:p text:style-name="P22"><text:span text:style-name="T11"><text:s text:c="16"/></text:span><text:span text:style-name="T21">try</text:span><text:span text:style-name="T11"> { </text:span><text:span text:style-name="T42">// close silently</text:span></text:p>
      <text:p text:style-name="P22"><text:span text:style-name="T11"><text:s text:c="20"/></text:span><text:span text:style-name="T21">if</text:span><text:span text:style-name="T11"> (!first) {</text:span></text:p>
      <text:p text:style-name="P22"><text:span text:style-name="T11"><text:s text:c="24"/></text:span><text:span text:style-name="T30">clients</text:span><text:span text:style-name="T11">.remove(</text:span><text:span text:style-name="T30">transferer</text:span><text:span text:style-name="T11">);</text:span></text:p>
      <text:p text:style-name="P22"><text:span text:style-name="T11"><text:s text:c="24"/>sendAll(MessageType.</text:span><text:span text:style-name="T29">DCNN</text:span><text:span text:style-name="T11">, </text:span><text:span text:style-name="T30">userId</text:span><text:span text:style-name="T11">);</text:span></text:p>
      <text:p text:style-name="P22"><text:span text:style-name="T11"><text:s text:c="20"/>}</text:span></text:p>
      <text:p text:style-name="P22"><text:span text:style-name="T11"><text:s text:c="20"/></text:span><text:span text:style-name="T30">transferer</text:span><text:span text:style-name="T11">.close();</text:span></text:p>
      <text:p text:style-name="P22"><text:span text:style-name="T11"><text:s text:c="16"/>} </text:span><text:span text:style-name="T21">catch</text:span><text:span text:style-name="T11"> (IOException e1) {</text:span></text:p>
      <text:p text:style-name="P22"><text:span text:style-name="T11"><text:s text:c="20"/>;</text:span></text:p>
      <text:p text:style-name="P22"><text:span text:style-name="T11"><text:s text:c="16"/>}</text:span></text:p>
      <text:p text:style-name="P22"><text:span text:style-name="T11"><text:s text:c="16"/></text:span><text:span text:style-name="T21">return</text:span><text:span text:style-name="T11">;</text:span></text:p>
      <text:p text:style-name="P22"><text:span text:style-name="T11"><text:s text:c="12"/>} </text:span><text:span text:style-name="T21">else</text:span><text:span text:style-name="T11"> {</text:span></text:p>
      <text:p text:style-name="P22"><text:span text:style-name="T11"><text:s text:c="16"/></text:span><text:span text:style-name="T21">if</text:span><text:span text:style-name="T11"> (first) {</text:span></text:p>
      <text:p text:style-name="P22"><text:span text:style-name="T11"><text:s text:c="20"/>first = </text:span><text:span text:style-name="T21">false</text:span><text:span text:style-name="T11">;</text:span></text:p>
      <text:p text:style-name="P22"><text:span text:style-name="T11"><text:s text:c="20"/></text:span><text:span text:style-name="T42">// save login</text:span></text:p>
      <text:p text:style-name="P22"><text:span text:style-name="T11"><text:s text:c="20"/></text:span><text:span text:style-name="T30">userId</text:span><text:span text:style-name="T11"> = message.getUserId().trim();</text:span></text:p>
      <text:p text:style-name="P22"><text:span text:style-name="T11"><text:s text:c="20"/></text:span></text:p>
      <text:p text:style-name="P22"><text:span text:style-name="T11"><text:s text:c="20"/></text:span><text:span text:style-name="T42">//search for duplicating login</text:span></text:p>
      <text:p text:style-name="P22"><text:soft-page-break/><text:span text:style-name="T11"><text:s text:c="20"/></text:span><text:span text:style-name="T21">if</text:span><text:span text:style-name="T11">(</text:span><text:span text:style-name="T30">clients</text:span><text:span text:style-name="T11">.values().contains(</text:span><text:span text:style-name="T30">userId</text:span><text:span text:style-name="T11">)) {</text:span></text:p>
      <text:p text:style-name="P22"><text:span text:style-name="T11"><text:s text:c="24"/>trySend(</text:span><text:span text:style-name="T30">transferer</text:span><text:span text:style-name="T11">, MessageType.</text:span><text:span text:style-name="T29">CONN</text:span><text:span text:style-name="T11">, </text:span><text:span text:style-name="T35">"false"</text:span><text:span text:style-name="T11">);</text:span></text:p>
      <text:p text:style-name="P22"><text:span text:style-name="T11"><text:s text:c="24"/></text:span><text:span text:style-name="T21">return</text:span><text:span text:style-name="T11">;</text:span></text:p>
      <text:p text:style-name="P22"><text:span text:style-name="T11"><text:s text:c="20"/>} </text:span><text:span text:style-name="T21">else</text:span><text:span text:style-name="T11"> {</text:span></text:p>
      <text:p text:style-name="P22"><text:span text:style-name="T11"><text:s text:c="24"/>trySend(</text:span><text:span text:style-name="T30">transferer</text:span><text:span text:style-name="T11">, MessageType.</text:span><text:span text:style-name="T29">CONN</text:span><text:span text:style-name="T11">, </text:span><text:span text:style-name="T35">"true"</text:span><text:span text:style-name="T11">);</text:span></text:p>
      <text:p text:style-name="P22"><text:span text:style-name="T11"><text:s text:c="20"/>}</text:span></text:p>
      <text:p text:style-name="P22"><text:span text:style-name="T11"><text:s text:c="20"/></text:span><text:span text:style-name="T42">//say him about other users</text:span></text:p>
      <text:p text:style-name="P22"><text:span text:style-name="T11"><text:s text:c="20"/></text:span><text:span text:style-name="T21">for</text:span><text:span text:style-name="T11">(String user : </text:span><text:span text:style-name="T30">clients</text:span><text:span text:style-name="T11">.values()) {</text:span></text:p>
      <text:p text:style-name="P22"><text:span text:style-name="T11"><text:s text:c="24"/>trySend(</text:span><text:span text:style-name="T30">transferer</text:span><text:span text:style-name="T11">, MessageType.</text:span><text:span text:style-name="T29">CONN</text:span><text:span text:style-name="T11">, user);</text:span></text:p>
      <text:p text:style-name="P22"><text:span text:style-name="T11"><text:s text:c="20"/>}</text:span></text:p>
      <text:p text:style-name="P22"><text:span text:style-name="T11"><text:s text:c="20"/></text:span><text:span text:style-name="T42">// add client to map</text:span></text:p>
      <text:p text:style-name="P22"><text:span text:style-name="T11"><text:s text:c="20"/></text:span><text:span text:style-name="T30">clients</text:span><text:span text:style-name="T11">.put(</text:span><text:span text:style-name="T30">transferer</text:span><text:span text:style-name="T11">, message.getPayload().trim());</text:span></text:p>
      <text:p text:style-name="P22"><text:span text:style-name="T11"><text:s text:c="20"/>print(MessageFormat.</text:span><text:span text:style-name="T10">format</text:span><text:span text:style-name="T11">(</text:span><text:span text:style-name="T35">"Connetted to chat as [{0}]"</text:span><text:span text:style-name="T11">, </text:span><text:span text:style-name="T30">userId</text:span><text:span text:style-name="T11">));</text:span></text:p>
      <text:p text:style-name="P22"><text:span text:style-name="T11"><text:s text:c="16"/>}</text:span></text:p>
      <text:p text:style-name="P22"><text:span text:style-name="T11"><text:s text:c="16"/></text:span><text:span text:style-name="T42">// say other clients, that you are online,</text:span></text:p>
      <text:p text:style-name="P22"><text:span text:style-name="T11"><text:s text:c="16"/></text:span><text:span text:style-name="T42">// or </text:span><text:span text:style-name="T43">resend</text:span><text:span text:style-name="T42"> message</text:span></text:p>
      <text:p text:style-name="P22"><text:span text:style-name="T11"><text:s text:c="16"/>sendAll(message.getType(), message.getPayload());</text:span></text:p>
      <text:p text:style-name="P22"><text:span text:style-name="T11"><text:s text:c="12"/>}</text:span></text:p>
      <text:p text:style-name="P20"/>
      <text:p text:style-name="P22"><text:span text:style-name="T11"><text:s text:c="8"/>}</text:span></text:p>
      <text:p text:style-name="P22"><text:span text:style-name="T11"><text:s text:c="8"/></text:span><text:span text:style-name="T42">// if socket is closed, then send disconnect to all other.</text:span></text:p>
      <text:p text:style-name="P20"/>
      <text:p text:style-name="P22"><text:span text:style-name="T11"><text:s text:c="4"/>}</text:span></text:p>
      <text:p text:style-name="P20"/>
      <text:p text:style-name="P22"><text:span text:style-name="T11"><text:s text:c="4"/></text:span><text:span text:style-name="T21">private</text:span><text:span text:style-name="T11"> </text:span><text:span text:style-name="T21">void</text:span><text:span text:style-name="T11"> sendAll(MessageType type, String payload) {</text:span></text:p>
      <text:p text:style-name="P22"><text:span text:style-name="T11"><text:s text:c="8"/></text:span><text:span text:style-name="T21">for</text:span><text:span text:style-name="T11"> (MessageTransferer client : </text:span><text:span text:style-name="T30">clients</text:span><text:span text:style-name="T11">.keySet()) {</text:span></text:p>
      <text:p text:style-name="P22"><text:span text:style-name="T11"><text:s text:c="12"/>trySend(client, type, payload);</text:span></text:p>
      <text:p text:style-name="P22"><text:span text:style-name="T11"><text:s text:c="8"/>}</text:span></text:p>
      <text:p text:style-name="P22"><text:span text:style-name="T11"><text:s text:c="4"/>}</text:span></text:p>
      <text:p text:style-name="P20"/>
      <text:p text:style-name="P22"><text:span text:style-name="T11"><text:s text:c="4"/></text:span><text:span text:style-name="T21">private</text:span><text:span text:style-name="T11"> </text:span><text:span text:style-name="T21">void</text:span><text:span text:style-name="T11"> trySend(MessageTransferer transfer, MessageType type, String payload) {</text:span></text:p>
      <text:p text:style-name="P22"><text:span text:style-name="T11"><text:s text:c="8"/>print(</text:span><text:span text:style-name="T30">userId</text:span><text:span text:style-name="T11"> + </text:span><text:span text:style-name="T35">" is sending message to "</text:span><text:span text:style-name="T11"> + </text:span><text:span text:style-name="T30">clients</text:span><text:span text:style-name="T11">.get(transfer) + </text:span><text:span text:style-name="T35">" type = "</text:span><text:span text:style-name="T11"> + type);</text:span></text:p>
      <text:p text:style-name="P22"><text:span text:style-name="T11"><text:s text:c="8"/></text:span><text:span text:style-name="T21">try</text:span><text:span text:style-name="T11"> {</text:span></text:p>
      <text:p text:style-name="P22"><text:span text:style-name="T11"><text:s text:c="12"/>transfer.send(type, </text:span><text:span text:style-name="T30">userId</text:span><text:span text:style-name="T11">, payload);</text:span></text:p>
      <text:p text:style-name="P22"><text:span text:style-name="T11"><text:s text:c="8"/>} </text:span><text:span text:style-name="T21">catch</text:span><text:span text:style-name="T11"> (IOException e) {</text:span></text:p>
      <text:p text:style-name="P22"><text:span text:style-name="T11"><text:s text:c="12"/>print(MessageFormat.</text:span><text:span text:style-name="T10">format</text:span><text:span text:style-name="T11">(</text:span><text:span text:style-name="T35">"Can't send message to {0}"</text:span><text:span text:style-name="T11">, </text:span><text:span text:style-name="T30">clients</text:span><text:span text:style-name="T11">.get(transfer)));</text:span></text:p>
      <text:p text:style-name="P22"><text:span text:style-name="T11"><text:s text:c="8"/>}</text:span></text:p>
      <text:p text:style-name="P22"><text:span text:style-name="T11"><text:s text:c="4"/>}</text:span></text:p>
      <text:p text:style-name="P20"/>
      <text:p text:style-name="P22"><text:span text:style-name="T11"><text:s text:c="4"/></text:span><text:span text:style-name="T21">private</text:span><text:span text:style-name="T11"> Message tryRead() {</text:span></text:p>
      <text:p text:style-name="P22"><text:span text:style-name="T11"><text:s text:c="8"/>Message message = </text:span><text:span text:style-name="T21">null</text:span><text:span text:style-name="T11">;</text:span></text:p>
      <text:p text:style-name="P22"><text:span text:style-name="T11"><text:s text:c="8"/></text:span><text:span text:style-name="T21">try</text:span><text:span text:style-name="T11"> {</text:span></text:p>
      <text:p text:style-name="P22"><text:span text:style-name="T11"><text:s text:c="12"/>message = </text:span><text:span text:style-name="T30">transferer</text:span><text:span text:style-name="T11">.waitForMessage();</text:span></text:p>
      <text:p text:style-name="P22"><text:span text:style-name="T11"><text:s text:c="12"/>print(</text:span><text:span text:style-name="T35">"Server readed message: "</text:span><text:span text:style-name="T11"> + message);</text:span></text:p>
      <text:p text:style-name="P22"><text:span text:style-name="T11"><text:s text:c="8"/>} </text:span><text:span text:style-name="T21">catch</text:span><text:span text:style-name="T11"> (IOException e) {</text:span></text:p>
      <text:p text:style-name="P22"><text:span text:style-name="T11"><text:s text:c="12"/>print(MessageFormat.</text:span><text:span text:style-name="T10">format</text:span><text:span text:style-name="T11">(</text:span><text:span text:style-name="T35">"Can't read data from[{0}]. Will closed now."</text:span><text:span text:style-name="T11">, </text:span><text:span text:style-name="T30">clients</text:span><text:span text:style-name="T11">.get(</text:span><text:span text:style-name="T30">transferer</text:span><text:span text:style-name="T11">)));</text:span></text:p>
      <text:p text:style-name="P22"><text:span text:style-name="T11"><text:s text:c="8"/>}</text:span></text:p>
      <text:p text:style-name="P22"><text:span text:style-name="T11"><text:s text:c="8"/></text:span><text:span text:style-name="T21">return</text:span><text:span text:style-name="T11"> message;</text:span></text:p>
      <text:p text:style-name="P22"><text:span text:style-name="T11"><text:s text:c="4"/>}</text:span></text:p>
      <text:p text:style-name="P22"><text:span text:style-name="T11">}</text:span></text:p>
      <text:p text:style-name="P17"><text:span text:style-name="T22">public</text:span><text:span text:style-name="T11"> </text:span><text:span text:style-name="T21">class</text:span><text:span text:style-name="T11"> Controller {</text:span></text:p>
      <text:p text:style-name="P22"><text:span text:style-name="T11"><text:s text:c="4"/></text:span><text:span text:style-name="T21">private</text:span><text:span text:style-name="T11"> Configuration </text:span><text:span text:style-name="T30">configuration</text:span><text:span text:style-name="T11">;</text:span></text:p>
      <text:p text:style-name="P20"/>
      <text:p text:style-name="P22"><text:span text:style-name="T11"><text:s text:c="4"/></text:span><text:span text:style-name="T21">private</text:span><text:span text:style-name="T11"> </text:span><text:span text:style-name="T21">static</text:span><text:span text:style-name="T11"> </text:span><text:span text:style-name="T21">void</text:span><text:span text:style-name="T11"> print(String source) {</text:span></text:p>
      <text:p text:style-name="P22"><text:span text:style-name="T11"><text:s text:c="8"/>System.</text:span><text:span text:style-name="T29">out</text:span><text:span text:style-name="T11">.println(source);</text:span></text:p>
      <text:p text:style-name="P22"><text:span text:style-name="T11"><text:s text:c="4"/>}</text:span></text:p>
      <text:p text:style-name="P22"><text:span text:style-name="T11"><text:s text:c="4"/></text:span><text:span text:style-name="T21">private</text:span><text:span text:style-name="T11"> </text:span><text:span text:style-name="T21">static</text:span><text:span text:style-name="T11"> </text:span><text:span text:style-name="T21">void</text:span><text:span text:style-name="T11"> printHelp() {</text:span></text:p>
      <text:p text:style-name="P22"><text:span text:style-name="T11"><text:s text:c="8"/></text:span><text:span text:style-name="T10">print</text:span><text:span text:style-name="T11">(</text:span><text:span text:style-name="T35">"Parameters:\n\t"</text:span><text:span text:style-name="T11"> + </text:span><text:span text:style-name="T35">"Start as server: server\n\t"</text:span><text:span text:style-name="T11"> + </text:span><text:span text:style-name="T35">"Connect to server: client login\n"</text:span><text:span text:style-name="T11">);</text:span></text:p>
      <text:p text:style-name="P22"><text:span text:style-name="T11"><text:s text:c="4"/>}</text:span></text:p>
      <text:p text:style-name="P22"><text:span text:style-name="T11"><text:s text:c="4"/></text:span><text:span text:style-name="T21">public</text:span><text:span text:style-name="T11"> </text:span><text:span text:style-name="T21">static</text:span><text:span text:style-name="T11"> </text:span><text:span text:style-name="T21">void</text:span><text:span text:style-name="T11"> main(String[] args) {</text:span></text:p>
      <text:p text:style-name="P22"><text:span text:style-name="T11"><text:s text:c="8"/>Controller controller;</text:span></text:p>
      <text:p text:style-name="P22"><text:span text:style-name="T11"><text:s text:c="8"/></text:span><text:span text:style-name="T21">try</text:span><text:span text:style-name="T11"> {</text:span></text:p>
      <text:p text:style-name="P22"><text:span text:style-name="T11"><text:s text:c="12"/>controller = </text:span><text:span text:style-name="T21">new</text:span><text:span text:style-name="T11"> Controller();</text:span></text:p>
      <text:p text:style-name="P22"><text:span text:style-name="T11"><text:s text:c="8"/>} </text:span><text:span text:style-name="T21">catch</text:span><text:span text:style-name="T11"> (IOException e1) {</text:span></text:p>
      <text:p text:style-name="P22"><text:span text:style-name="T11"><text:s text:c="12"/>e1.printStackTrace();</text:span></text:p>
      <text:p text:style-name="P22"><text:span text:style-name="T11"><text:s text:c="12"/></text:span><text:span text:style-name="T10">print</text:span><text:span text:style-name="T11">(</text:span><text:span text:style-name="T35">"Can't read configuration"</text:span><text:span text:style-name="T11">);</text:span></text:p>
      <text:p text:style-name="P22"><text:span text:style-name="T11"><text:s text:c="12"/></text:span><text:span text:style-name="T21">return</text:span><text:span text:style-name="T11">;</text:span></text:p>
      <text:p text:style-name="P22"><text:span text:style-name="T11"><text:s text:c="8"/>}</text:span></text:p>
      <text:p text:style-name="P22"><text:span text:style-name="T11"><text:s text:c="8"/></text:span><text:span text:style-name="T21">if</text:span><text:span text:style-name="T11"> (args.</text:span><text:span text:style-name="T30">length</text:span><text:span text:style-name="T11"> &gt; 0) {</text:span></text:p>
      <text:p text:style-name="P22"><text:span text:style-name="T11"><text:s text:c="12"/></text:span><text:span text:style-name="T21">if</text:span><text:span text:style-name="T11"> (args[0].equals(</text:span><text:span text:style-name="T35">"help"</text:span><text:span text:style-name="T11">)) {</text:span></text:p>
      <text:p text:style-name="P22"><text:span text:style-name="T11"><text:s text:c="16"/></text:span><text:span text:style-name="T10">printHelp</text:span><text:span text:style-name="T11">();</text:span></text:p>
      <text:p text:style-name="P22"><text:span text:style-name="T11"><text:s text:c="12"/>} </text:span><text:span text:style-name="T21">else</text:span><text:span text:style-name="T11"> </text:span><text:span text:style-name="T21">if</text:span><text:span text:style-name="T11"> (args[0].equals(</text:span><text:span text:style-name="T35">"client"</text:span><text:span text:style-name="T11">) &amp;&amp; args.</text:span><text:span text:style-name="T30">length</text:span><text:span text:style-name="T11"> &gt; 1) {</text:span></text:p>
      <text:p text:style-name="P22"><text:span text:style-name="T11"><text:s text:c="16"/></text:span><text:span text:style-name="T21">try</text:span><text:span text:style-name="T11"> {</text:span></text:p>
      <text:p text:style-name="P22"><text:span text:style-name="T11"><text:s text:c="20"/>controller.startClient(args[1].trim());</text:span></text:p>
      <text:p text:style-name="P22"><text:span text:style-name="T11"><text:s text:c="16"/>} </text:span><text:span text:style-name="T21">catch</text:span><text:span text:style-name="T11"> (IOException e) {</text:span></text:p>
      <text:p text:style-name="P22"><text:span text:style-name="T11"><text:s text:c="20"/></text:span><text:span text:style-name="T10">print</text:span><text:span text:style-name="T11">(</text:span><text:span text:style-name="T35">"Can't connect to server"</text:span><text:span text:style-name="T11">);</text:span></text:p>
      <text:p text:style-name="P22"><text:span text:style-name="T11"><text:s text:c="20"/></text:span><text:span text:style-name="T21">return</text:span><text:span text:style-name="T11">;</text:span></text:p>
      <text:p text:style-name="P22"><text:span text:style-name="T11"><text:s text:c="16"/>}</text:span></text:p>
      <text:p text:style-name="P22"><text:span text:style-name="T11"><text:s text:c="12"/>} </text:span><text:span text:style-name="T21">else</text:span><text:span text:style-name="T11"> </text:span><text:span text:style-name="T21">if</text:span><text:span text:style-name="T11"> (args[0].equals(</text:span><text:span text:style-name="T35">"server"</text:span><text:span text:style-name="T11">)) {</text:span></text:p>
      <text:p text:style-name="P22"><text:span text:style-name="T11"><text:s text:c="16"/></text:span><text:span text:style-name="T21">try</text:span><text:span text:style-name="T11"> {</text:span></text:p>
      <text:p text:style-name="P22"><text:span text:style-name="T11"><text:s text:c="20"/>controller.startServer();</text:span></text:p>
      <text:p text:style-name="P22"><text:span text:style-name="T11"><text:s text:c="16"/>} </text:span><text:span text:style-name="T21">catch</text:span><text:span text:style-name="T11"> (IOException e) {</text:span></text:p>
      <text:p text:style-name="P22"><text:soft-page-break/><text:span text:style-name="T11"><text:s text:c="20"/></text:span><text:span text:style-name="T10">print</text:span><text:span text:style-name="T11">(</text:span><text:span text:style-name="T35">"Can't start server"</text:span><text:span text:style-name="T11">);</text:span></text:p>
      <text:p text:style-name="P22"><text:span text:style-name="T11"><text:s text:c="20"/></text:span><text:span text:style-name="T21">return</text:span><text:span text:style-name="T11">;</text:span></text:p>
      <text:p text:style-name="P22"><text:span text:style-name="T11"><text:s text:c="16"/>}</text:span></text:p>
      <text:p text:style-name="P22"><text:span text:style-name="T11"><text:s text:c="12"/>}</text:span></text:p>
      <text:p text:style-name="P22"><text:span text:style-name="T11"><text:s text:c="8"/>} </text:span><text:span text:style-name="T21">else</text:span><text:span text:style-name="T11"> {</text:span></text:p>
      <text:p text:style-name="P22"><text:span text:style-name="T11"><text:s text:c="12"/></text:span><text:span text:style-name="T10">printHelp</text:span><text:span text:style-name="T11">();</text:span></text:p>
      <text:p text:style-name="P22"><text:span text:style-name="T11"><text:s text:c="8"/>}</text:span></text:p>
      <text:p text:style-name="P22"><text:span text:style-name="T11"><text:s text:c="4"/>}</text:span></text:p>
      <text:p text:style-name="P22"><text:span text:style-name="T11"><text:s text:c="4"/></text:span><text:span text:style-name="T21">public</text:span><text:span text:style-name="T11"> Controller() </text:span><text:span text:style-name="T21">throws</text:span><text:span text:style-name="T11"> IOException {</text:span></text:p>
      <text:p text:style-name="P22"><text:span text:style-name="T11"><text:s text:c="8"/></text:span><text:span text:style-name="T30">configuration</text:span><text:span text:style-name="T11"> = </text:span><text:span text:style-name="T21">new</text:span><text:span text:style-name="T11"> Configuration();</text:span></text:p>
      <text:p text:style-name="P22"><text:span text:style-name="T11"><text:s text:c="4"/>}</text:span></text:p>
      <text:p text:style-name="P22"><text:span text:style-name="T11"><text:s text:c="4"/></text:span><text:span text:style-name="T21">public</text:span><text:span text:style-name="T11"> </text:span><text:span text:style-name="T21">void</text:span><text:span text:style-name="T11"> startServer() </text:span><text:span text:style-name="T21">throws</text:span><text:span text:style-name="T11"> IOException {</text:span></text:p>
      <text:p text:style-name="P22"><text:span text:style-name="T11"><text:s text:c="8"/>Server server = </text:span><text:span text:style-name="T21">new</text:span><text:span text:style-name="T11"> Server(</text:span><text:span text:style-name="T30">configuration</text:span><text:span text:style-name="T11">.getPort());</text:span></text:p>
      <text:p text:style-name="P22"><text:span text:style-name="T11"><text:s text:c="8"/>server.run();</text:span></text:p>
      <text:p text:style-name="P22"><text:span text:style-name="T11"><text:s text:c="8"/>server.close();</text:span></text:p>
      <text:p text:style-name="P22"><text:span text:style-name="T11"><text:s text:c="4"/>}</text:span></text:p>
      <text:p text:style-name="P22"><text:span text:style-name="T11"><text:s text:c="4"/></text:span><text:span text:style-name="T21">public</text:span><text:span text:style-name="T11"> </text:span><text:span text:style-name="T21">void</text:span><text:span text:style-name="T11"> startClient(String login) </text:span><text:span text:style-name="T21">throws</text:span><text:span text:style-name="T11"> IOException {</text:span></text:p>
      <text:p text:style-name="P22"><text:span text:style-name="T11"><text:s text:c="8"/></text:span><text:span text:style-name="T21">final</text:span><text:span text:style-name="T11"> Client client = </text:span><text:span text:style-name="T21">new</text:span><text:span text:style-name="T11"> Client(</text:span><text:span text:style-name="T30">configuration</text:span><text:span text:style-name="T11">.getServer(), </text:span><text:span text:style-name="T30">configuration</text:span><text:span text:style-name="T11">.getPort());</text:span></text:p>
      <text:p text:style-name="P22"><text:span text:style-name="T11"><text:s text:c="8"/></text:span><text:span text:style-name="T21">if</text:span><text:span text:style-name="T11"> (!client.connect(login)) {</text:span></text:p>
      <text:p text:style-name="P22"><text:span text:style-name="T11"><text:s text:c="12"/></text:span><text:span text:style-name="T10">print</text:span><text:span text:style-name="T11">(</text:span><text:span text:style-name="T35">"Login is registered, try other"</text:span><text:span text:style-name="T11">);</text:span></text:p>
      <text:p text:style-name="P22"><text:span text:style-name="T11"><text:s text:c="12"/>client.close();</text:span></text:p>
      <text:p text:style-name="P22"><text:span text:style-name="T11"><text:s text:c="12"/></text:span><text:span text:style-name="T21">return</text:span><text:span text:style-name="T11">;</text:span></text:p>
      <text:p text:style-name="P22"><text:span text:style-name="T11"><text:s text:c="8"/>}</text:span></text:p>
      <text:p text:style-name="P22"><text:span text:style-name="T11"><text:s text:c="8"/>EventQueue.</text:span><text:span text:style-name="T10">invokeLater</text:span><text:span text:style-name="T11">(</text:span><text:span text:style-name="T21">new</text:span><text:span text:style-name="T11"> Runnable() {</text:span></text:p>
      <text:p text:style-name="P22"><text:span text:style-name="T11"><text:s text:c="12"/></text:span><text:span text:style-name="T21">public</text:span><text:span text:style-name="T11"> </text:span><text:span text:style-name="T21">void</text:span><text:span text:style-name="T11"> run() {</text:span></text:p>
      <text:p text:style-name="P22"><text:span text:style-name="T11"><text:s text:c="16"/></text:span><text:span text:style-name="T21">try</text:span><text:span text:style-name="T11"> {</text:span></text:p>
      <text:p text:style-name="P22"><text:span text:style-name="T11"><text:s text:c="20"/>Chat window = </text:span><text:span text:style-name="T21">new</text:span><text:span text:style-name="T11"> Chat(client);</text:span></text:p>
      <text:p text:style-name="P22"><text:span text:style-name="T11"><text:s text:c="20"/>window.open();</text:span></text:p>
      <text:p text:style-name="P22"><text:span text:style-name="T11"><text:s text:c="16"/>} </text:span><text:span text:style-name="T21">catch</text:span><text:span text:style-name="T11"> (Exception e) {</text:span></text:p>
      <text:p text:style-name="P22"><text:span text:style-name="T11"><text:s text:c="20"/>e.printStackTrace();</text:span></text:p>
      <text:p text:style-name="P22"><text:span text:style-name="T11"><text:s text:c="16"/>}</text:span></text:p>
      <text:p text:style-name="P22"><text:span text:style-name="T11"><text:s text:c="12"/>}</text:span></text:p>
      <text:p text:style-name="P22"><text:span text:style-name="T11"><text:s text:c="8"/>});</text:span></text:p>
      <text:p text:style-name="P22"><text:span text:style-name="T11"><text:s text:c="4"/>}</text:span></text:p>
      <text:p text:style-name="P22"><text:span text:style-name="T11">}</text:span></text:p>
      <text:p text:style-name="P17"><text:span text:style-name="T22">public</text:span><text:span text:style-name="T11"> </text:span><text:span text:style-name="T21">class</text:span><text:span text:style-name="T11"> Server </text:span><text:span text:style-name="T21">implements</text:span><text:span text:style-name="T11"> Runnable, Closeable {</text:span></text:p>
      <text:p text:style-name="P22"><text:span text:style-name="T11"><text:s text:c="4"/></text:span><text:span text:style-name="T21">private</text:span><text:span text:style-name="T11"> ServerSocket </text:span><text:span text:style-name="T30">server</text:span><text:span text:style-name="T11">;</text:span></text:p>
      <text:p text:style-name="P22"><text:span text:style-name="T11"><text:s text:c="4"/></text:span><text:span text:style-name="T21">private</text:span><text:span text:style-name="T11"> Map&lt;MessageTransferer, String&gt; </text:span><text:span text:style-name="T30">clients</text:span><text:span text:style-name="T11">;</text:span></text:p>
      <text:p text:style-name="P20"/>
      <text:p text:style-name="P22"><text:span text:style-name="T11"><text:s text:c="4"/></text:span><text:span text:style-name="T21">private</text:span><text:span text:style-name="T11"> </text:span><text:span text:style-name="T21">static</text:span><text:span text:style-name="T11"> </text:span><text:span text:style-name="T21">void</text:span><text:span text:style-name="T11"> print(String source) {</text:span></text:p>
      <text:p text:style-name="P22"><text:span text:style-name="T11"><text:s text:c="8"/>System.</text:span><text:span text:style-name="T29">out</text:span><text:span text:style-name="T11">.println(source);</text:span></text:p>
      <text:p text:style-name="P22"><text:span text:style-name="T11"><text:s text:c="4"/>}</text:span></text:p>
      <text:p text:style-name="P22"><text:span text:style-name="T11"><text:s text:c="4"/></text:span><text:span text:style-name="T21">public</text:span><text:span text:style-name="T11"> Server(</text:span><text:span text:style-name="T21">int</text:span><text:span text:style-name="T11"> port) </text:span><text:span text:style-name="T21">throws</text:span><text:span text:style-name="T11"> IOException {</text:span></text:p>
      <text:p text:style-name="P22"><text:span text:style-name="T11"><text:s text:c="8"/></text:span><text:span text:style-name="T10">print</text:span><text:span text:style-name="T11">(</text:span><text:span text:style-name="T35">"Starting server..."</text:span><text:span text:style-name="T11">);</text:span></text:p>
      <text:p text:style-name="P22"><text:span text:style-name="T11"><text:s text:c="8"/></text:span><text:span text:style-name="T21">this</text:span><text:span text:style-name="T11">.</text:span><text:span text:style-name="T30">server</text:span><text:span text:style-name="T11"> = </text:span><text:span text:style-name="T21">new</text:span><text:span text:style-name="T11"> ServerSocket(port);</text:span></text:p>
      <text:p text:style-name="P22"><text:span text:style-name="T11"><text:s text:c="8"/></text:span><text:span text:style-name="T30">clients</text:span><text:span text:style-name="T11"> = </text:span><text:span text:style-name="T21">new</text:span><text:span text:style-name="T11"> HashMap&lt;&gt;();</text:span></text:p>
      <text:p text:style-name="P22"><text:span text:style-name="T11"><text:s text:c="4"/>}</text:span></text:p>
      <text:p text:style-name="P22"><text:span text:style-name="T11"><text:s text:c="4"/></text:span><text:span text:style-name="T38">@Override</text:span></text:p>
      <text:p text:style-name="P22"><text:span text:style-name="T11"><text:s text:c="4"/></text:span><text:span text:style-name="T21">public</text:span><text:span text:style-name="T11"> </text:span><text:span text:style-name="T21">void</text:span><text:span text:style-name="T11"> run() {</text:span></text:p>
      <text:p text:style-name="P22"><text:span text:style-name="T11"><text:s text:c="8"/></text:span><text:span text:style-name="T10">print</text:span><text:span text:style-name="T11">(</text:span><text:span text:style-name="T35">"Server is online"</text:span><text:span text:style-name="T11">);</text:span></text:p>
      <text:p text:style-name="P22"><text:span text:style-name="T11"><text:s text:c="8"/></text:span><text:span text:style-name="T21">while</text:span><text:span text:style-name="T11"> (</text:span><text:span text:style-name="T21">true</text:span><text:span text:style-name="T11">) {</text:span></text:p>
      <text:p text:style-name="P22"><text:span text:style-name="T11"><text:s text:c="12"/></text:span><text:span text:style-name="T21">try</text:span><text:span text:style-name="T11"> {</text:span></text:p>
      <text:p text:style-name="P22"><text:span text:style-name="T11"><text:s text:c="16"/>Socket target = </text:span><text:span text:style-name="T30">server</text:span><text:span text:style-name="T11">.accept();</text:span></text:p>
      <text:p text:style-name="P22"><text:span text:style-name="T11"><text:s text:c="16"/></text:span><text:span text:style-name="T10">print</text:span><text:span text:style-name="T11">(</text:span><text:span text:style-name="T35">"Accepted connection from: "</text:span><text:span text:style-name="T11"> + target.getInetAddress());</text:span></text:p>
      <text:p text:style-name="P22"><text:span text:style-name="T11"><text:s text:c="16"/>Thread handler = </text:span><text:span text:style-name="T21">new</text:span><text:span text:style-name="T11"> Thread(</text:span><text:span text:style-name="T21">new</text:span><text:span text:style-name="T11"> ConnectionHandler(target, </text:span><text:span text:style-name="T30">clients</text:span><text:span text:style-name="T11">));</text:span></text:p>
      <text:p text:style-name="P22"><text:span text:style-name="T11"><text:s text:c="16"/>handler.start();</text:span></text:p>
      <text:p text:style-name="P22"><text:span text:style-name="T11"><text:s text:c="12"/>} </text:span><text:span text:style-name="T21">catch</text:span><text:span text:style-name="T11"> (IOException e) {</text:span></text:p>
      <text:p text:style-name="P22"><text:span text:style-name="T11"><text:s text:c="16"/></text:span><text:span text:style-name="T10">print</text:span><text:span text:style-name="T11">(</text:span><text:span text:style-name="T35">"Server is offline"</text:span><text:span text:style-name="T11">);</text:span></text:p>
      <text:p text:style-name="P22"><text:span text:style-name="T11"><text:s text:c="16"/></text:span><text:span text:style-name="T21">return</text:span><text:span text:style-name="T11">;</text:span></text:p>
      <text:p text:style-name="P22"><text:span text:style-name="T11"><text:s text:c="12"/>}</text:span></text:p>
      <text:p text:style-name="P20"/>
      <text:p text:style-name="P22"><text:span text:style-name="T11"><text:s text:c="8"/>}</text:span></text:p>
      <text:p text:style-name="P22"><text:span text:style-name="T11"><text:s text:c="4"/>}</text:span></text:p>
      <text:p text:style-name="P22"><text:span text:style-name="T11"><text:s text:c="4"/></text:span><text:span text:style-name="T38">@Override</text:span></text:p>
      <text:p text:style-name="P22"><text:span text:style-name="T11"><text:s text:c="4"/></text:span><text:span text:style-name="T21">public</text:span><text:span text:style-name="T11"> </text:span><text:span text:style-name="T21">void</text:span><text:span text:style-name="T11"> close() </text:span><text:span text:style-name="T21">throws</text:span><text:span text:style-name="T11"> IOException {</text:span></text:p>
      <text:p text:style-name="P22"><text:span text:style-name="T11"><text:s text:c="8"/></text:span><text:span text:style-name="T30">server</text:span><text:span text:style-name="T11">.close();</text:span></text:p>
      <text:p text:style-name="P22"><text:span text:style-name="T11"><text:s text:c="4"/>}</text:span></text:p>
      <text:p text:style-name="P22"><text:span text:style-name="T11">}</text:span></text:p>
      <text:p text:style-name="P27"><text:span text:style-name="T16"/></text:p>
      <text:p text:style-name="P14"/>
      <text:p text:style-name="P12">Выводы</text:p>
      <text:p text:style-name="P23"><text:span text:style-name="T16">В процессе выполнения данной работы все задания были выполнены в полном объём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Monospace1" svg:font-family="Monospace" style:font-family-generic="roman"/>
    <style:font-face style:name="Courier New1" svg:font-family="'Courier New'" style:font-family-generic="modern" style:font-pitch="fixed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Обычный_20__28_веб_29_" style:display-name="Обычный (веб)" style:family="paragraph" style:parent-style-name="Standard">
      <style:paragraph-properties fo:margin-top="0.176cm" fo:margin-bottom="0.21cm" style:contextual-spacing="false"/>
    </style:style>
    <style:style style:name="Default" style:family="paragraph">
      <style:paragraph-properties fo:orphans="2" fo:widows="2" style:text-autospace="none"/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Maple_20_Output" style:display-name="Maple Output" style:family="paragraph" style:next-style-name="Standard">
      <style:paragraph-properties fo:line-height="150%"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Maple_20_Plot" style:display-name="Maple Plot" style:family="paragraph" style:next-style-name="Maple_20_Output">
      <style:paragraph-properties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WW8Num1z0" style:family="text">
      <style:text-properties fo:font-size="12pt" style:font-size-asian="12pt"/>
    </style:style>
    <style:style style:name="Основной_20_шрифт_20_абзаца" style:display-name="Основной шрифт абзаца" style:family="text"/>
    <style:style style:name="Maple_20_Input" style:display-name="Maple Input" style:family="text">
      <style:text-properties fo:color="#ff0000" style:font-name="Courier New" fo:font-weight="bold" style:font-weight-asian="bold" style:font-name-complex="Courier New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68cm" fo:margin-bottom="0.953cm" fo:margin-left="2cm" fo:margin-right="1.3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лья</meta:initial-creator>
    <meta:creation-date>2011-10-09T12:38:00</meta:creation-date>
    <dc:date>2013-11-15T09:29:29</dc:date>
    <meta:print-date>2013-03-23T11:35:01</meta:print-date>
    <meta:editing-cycles>67</meta:editing-cycles>
    <meta:editing-duration>PT15H10M32S</meta:editing-duration>
    <meta:generator>LibreOffice/4.0.2.2$Linux_X86_64 LibreOffice_project/400m0$Build-2</meta:generator>
    <meta:document-statistic meta:table-count="0" meta:image-count="0" meta:object-count="0" meta:page-count="17" meta:paragraph-count="1120" meta:word-count="3717" meta:character-count="38317" meta:non-whitespace-character-count="25959"/>
    <meta:user-defined meta:name="Поле 1"/>
    <meta:user-defined meta:name="Поле 2"/>
    <meta:user-defined meta:name="Поле 3"/>
    <meta:user-defined meta:name="Поле 4"/>
  </office:meta>
</office:document-meta>
</file>